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7" style:family="table-column">
      <style:table-column-properties fo:break-before="auto" style:column-width="2.485cm"/>
    </style:style>
    <style:style style:name="co18" style:family="table-column">
      <style:table-column-properties fo:break-before="auto" style:column-width="1.752cm"/>
    </style:style>
    <style:style style:name="co19" style:family="table-column">
      <style:table-column-properties fo:break-before="auto" style:column-width="1.9cm"/>
    </style:style>
    <style:style style:name="co20" style:family="table-column">
      <style:table-column-properties fo:break-before="auto" style:column-width="1.383cm"/>
    </style:style>
    <style:style style:name="co21" style:family="table-column">
      <style:table-column-properties fo:break-before="auto" style:column-width="0.526cm"/>
    </style:style>
    <style:style style:name="co22" style:family="table-column">
      <style:table-column-properties fo:break-before="auto" style:column-width="1.506cm"/>
    </style:style>
    <style:style style:name="co23" style:family="table-column">
      <style:table-column-properties fo:break-before="auto" style:column-width="1.656cm"/>
    </style:style>
    <style:style style:name="co16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1.088cm"/>
    </style:style>
    <style:style style:name="co10" style:family="table-column">
      <style:table-column-properties fo:break-before="auto" style:column-width="1.381cm"/>
    </style:style>
    <style:style style:name="co11" style:family="table-column">
      <style:table-column-properties fo:break-before="auto" style:column-width="1.143cm"/>
    </style:style>
    <style:style style:name="co12" style:family="table-column">
      <style:table-column-properties fo:break-before="auto" style:column-width="1.184cm"/>
    </style:style>
    <style:style style:name="co13" style:family="table-column">
      <style:table-column-properties fo:break-before="auto" style:column-width="0.243cm"/>
    </style:style>
    <style:style style:name="co14" style:family="table-column">
      <style:table-column-properties fo:break-before="auto" style:column-width="1.348cm"/>
    </style:style>
    <style:style style:name="co15" style:family="table-column">
      <style:table-column-properties fo:break-before="auto" style:column-width="1.157cm"/>
    </style:style>
    <style:style style:name="co24" style:family="table-column">
      <style:table-column-properties fo:break-before="auto" style:column-width="1.224cm"/>
    </style:style>
    <style:style style:name="co25" style:family="table-column">
      <style:table-column-properties fo:break-before="auto" style:column-width="0.817cm"/>
    </style:style>
    <style:style style:name="co26" style:family="table-column">
      <style:table-column-properties fo:break-before="auto" style:column-width="0.993cm"/>
    </style:style>
    <style:style style:name="co27" style:family="table-column">
      <style:table-column-properties fo:break-before="auto" style:column-width="1.293cm"/>
    </style:style>
    <style:style style:name="co28" style:family="table-column">
      <style:table-column-properties fo:break-before="auto" style:column-width="0.912cm"/>
    </style:style>
    <style:style style:name="co29" style:family="table-column">
      <style:table-column-properties fo:break-before="auto" style:column-width="0.953cm"/>
    </style:style>
    <style:style style:name="co30" style:family="table-column">
      <style:table-column-properties fo:break-before="auto" style:column-width="0.857cm"/>
    </style:style>
    <style:style style:name="co31" style:family="table-column">
      <style:table-column-properties fo:break-before="auto" style:column-width="0.898cm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date-style style:name="N33" number:automatic-order="true">
      <number:day number:style="long"/>
      <number:text>.</number:text>
      <number:month number:textual="true"/>
    </number:date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ime-style style:name="N40">
      <number:hours number:style="long"/>
      <number:text>:</number:text>
      <number:minutes number:style="long"/>
    </number:time-style>
    <style:style style:name="ce211" style:family="table-cell" style:parent-style-name="Default">
      <style:text-properties fo:font-size="12pt" style:font-size-asian="12pt" style:font-size-complex="12pt"/>
    </style:style>
    <style:style style:name="ce212" style:family="table-cell" style:parent-style-name="Default" style:data-style-name="N36">
      <style:text-properties fo:font-size="12pt" style:font-size-asian="12pt" style:font-size-complex="12pt"/>
    </style:style>
    <style:style style:name="ce213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cm"/>
      <style:text-properties fo:font-size="12pt" style:font-size-asian="12pt" style:font-size-complex="12pt"/>
    </style:style>
    <style:style style:name="ce214" style:family="table-cell" style:parent-style-name="Default">
      <style:table-cell-properties fo:border-bottom="none" fo:border-left="0.06pt solid #000000" fo:border-right="none" fo:border-top="none"/>
      <style:text-properties fo:font-size="12pt" style:font-size-asian="12pt" style:font-size-complex="12pt"/>
    </style:style>
    <style:style style:name="ce215" style:family="table-cell" style:parent-style-name="Default">
      <style:table-cell-properties fo:border-bottom="0.06pt solid #000000" fo:border-left="0.06pt solid #000000" fo:border-right="none" fo:border-top="none"/>
      <style:text-properties fo:font-size="12pt" style:font-size-asian="12pt" style:font-size-complex="12pt"/>
    </style:style>
    <style:style style:name="ce216" style:family="table-cell" style:parent-style-name="Default">
      <style:table-cell-properties fo:border-bottom="none" fo:border-left="none" fo:border-right="none" fo:border-top="0.06pt solid #000000"/>
      <style:text-properties fo:font-size="12pt" style:font-size-asian="12pt" style:font-size-complex="12pt"/>
    </style:style>
    <style:style style:name="ce217" style:family="table-cell" style:parent-style-name="Default">
      <style:table-cell-properties fo:border-bottom="0.06pt solid #000000" fo:border-left="none" fo:border-right="none" fo:border-top="none"/>
      <style:text-properties fo:font-size="12pt" style:font-size-asian="12pt" style:font-size-complex="12pt"/>
    </style:style>
    <style:style style:name="ce218" style:family="table-cell" style:parent-style-name="Default">
      <style:table-cell-properties fo:border-bottom="none" fo:border-left="none" fo:border-right="0.06pt solid #000000" fo:border-top="0.06pt solid #000000"/>
      <style:text-properties fo:font-size="12pt" style:font-size-asian="12pt" style:font-size-complex="12pt"/>
    </style:style>
    <style:style style:name="ce219" style:family="table-cell" style:parent-style-name="Default">
      <style:table-cell-properties fo:border-bottom="none" fo:border-left="none" fo:border-right="0.06pt solid #000000" fo:border-top="none"/>
      <style:text-properties fo:font-size="12pt" style:font-size-asian="12pt" style:font-size-complex="12pt"/>
    </style:style>
    <style:style style:name="ce220" style:family="table-cell" style:parent-style-name="Default">
      <style:table-cell-properties fo:border-bottom="0.06pt solid #000000" fo:border-left="none" fo:border-right="0.06pt solid #000000" fo:border-top="none"/>
      <style:text-properties fo:font-size="12pt" style:font-size-asian="12pt" style:font-size-complex="12pt"/>
    </style:style>
    <style:style style:name="ce2" style:family="table-cell" style:parent-style-name="Default" style:data-style-name="N33">
      <style:table-cell-properties fo:border="none"/>
      <style:text-properties fo:font-size="8pt" fo:font-weight="bold" style:font-size-asian="8pt" style:font-weight-asian="bold" style:font-size-complex="8pt" style:font-weight-complex="bold"/>
    </style:style>
    <style:style style:name="ce5" style:family="table-cell" style:parent-style-name="Default" style:data-style-name="N33">
      <style:table-cell-properties fo:border="none"/>
      <style:text-properties fo:font-size="8pt" style:font-size-asian="8pt" style:font-size-complex="8pt"/>
    </style:style>
    <style:style style:name="ce6" style:family="table-cell" style:parent-style-name="Default" style:data-style-name="N33">
      <style:text-properties fo:font-size="8pt" style:font-size-asian="8pt" style:font-size-complex="8pt"/>
    </style:style>
    <style:style style:name="ce10" style:family="table-cell" style:parent-style-name="Default" style:data-style-name="N33">
      <style:table-cell-properties fo:border-bottom="2.35pt double #000000" style:border-line-width-bottom="0.053cm 0.004cm 0.026cm" fo:background-color="transparent" fo:border-left="none" fo:border-right="none" fo:border-top="none"/>
      <style:text-properties fo:font-size="8pt" style:font-size-asian="8pt" style:font-size-complex="8pt"/>
    </style:style>
    <style:style style:name="ce16" style:family="table-cell" style:parent-style-name="Default" style:data-style-name="N33">
      <style:table-cell-properties fo:border-bottom="none" fo:background-color="transparent" fo:border-left="none" fo:border-right="none" fo:border-top="0.06pt solid #000000"/>
      <style:text-properties fo:font-size="8pt" style:font-size-asian="8pt" style:font-size-complex="8pt"/>
    </style:style>
    <style:style style:name="ce20" style:family="table-cell" style:parent-style-name="Default" style:data-style-name="N33">
      <style:table-cell-properties fo:background-color="transparent" fo:border="none"/>
      <style:text-properties fo:font-size="8pt" style:font-size-asian="8pt" style:font-size-complex="8pt"/>
    </style:style>
    <style:style style:name="ce22" style:family="table-cell" style:parent-style-name="Default" style:data-style-name="N33">
      <style:table-cell-properties fo:background-color="transparent"/>
      <style:text-properties fo:font-size="8pt" style:font-size-asian="8pt" style:font-size-complex="8pt"/>
    </style:style>
    <style:style style:name="ce27" style:family="table-cell" style:parent-style-name="Default" style:data-style-name="N33">
      <style:table-cell-properties fo:border-bottom="0.06pt solid #000000" fo:background-color="transparent" fo:border-left="none" fo:border-right="none" fo:border-top="none"/>
      <style:text-properties fo:font-size="8pt" style:font-size-asian="8pt" style:font-size-complex="8pt"/>
    </style:style>
    <style:style style:name="ce28" style:family="table-cell" style:parent-style-name="Default" style:data-style-name="N33">
      <style:table-cell-properties fo:border-bottom="none" fo:border-left="none" fo:border-right="none" fo:border-top="0.06pt solid #000000"/>
      <style:text-properties fo:font-size="8pt" style:font-size-asian="8pt" style:font-size-complex="8pt"/>
    </style:style>
    <style:style style:name="ce29" style:family="table-cell" style:parent-style-name="Default" style:data-style-name="N33">
      <style:table-cell-properties fo:border-bottom="0.06pt solid #000000" fo:border-left="none" fo:border-right="none" fo:border-top="none"/>
      <style:text-properties fo:font-size="8pt" style:font-size-asian="8pt" style:font-size-complex="8pt"/>
    </style:style>
    <style:style style:name="ce15" style:family="table-cell" style:parent-style-name="Default" style:data-style-name="N0">
      <style:table-cell-properties fo:border-bottom="0.06pt solid #000000" fo:border-left="none" fo:border-right="none" fo:border-top="none"/>
      <style:text-properties fo:font-size="8pt" style:font-size-asian="8pt" style:font-size-complex="8pt"/>
    </style:style>
    <style:style style:name="ce30" style:family="table-cell" style:parent-style-name="Default" style:data-style-name="N114">
      <style:table-cell-properties style:text-align-source="fix" style:repeat-content="false" fo:border="non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95" style:family="table-cell" style:parent-style-name="Default" style:data-style-name="N114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7" style:family="table-cell" style:parent-style-name="Default" style:data-style-name="N114">
      <style:table-cell-properties fo:border-bottom="none" fo:border-left="0.06pt solid #000000" fo:border-right="none" fo:border-top="none"/>
      <style:text-properties fo:font-size="8pt" style:font-size-asian="8pt" style:font-size-complex="8pt"/>
    </style:style>
    <style:style style:name="ce18" style:family="table-cell" style:parent-style-name="Default" style:data-style-name="N114">
      <style:table-cell-properties fo:border-bottom="0.06pt solid #000000" fo:border-left="0.06pt solid #000000" fo:border-right="none" fo:border-top="none"/>
      <style:text-properties fo:font-size="8pt" style:font-size-asian="8pt" style:font-size-complex="8pt"/>
    </style:style>
    <style:style style:name="ce19" style:family="table-cell" style:parent-style-name="Default" style:data-style-name="N114">
      <style:text-properties fo:font-size="8pt" style:font-size-asian="8pt" style:font-size-complex="8pt"/>
    </style:style>
    <style:style style:name="ce64" style:family="table-cell" style:parent-style-name="Default" style:data-style-name="N114">
      <style:table-cell-properties fo:border-bottom="2.35pt double #000000" style:border-line-width-bottom="0.053cm 0.004cm 0.026cm" fo:background-color="transparent" fo:border-left="none" fo:border-right="none" fo:border-top="none"/>
      <style:text-properties fo:font-size="8pt" style:font-size-asian="8pt" style:font-size-complex="8pt"/>
    </style:style>
    <style:style style:name="ce105" style:family="table-cell" style:parent-style-name="Default" style:data-style-name="N114">
      <style:table-cell-properties fo:border-bottom="none" fo:background-color="transparent" fo:border-left="none" fo:border-right="none" fo:border-top="0.06pt solid #000000"/>
      <style:text-properties fo:font-size="8pt" style:font-size-asian="8pt" style:font-size-complex="8pt"/>
    </style:style>
    <style:style style:name="ce108" style:family="table-cell" style:parent-style-name="Default" style:data-style-name="N114">
      <style:table-cell-properties fo:background-color="transparent" fo:border="none"/>
      <style:text-properties fo:font-size="8pt" style:font-size-asian="8pt" style:font-size-complex="8pt"/>
    </style:style>
    <style:style style:name="ce107" style:family="table-cell" style:parent-style-name="Default" style:data-style-name="N114">
      <style:table-cell-properties fo:background-color="transparent"/>
      <style:text-properties fo:font-size="8pt" style:font-size-asian="8pt" style:font-size-complex="8pt"/>
    </style:style>
    <style:style style:name="ce85" style:family="table-cell" style:parent-style-name="Default" style:data-style-name="N114">
      <style:table-cell-properties fo:border-bottom="0.06pt solid #000000" fo:background-color="transparent" fo:border-left="none" fo:border-right="none" fo:border-top="none"/>
      <style:text-properties fo:font-size="8pt" style:font-size-asian="8pt" style:font-size-complex="8pt"/>
    </style:style>
    <style:style style:name="ce44" style:family="table-cell" style:parent-style-name="Default" style:data-style-name="N114">
      <style:table-cell-properties fo:border-bottom="none" fo:border-left="none" fo:border-right="none" fo:border-top="0.06pt solid #000000"/>
      <style:text-properties fo:font-size="8pt" style:font-size-asian="8pt" style:font-size-complex="8pt"/>
    </style:style>
    <style:style style:name="ce45" style:family="table-cell" style:parent-style-name="Default" style:data-style-name="N114">
      <style:table-cell-properties fo:border="none"/>
      <style:text-properties fo:font-size="8pt" style:font-size-asian="8pt" style:font-size-complex="8pt"/>
    </style:style>
    <style:style style:name="ce69" style:family="table-cell" style:parent-style-name="Default" style:data-style-name="N114">
      <style:table-cell-properties fo:border-bottom="0.06pt solid #000000" fo:border-left="none" fo:border-right="none" fo:border-top="none"/>
      <style:text-properties fo:font-size="8pt" style:font-size-asian="8pt" style:font-size-complex="8pt"/>
    </style:style>
    <style:style style:name="ce199" style:family="table-cell" style:parent-style-name="Default">
      <style:table-cell-properties fo:border-bottom="0.06pt solid #000000" fo:border-left="none" fo:border-right="none" fo:border-top="none"/>
      <style:text-properties fo:font-size="8pt" style:font-size-asian="8pt" style:font-size-complex="8pt"/>
    </style:style>
    <style:style style:name="ce42" style:family="table-cell" style:parent-style-name="Default" style:data-style-name="N114">
      <style:table-cell-properties fo:border-bottom="0.06pt solid #000000" fo:border-left="none" fo:border-right="none" fo:border-top="none"/>
      <style:text-properties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ce94" style:family="table-cell" style:parent-style-name="Default" style:data-style-name="N114">
      <style:table-cell-properties fo:border="none"/>
      <style:text-properties fo:font-size="8pt" fo:font-weight="bold" style:font-size-asian="8pt" style:font-weight-asian="bold" style:font-size-complex="8pt" style:font-weight-complex="bold"/>
    </style:style>
    <style:style style:name="ce114" style:family="table-cell" style:parent-style-name="Default" style:data-style-name="N114">
      <style:table-cell-properties fo:border-bottom="none" fo:border-left="none" fo:border-right="none" fo:border-top="0.06pt solid #000000"/>
      <style:text-properties fo:font-size="8pt" fo:font-weight="bold" style:font-size-asian="8pt" style:font-weight-asian="bold" style:font-size-complex="8pt" style:font-weight-complex="bold"/>
    </style:style>
    <style:style style:name="ce49" style:family="table-cell" style:parent-style-name="Default" style:data-style-name="N114">
      <style:table-cell-properties fo:border-bottom="none" fo:border-left="none" fo:border-right="0.06pt solid #000000" fo:border-top="0.06pt solid #000000"/>
      <style:text-properties fo:font-size="8pt" fo:font-weight="bold" style:font-size-asian="8pt" style:font-weight-asian="bold" style:font-size-complex="8pt" style:font-weight-complex="bold"/>
    </style:style>
    <style:style style:name="ce50" style:family="table-cell" style:parent-style-name="Default" style:data-style-name="N114">
      <style:table-cell-properties fo:border-bottom="none" fo:border-left="none" fo:border-right="0.06pt solid #000000" fo:border-top="none"/>
      <style:text-properties fo:font-size="8pt" style:font-size-asian="8pt" style:font-size-complex="8pt"/>
    </style:style>
    <style:style style:name="ce51" style:family="table-cell" style:parent-style-name="Default" style:data-style-name="N114">
      <style:table-cell-properties fo:border-bottom="0.06pt solid #000000" fo:border-left="none" fo:border-right="0.06pt solid #000000" fo:border-top="none"/>
      <style:text-properties fo:font-size="8pt" style:font-size-asian="8pt" style:font-size-complex="8pt"/>
    </style:style>
    <style:style style:name="ce48" style:family="table-cell" style:parent-style-name="Default" style:data-style-name="N114">
      <style:table-cell-properties fo:border="none" style:rotation-angle="91"/>
      <style:text-properties fo:font-size="8pt" fo:font-weight="bold" style:font-size-asian="8pt" style:font-weight-asian="bold" style:font-size-complex="8pt" style:font-weight-complex="bold"/>
    </style:style>
    <style:style style:name="ce52" style:family="table-cell" style:parent-style-name="Default" style:data-style-name="N114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text-properties fo:font-size="8pt" style:font-size-asian="8pt" style:font-size-complex="8pt"/>
    </style:style>
    <style:style style:name="ce61" style:family="table-cell" style:parent-style-name="Default" style:data-style-name="N114">
      <style:table-cell-properties fo:background-color="transparent" fo:border="none"/>
      <style:text-properties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ce58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 style:font-size-asian="8pt" style:font-size-complex="8pt"/>
    </style:style>
    <style:style style:name="ce55" style:family="table-cell" style:parent-style-name="Default" style:data-style-name="N114">
      <style:table-cell-properties style:text-align-source="fix" style:repeat-content="false"/>
      <style:paragraph-properties fo:text-align="center" fo:margin-left="0cm"/>
      <style:text-properties fo:font-size="8pt" style:font-size-asian="8pt" style:font-size-complex="8pt"/>
    </style:style>
    <style:style style:name="ce116" style:family="table-cell" style:parent-style-name="Default" style:data-style-name="N114">
      <style:table-cell-properties fo:border-bottom="0.06pt solid #000000" fo:border-left="none" fo:border-right="none" fo:border-top="none"/>
      <style:text-properties fo:font-size="8pt" fo:font-weight="bold" style:font-size-asian="8pt" style:font-weight-asian="bold" style:font-size-complex="8pt" style:font-weight-complex="bold"/>
    </style:style>
    <style:style style:name="ce59" style:family="table-cell" style:parent-style-name="Default">
      <style:table-cell-properties fo:border-bottom="none" fo:border-left="none" fo:border-right="0.06pt solid #000000" fo:border-top="0.06pt solid #000000"/>
      <style:text-properties fo:font-size="8pt" style:font-size-asian="8pt" style:font-size-complex="8pt"/>
    </style:style>
    <style:style style:name="ce65" style:family="table-cell" style:parent-style-name="Default">
      <style:table-cell-properties fo:border-bottom="none" fo:border-left="none" fo:border-right="0.06pt solid #000000" fo:border-top="none"/>
      <style:text-properties fo:font-size="8pt" style:font-size-asian="8pt" style:font-size-complex="8pt"/>
    </style:style>
    <style:style style:name="ce62" style:family="table-cell" style:parent-style-name="Default" style:data-style-name="N114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fo:font-size="8pt" style:font-size-asian="8pt" style:font-size-complex="8pt"/>
    </style:style>
    <style:style style:name="ce24" style:family="table-cell" style:parent-style-name="Default" style:data-style-name="N114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  <style:text-properties fo:font-size="8pt" style:font-size-asian="8pt" style:font-size-complex="8pt"/>
    </style:style>
    <style:style style:name="ce25" style:family="table-cell" style:parent-style-name="Default" style:data-style-name="N114">
      <style:text-properties fo:font-size="8pt" fo:font-weight="bold" style:font-size-asian="8pt" style:font-weight-asian="bold" style:font-size-complex="8pt" style:font-weight-complex="bold"/>
    </style:style>
    <style:style style:name="ce83" style:family="table-cell" style:parent-style-name="Default" style:data-style-name="N114">
      <style:table-cell-properties fo:border-bottom="2.35pt double #000000" style:border-line-width-bottom="0.053cm 0.004cm 0.026cm" fo:background-color="transparent" fo:border-left="none" fo:border-right="none" fo:border-top="none"/>
      <style:text-properties fo:font-size="8pt" fo:font-weight="bold" style:font-size-asian="8pt" style:font-weight-asian="bold" style:font-size-complex="8pt" style:font-weight-complex="bold"/>
    </style:style>
    <style:style style:name="ce68" style:family="table-cell" style:parent-style-name="Default" style:data-style-name="N114">
      <style:table-cell-properties fo:background-color="#dddddd" fo:border="0.06pt solid #000000"/>
      <style:text-properties fo:font-size="8pt" style:font-size-asian="8pt" style:font-size-complex="8pt"/>
    </style:style>
    <style:style style:name="ce70" style:family="table-cell" style:parent-style-name="Default" style:data-style-name="N111">
      <style:table-cell-properties fo:border="none"/>
      <style:text-properties fo:font-size="8pt" fo:font-weight="bold" style:font-size-asian="8pt" style:font-weight-asian="bold" style:font-size-complex="8pt" style:font-weight-complex="bold"/>
    </style:style>
    <style:style style:name="ce72" style:family="table-cell" style:parent-style-name="Default" style:data-style-name="N111">
      <style:text-properties fo:font-size="8pt" style:font-size-asian="8pt" style:font-size-complex="8pt"/>
    </style:style>
    <style:style style:name="ce74" style:family="table-cell" style:parent-style-name="Default" style:data-style-name="N111">
      <style:table-cell-properties fo:border="none"/>
      <style:text-properties fo:font-size="8pt" style:font-size-asian="8pt" style:font-size-complex="8pt"/>
    </style:style>
    <style:style style:name="ce75" style:family="table-cell" style:parent-style-name="Default" style:data-style-name="N111">
      <style:table-cell-properties fo:border-bottom="2.35pt double #000000" style:border-line-width-bottom="0.053cm 0.004cm 0.026cm" fo:background-color="transparent" fo:border-left="none" fo:border-right="none" fo:border-top="none"/>
      <style:text-properties fo:font-size="8pt" style:font-size-asian="8pt" style:font-size-complex="8pt"/>
    </style:style>
    <style:style style:name="ce93" style:family="table-cell" style:parent-style-name="Default" style:data-style-name="N111">
      <style:table-cell-properties style:text-align-source="fix" style:repeat-content="false" fo:background-color="transparent" fo:border="none"/>
      <style:paragraph-properties fo:text-align="end" fo:margin-left="0cm"/>
      <style:text-properties fo:font-size="8pt" style:font-size-asian="8pt" style:font-size-complex="8pt"/>
    </style:style>
    <style:style style:name="ce78" style:family="table-cell" style:parent-style-name="Default" style:data-style-name="N111">
      <style:table-cell-properties fo:background-color="transparent" fo:border="none"/>
      <style:text-properties fo:font-size="8pt" style:font-size-asian="8pt" style:font-size-complex="8pt"/>
    </style:style>
    <style:style style:name="ce79" style:family="table-cell" style:parent-style-name="Default" style:data-style-name="N111">
      <style:table-cell-properties fo:background-color="transparent"/>
      <style:text-properties fo:font-size="8pt" style:font-size-asian="8pt" style:font-size-complex="8pt"/>
    </style:style>
    <style:style style:name="ce98" style:family="table-cell" style:parent-style-name="Default" style:data-style-name="N111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end" fo:margin-left="0cm"/>
      <style:text-properties fo:font-size="8pt" style:font-size-asian="8pt" style:font-size-complex="8pt"/>
    </style:style>
    <style:style style:name="ce99" style:family="table-cell" style:parent-style-name="Default" style:data-style-name="N111">
      <style:table-cell-properties fo:border-bottom="0.06pt solid #000000" fo:background-color="#cccccc" style:text-align-source="fix" style:repeat-content="false" fo:border-left="none" fo:border-right="none" fo:border-top="none"/>
      <style:paragraph-properties fo:text-align="end" fo:margin-left="0cm"/>
      <style:text-properties fo:font-size="8pt" style:font-size-asian="8pt" style:font-size-complex="8pt"/>
    </style:style>
    <style:style style:name="ce100" style:family="table-cell" style:parent-style-name="Default" style:data-style-name="N111">
      <style:table-cell-properties fo:background-color="#cccccc" style:text-align-source="fix" style:repeat-content="false" fo:border="none"/>
      <style:paragraph-properties fo:text-align="end" fo:margin-left="0cm"/>
      <style:text-properties fo:font-size="8pt" style:font-size-asian="8pt" style:font-size-complex="8pt"/>
    </style:style>
    <style:style style:name="ce80" style:family="table-cell" style:parent-style-name="Default" style:data-style-name="N111">
      <style:table-cell-properties fo:border-bottom="0.06pt solid #000000" fo:background-color="transparent" fo:border-left="none" fo:border-right="none" fo:border-top="none"/>
      <style:text-properties fo:font-size="8pt" style:font-size-asian="8pt" style:font-size-complex="8pt"/>
    </style:style>
    <style:style style:name="ce118" style:family="table-cell" style:parent-style-name="Default" style:data-style-name="N111">
      <style:table-cell-properties fo:border-bottom="0.06pt solid #000000" fo:background-color="transparent" fo:border-left="none" fo:border-right="none" fo:border-top="none"/>
      <style:text-properties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ce82" style:family="table-cell" style:parent-style-name="Default" style:data-style-name="N113">
      <style:table-cell-properties style:text-align-source="fix" style:repeat-content="false" fo:border="non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84" style:family="table-cell" style:parent-style-name="Default" style:data-style-name="N113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15" style:family="table-cell" style:parent-style-name="Default" style:data-style-name="N113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text-properties fo:font-size="8pt" style:font-size-asian="8pt" style:font-size-complex="8pt"/>
    </style:style>
    <style:style style:name="ce117" style:family="table-cell" style:parent-style-name="Default" style:data-style-name="N113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89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end" fo:margin-left="0cm"/>
      <style:text-properties fo:font-size="8pt" style:font-size-asian="8pt" style:font-size-complex="8pt"/>
    </style:style>
    <style:style style:name="ce101" style:family="table-cell" style:parent-style-name="Default" style:data-style-name="N0">
      <style:table-cell-properties style:text-align-source="fix" style:repeat-content="false" fo:background-color="transparent" fo:border="none"/>
      <style:paragraph-properties fo:text-align="end" fo:margin-left="0cm"/>
      <style:text-properties fo:font-size="8pt" style:font-size-asian="8pt" style:font-size-complex="8pt"/>
    </style:style>
    <style:style style:name="ce135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end" fo:margin-left="0cm"/>
      <style:text-properties fo:font-size="8pt" style:font-size-asian="8pt" style:font-size-complex="8pt"/>
    </style:style>
    <style:style style:name="ce110" style:family="table-cell" style:parent-style-name="Default">
      <style:table-cell-properties style:text-align-source="fix" style:repeat-content="false"/>
      <style:paragraph-properties fo:text-align="end" fo:margin-left="0cm"/>
      <style:text-properties fo:font-size="8pt" style:font-size-asian="8pt" style:font-size-complex="8pt"/>
    </style:style>
    <style:style style:name="ce139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end" fo:margin-left="0cm"/>
      <style:text-properties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ce111" style:family="table-cell" style:parent-style-name="Default">
      <style:table-cell-properties style:text-align-source="fix" style:repeat-content="false" fo:border="none"/>
      <style:paragraph-properties fo:text-align="end" fo:margin-left="0cm"/>
      <style:text-properties fo:font-size="8pt" fo:font-weight="bold" style:font-size-asian="8pt" style:font-weight-asian="bold" style:font-size-complex="8pt" style:font-weight-complex="bold"/>
    </style:style>
    <style:style style:name="ce113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end" fo:margin-left="0cm"/>
      <style:text-properties fo:font-size="8pt" fo:font-weight="bold" style:font-size-asian="8pt" style:font-weight-asian="bold" style:font-size-complex="8pt" style:font-weight-complex="bold"/>
    </style:style>
    <style:style style:name="ce132" style:family="table-cell" style:parent-style-name="Default" style:data-style-name="N113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fo:font-size="8pt" style:font-size-asian="8pt" style:font-size-complex="8pt"/>
    </style:style>
    <style:style style:name="ce134" style:family="table-cell" style:parent-style-name="Default" style:data-style-name="N113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20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end" fo:margin-left="0cm"/>
      <style:text-properties fo:font-size="8pt" style:font-size-asian="8pt" style:font-size-complex="8pt"/>
    </style:style>
    <style:style style:name="ce90" style:family="table-cell" style:parent-style-name="Default" style:data-style-name="N0">
      <style:table-cell-properties style:text-align-source="fix" style:repeat-content="false"/>
      <style:paragraph-properties fo:text-align="end" fo:margin-left="0cm"/>
      <style:text-properties fo:font-size="8pt" style:font-size-asian="8pt" style:font-size-complex="8pt"/>
    </style:style>
    <style:style style:name="ce122" style:family="table-cell" style:parent-style-name="Default" style:data-style-name="N0">
      <style:table-cell-properties style:text-align-source="fix" style:repeat-content="false"/>
      <style:paragraph-properties fo:text-align="end" fo:margin-left="0cm"/>
      <style:text-properties fo:font-size="8pt" fo:font-weight="bold" style:font-size-asian="8pt" style:font-weight-asian="bold" style:font-size-complex="8pt" style:font-weight-complex="bold"/>
    </style:style>
    <style:style style:name="ce124" style:family="table-cell" style:parent-style-name="Default" style:data-style-name="N0">
      <style:table-cell-properties fo:border-bottom="2.35pt double #000000" style:border-line-width-bottom="0.053cm 0.004cm 0.026cm" style:text-align-source="fix" style:repeat-content="false" fo:border-left="none" fo:border-right="none" fo:border-top="none"/>
      <style:paragraph-properties fo:text-align="end" fo:margin-left="0cm"/>
      <style:text-properties fo:font-size="8pt" fo:font-weight="bold" style:font-size-asian="8pt" style:font-weight-asian="bold" style:font-size-complex="8pt" style:font-weight-complex="bold"/>
    </style:style>
    <style:style style:name="ce128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end" fo:margin-left="0cm"/>
      <style:text-properties fo:font-size="8pt" fo:font-weight="bold" style:font-size-asian="8pt" style:font-weight-asian="bold" style:font-size-complex="8pt" style:font-weight-complex="bold"/>
    </style:style>
    <style:style style:name="ce129" style:family="table-cell" style:parent-style-name="Default" style:data-style-name="N0">
      <style:table-cell-properties style:text-align-source="fix" style:repeat-content="false" fo:background-color="transparent" fo:border="none"/>
      <style:paragraph-properties fo:text-align="end" fo:margin-left="0cm"/>
      <style:text-properties fo:font-size="8pt" fo:font-weight="bold" style:font-size-asian="8pt" style:font-weight-asian="bold" style:font-size-complex="8pt" style:font-weight-complex="bold"/>
    </style:style>
    <style:style style:name="ce130" style:family="table-cell" style:parent-style-name="Default" style:data-style-name="N0">
      <style:table-cell-properties style:text-align-source="fix" style:repeat-content="false" fo:background-color="transparent"/>
      <style:paragraph-properties fo:text-align="end" fo:margin-left="0cm"/>
      <style:text-properties fo:font-size="8pt" fo:font-weight="bold" style:font-size-asian="8pt" style:font-weight-asian="bold" style:font-size-complex="8pt" style:font-weight-complex="bold"/>
    </style:style>
    <style:style style:name="ce136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end" fo:margin-left="0cm"/>
      <style:text-properties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end" fo:margin-left="0cm"/>
      <style:text-properties fo:font-size="8pt" fo:font-weight="bold" style:font-size-asian="8pt" style:font-weight-asian="bold" style:font-size-complex="8pt" style:font-weight-complex="bold"/>
    </style:style>
    <style:style style:name="ce181" style:family="table-cell" style:parent-style-name="Default" style:data-style-name="N40">
      <style:table-cell-properties style:text-align-source="fix" style:repeat-content="false"/>
      <style:paragraph-properties fo:text-align="center" fo:margin-left="0cm"/>
      <style:text-properties fo:font-size="8pt" style:font-size-asian="8pt" style:font-size-complex="8pt"/>
    </style:style>
    <style:style style:name="ce182" style:family="table-cell" style:parent-style-name="Default" style:data-style-name="N40">
      <style:table-cell-properties style:text-align-source="fix" style:repeat-content="false" fo:border="0.06pt solid #000000"/>
      <style:paragraph-properties fo:text-align="center" fo:margin-left="0cm"/>
      <style:text-properties fo:font-size="8pt" style:font-size-asian="8pt" style:font-size-complex="8pt"/>
    </style:style>
    <style:style style:name="ce18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 style:font-size-asian="8pt" style:font-size-complex="8pt"/>
    </style:style>
    <style:style style:name="ce163" style:family="table-cell" style:parent-style-name="Default" style:data-style-name="N40">
      <style:table-cell-properties fo:border-bottom="2.35pt double #000000" style:border-line-width-bottom="0.053cm 0.004cm 0.026cm" style:text-align-source="fix" style:repeat-content="false" fo:background-color="transparent" fo:border-left="none" fo:border-right="none" fo:border-top="none"/>
      <style:paragraph-properties fo:text-align="center" fo:margin-left="0cm"/>
      <style:text-properties fo:font-size="8pt" style:font-size-asian="8pt" style:font-size-complex="8pt"/>
    </style:style>
    <style:style style:name="ce185" style:family="table-cell" style:parent-style-name="Default" style:data-style-name="N40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cm"/>
      <style:text-properties fo:font-size="8pt" style:font-size-asian="8pt" style:font-size-complex="8pt"/>
    </style:style>
    <style:style style:name="ce187" style:family="table-cell" style:parent-style-name="Default" style:data-style-name="N40">
      <style:table-cell-properties style:text-align-source="fix" style:repeat-content="false" fo:background-color="transparent" fo:border="none"/>
      <style:paragraph-properties fo:text-align="center" fo:margin-left="0cm"/>
      <style:text-properties fo:font-size="8pt" style:font-size-asian="8pt" style:font-size-complex="8pt"/>
    </style:style>
    <style:style style:name="ce186" style:family="table-cell" style:parent-style-name="Default" style:data-style-name="N40">
      <style:table-cell-properties style:text-align-source="fix" style:repeat-content="false" fo:background-color="transparent"/>
      <style:paragraph-properties fo:text-align="center" fo:margin-left="0cm"/>
      <style:text-properties fo:font-size="8pt" style:font-size-asian="8pt" style:font-size-complex="8pt"/>
    </style:style>
    <style:style style:name="ce184" style:family="table-cell" style:parent-style-name="Default" style:data-style-name="N40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fo:font-size="8pt" style:font-size-asian="8pt" style:font-size-complex="8pt"/>
    </style:style>
    <style:style style:name="ce131" style:family="table-cell" style:parent-style-name="Default" style:data-style-name="N4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  <style:text-properties fo:font-size="8pt" style:font-size-asian="8pt" style:font-size-complex="8pt"/>
    </style:style>
    <style:style style:name="ce133" style:family="table-cell" style:parent-style-name="Default" style:data-style-name="N40">
      <style:table-cell-properties style:text-align-source="fix" style:repeat-content="false" fo:border="none"/>
      <style:paragraph-properties fo:text-align="center" fo:margin-left="0cm"/>
      <style:text-properties fo:font-size="8pt" style:font-size-asian="8pt" style:font-size-complex="8pt"/>
    </style:style>
    <style:style style:name="ce207" style:family="table-cell" style:parent-style-name="Default" style:data-style-name="N4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fo:font-size="8pt" style:font-size-asian="8pt" style:font-size-complex="8pt"/>
    </style:style>
    <style:style style:name="ce162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end" fo:margin-left="0cm"/>
      <style:text-properties fo:font-size="8pt" style:font-size-asian="8pt" style:font-size-complex="8pt"/>
    </style:style>
    <style:style style:name="ce164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fo:font-size="8pt" style:font-size-asian="8pt" style:font-size-complex="8pt"/>
    </style:style>
    <style:style style:name="ce17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  <style:text-properties fo:font-size="8pt" style:font-size-asian="8pt" style:font-size-complex="8pt"/>
    </style:style>
    <style:style style:name="ce175" style:family="table-cell" style:parent-style-name="Default" style:data-style-name="N4">
      <style:table-cell-properties style:text-align-source="fix" style:repeat-content="false" fo:border="none"/>
      <style:paragraph-properties fo:text-align="end" fo:margin-left="0cm"/>
      <style:text-properties fo:font-size="8pt" style:font-size-asian="8pt" style:font-size-complex="8pt"/>
    </style:style>
    <style:style style:name="ce176" style:family="table-cell" style:parent-style-name="Default" style:data-style-name="N4">
      <style:table-cell-properties fo:border-bottom="2.35pt double #000000" style:border-line-width-bottom="0.053cm 0.004cm 0.026cm" style:text-align-source="fix" style:repeat-content="false" fo:border-left="none" fo:border-right="none" fo:border-top="none"/>
      <style:paragraph-properties fo:text-align="end" fo:margin-left="0cm"/>
      <style:text-properties fo:font-size="8pt" style:font-size-asian="8pt" style:font-size-complex="8pt"/>
    </style:style>
    <style:style style:name="ce53" style:family="table-cell" style:parent-style-name="Default">
      <style:text-properties fo:font-size="8pt" style:font-size-asian="8pt" style:font-size-complex="8pt"/>
    </style:style>
    <style:style style:name="ce177" style:family="table-cell" style:parent-style-name="Default" style:data-style-name="N4">
      <style:table-cell-properties fo:border-bottom="0.06pt solid #000000" style:text-align-source="fix" style:repeat-content="false" fo:border-left="none" fo:border-right="none" fo:border-top="none"/>
      <style:paragraph-properties fo:text-align="end" fo:margin-left="0cm"/>
      <style:text-properties fo:font-size="8pt" style:font-size-asian="8pt" style:font-size-complex="8pt"/>
    </style:style>
    <style:style style:name="ce178" style:family="table-cell" style:parent-style-name="Default">
      <style:table-cell-properties fo:border-bottom="none" fo:border-left="0.06pt solid #000000" fo:border-right="0.06pt solid #000000" fo:border-top="0.06pt solid #000000"/>
      <style:text-properties fo:font-size="8pt" style:font-size-asian="8pt" style:font-size-complex="8pt"/>
    </style:style>
    <style:style style:name="ce179" style:family="table-cell" style:parent-style-name="Default">
      <style:table-cell-properties fo:border-bottom="2.35pt double #000000" style:border-line-width-bottom="0.053cm 0.004cm 0.026cm" fo:border-left="none" fo:border-right="none" fo:border-top="none"/>
      <style:text-properties fo:font-size="8pt" style:font-size-asian="8pt" style:font-size-complex="8pt"/>
    </style:style>
    <style:style style:name="ce198" style:family="table-cell" style:parent-style-name="Default" style:data-style-name="N4">
      <style:table-cell-properties fo:border-bottom="0.06pt solid #000000" style:text-align-source="fix" style:repeat-content="false" fo:border-left="none" fo:border-right="none" fo:border-top="0.06pt solid #000000"/>
      <style:paragraph-properties fo:text-align="end" fo:margin-left="0cm"/>
      <style:text-properties fo:font-size="8pt" style:font-size-asian="8pt" style:font-size-complex="8pt"/>
    </style:style>
    <style:style style:name="ce188" style:family="table-cell" style:parent-style-name="Default">
      <style:table-cell-properties fo:border="none"/>
    </style:style>
    <style:style style:name="ce221" style:family="table-cell" style:parent-style-name="Default">
      <style:text-properties fo:font-size="12pt" style:font-size-asian="12pt" style:font-size-complex="12pt"/>
    </style:style>
    <style:style style:name="ce222" style:family="table-cell" style:parent-style-name="Default" style:data-style-name="N36">
      <style:text-properties fo:font-size="12pt" style:font-size-asian="12pt" style:font-size-complex="12pt"/>
    </style:style>
    <style:style style:name="ce223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cm"/>
      <style:text-properties fo:font-size="12pt" style:font-size-asian="12pt" style:font-size-complex="12pt"/>
    </style:style>
    <style:style style:name="ce224" style:family="table-cell" style:parent-style-name="Default">
      <style:table-cell-properties fo:border-bottom="none" fo:border-left="0.06pt solid #000000" fo:border-right="none" fo:border-top="none"/>
      <style:text-properties fo:font-size="12pt" style:font-size-asian="12pt" style:font-size-complex="12pt"/>
    </style:style>
    <style:style style:name="ce225" style:family="table-cell" style:parent-style-name="Default">
      <style:table-cell-properties fo:border-bottom="0.06pt solid #000000" fo:border-left="0.06pt solid #000000" fo:border-right="none" fo:border-top="none"/>
      <style:text-properties fo:font-size="12pt" style:font-size-asian="12pt" style:font-size-complex="12pt"/>
    </style:style>
    <style:style style:name="ce226" style:family="table-cell" style:parent-style-name="Default">
      <style:table-cell-properties fo:border-bottom="none" fo:border-left="none" fo:border-right="none" fo:border-top="0.06pt solid #000000"/>
      <style:text-properties fo:font-size="12pt" style:font-size-asian="12pt" style:font-size-complex="12pt"/>
    </style:style>
    <style:style style:name="ce227" style:family="table-cell" style:parent-style-name="Default">
      <style:table-cell-properties fo:border-bottom="0.06pt solid #000000" fo:border-left="none" fo:border-right="none" fo:border-top="none"/>
      <style:text-properties fo:font-size="12pt" style:font-size-asian="12pt" style:font-size-complex="12pt"/>
    </style:style>
    <style:style style:name="ce228" style:family="table-cell" style:parent-style-name="Default">
      <style:table-cell-properties fo:border-bottom="none" fo:border-left="none" fo:border-right="0.06pt solid #000000" fo:border-top="0.06pt solid #000000"/>
      <style:text-properties fo:font-size="12pt" style:font-size-asian="12pt" style:font-size-complex="12pt"/>
    </style:style>
    <style:style style:name="ce229" style:family="table-cell" style:parent-style-name="Default">
      <style:table-cell-properties fo:border-bottom="none" fo:border-left="none" fo:border-right="0.06pt solid #000000" fo:border-top="none"/>
      <style:text-properties fo:font-size="12pt" style:font-size-asian="12pt" style:font-size-complex="12pt"/>
    </style:style>
    <style:style style:name="ce230" style:family="table-cell" style:parent-style-name="Default">
      <style:table-cell-properties fo:border-bottom="0.06pt solid #000000" fo:border-left="none" fo:border-right="0.06pt solid #000000" fo:border-top="none"/>
      <style:text-properties fo:font-size="12pt" style:font-size-asian="12pt" style:font-size-complex="12pt"/>
    </style:style>
    <style:style style:name="gr1" style:family="graphic">
      <style:graphic-properties draw:fill="none" draw:textarea-vertical-align="middle" draw:auto-grow-height="false" fo:min-height="0.063cm" fo:min-width="0.011cm"/>
    </style:style>
    <style:style style:name="gr2" style:family="graphic">
      <style:graphic-properties draw:fill="none" draw:textarea-vertical-align="middle" draw:auto-grow-height="false" fo:min-height="0.024cm" fo:min-width="0.031cm"/>
    </style:style>
    <style:style style:name="gr3" style:family="graphic">
      <style:graphic-properties draw:fill="none" draw:textarea-vertical-align="middle" draw:auto-grow-height="false" fo:min-height="1.611cm" fo:min-width="0.134cm"/>
    </style:style>
    <style:style style:name="gr4" style:family="graphic">
      <style:graphic-properties draw:fill="none" draw:textarea-vertical-align="middle" draw:auto-grow-height="false" fo:min-height="0.567cm" fo:min-width="0.134cm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custom-shape draw:z-index="0" draw:style-name="gr1" draw:text-style-name="P1" svg:width="0.014cm" svg:height="0.067cm" svg:x="9.288cm" svg:y="10.519cm">
            <text:p/>
  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  <draw:equation draw:name="f0" draw:formula="$0 /2"/>
              <draw:equation draw:name="f1" draw:formula="top+$0 "/>
              <draw:equation draw:name="f2" draw:formula="bottom-$0 "/>
              <draw:equation draw:name="f3" draw:formula="top+?f0 "/>
              <draw:equation draw:name="f4" draw:formula="bottom-?f0 "/>
              <draw:handle draw:handle-position="left $0" draw:handle-range-y-minimum="0" draw:handle-range-y-maximum="10800"/>
            </draw:enhanced-geometry>
          </draw:custom-shape>
          <draw:custom-shape draw:z-index="1" draw:style-name="gr2" draw:text-style-name="P1" svg:width="0.042cm" svg:height="0.026cm" svg:x="8.999cm" svg:y="9.497cm">
            <text:p/>
  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  <draw:equation draw:name="f0" draw:formula="$0 /2"/>
              <draw:equation draw:name="f1" draw:formula="top+$0 "/>
              <draw:equation draw:name="f2" draw:formula="bottom-$0 "/>
              <draw:equation draw:name="f3" draw:formula="top+?f0 "/>
              <draw:equation draw:name="f4" draw:formula="bottom-?f0 "/>
              <draw:handle draw:handle-position="left $0" draw:handle-range-y-minimum="0" draw:handle-range-y-maximum="10800"/>
            </draw:enhanced-geometry>
          </draw:custom-shape>
          <draw:custom-shape draw:z-index="2" draw:style-name="gr3" draw:text-style-name="P1" svg:width="0.371cm" svg:height="1.699cm" svg:x="8.422cm" svg:y="11.687cm">
            <text:p/>
            <draw:enhanced-geometry svg:viewBox="0 0 21600 21600" draw:glue-points="0 0 0 21600 21600 10800" draw:text-areas="0 ?f9 7800 ?f10" draw:type="right-brace" draw:modifiers="1800 17407.0588235294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custom-shape draw:z-index="3" draw:style-name="gr4" draw:text-style-name="P1" svg:width="0.371cm" svg:height="0.597cm" svg:x="8.56cm" svg:y="16.003cm">
            <text:p/>
            <draw:enhanced-geometry svg:viewBox="0 0 21600 21600" draw:glue-points="0 0 0 21600 21600 10800" draw:text-areas="0 ?f9 7800 ?f10" draw:type="right-brace" draw:modifiers="1800 13942.474916388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</table:shapes>
        <table:table-column table:style-name="co9" table:default-cell-style-name="ce6"/>
        <table:table-column table:style-name="co10" table:default-cell-style-name="ce19"/>
        <table:table-column table:style-name="co11" table:default-cell-style-name="ce19"/>
        <table:table-column table:style-name="co12" table:default-cell-style-name="ce19"/>
        <table:table-column table:style-name="co13" table:default-cell-style-name="ce19"/>
        <table:table-column table:style-name="co14" table:default-cell-style-name="ce19"/>
        <table:table-column table:style-name="co15" table:default-cell-style-name="ce19"/>
        <table:table-column table:style-name="co24" table:default-cell-style-name="ce19"/>
        <table:table-column table:style-name="co25" table:default-cell-style-name="ce72"/>
        <table:table-column table:style-name="co26" table:default-cell-style-name="ce110"/>
        <table:table-column table:style-name="co27" table:default-cell-style-name="ce110"/>
        <table:table-column table:style-name="co28" table:default-cell-style-name="ce181"/>
        <table:table-column table:style-name="co29" table:default-cell-style-name="ce110"/>
        <table:table-column table:style-name="co30" table:default-cell-style-name="ce53"/>
        <table:table-column table:style-name="co31" table:number-columns-repeated="2" table:default-cell-style-name="ce53"/>
        <table:table-column table:style-name="co16" table:number-columns-repeated="1008" table:default-cell-style-name="ce53"/>
        <table:table-row table:style-name="ro3">
          <table:table-cell table:style-name="ce2" office:value-type="string" calcext:value-type="string">
            <text:p>2021 Sanayi Elektrik sayacı reaktif takip çizelgesi</text:p>
          </table:table-cell>
          <table:table-cell table:style-name="ce30"/>
          <table:table-cell table:style-name="ce94" table:number-columns-repeated="6"/>
          <table:table-cell table:style-name="ce70"/>
          <table:table-cell table:style-name="ce82"/>
          <table:table-cell table:style-name="ce111"/>
          <table:table-cell table:number-columns-repeated="1013"/>
        </table:table-row>
        <table:table-row table:style-name="ro3">
          <table:table-cell table:style-name="ce5"/>
          <table:table-cell table:style-name="ce95" office:value-type="string" calcext:value-type="string" table:number-columns-spanned="3" table:number-rows-spanned="1">
            <text:p>Yazar</text:p>
          </table:table-cell>
          <table:covered-table-cell table:style-name="ce114"/>
          <table:covered-table-cell table:style-name="ce49"/>
          <table:table-cell table:style-name="ce48" office:value-type="string" calcext:value-type="string" table:number-columns-spanned="1" table:number-rows-spanned="4">
            <text:p>role kapalı</text:p>
          </table:table-cell>
          <table:table-cell table:style-name="ce95" office:value-type="string" calcext:value-type="string" table:number-columns-spanned="3" table:number-rows-spanned="1">
            <text:p>Tüketim</text:p>
          </table:table-cell>
          <table:covered-table-cell table:style-name="ce114"/>
          <table:covered-table-cell table:style-name="ce59"/>
          <table:table-cell office:value-type="string" calcext:value-type="string">
            <text:p>kap</text:p>
          </table:table-cell>
          <table:table-cell table:style-name="ce84" office:value-type="string" calcext:value-type="string" table:number-columns-spanned="2" table:number-rows-spanned="1">
            <text:p>Reaktif oran</text:p>
          </table:table-cell>
          <table:covered-table-cell table:style-name="ce113"/>
          <table:table-cell/>
          <table:table-cell table:style-name="ce162"/>
          <table:table-cell table:style-name="ce178"/>
          <table:table-cell table:number-columns-repeated="1010"/>
        </table:table-row>
        <table:table-row table:style-name="ro3">
          <table:table-cell table:style-name="ce5"/>
          <table:table-cell table:style-name="ce17" office:value-type="string" calcext:value-type="string">
            <text:p>1.8.0</text:p>
          </table:table-cell>
          <table:table-cell office:value-type="string" calcext:value-type="string">
            <text:p>5.8.0</text:p>
          </table:table-cell>
          <table:table-cell table:style-name="ce50" office:value-type="string" calcext:value-type="string">
            <text:p>8.8.0</text:p>
          </table:table-cell>
          <table:covered-table-cell/>
          <table:table-cell table:style-name="ce52" office:value-type="string" calcext:value-type="string">
            <text:p>aktif</text:p>
          </table:table-cell>
          <table:table-cell table:style-name="ce58" office:value-type="string" calcext:value-type="string" table:number-columns-spanned="2" table:number-rows-spanned="1">
            <text:p>reaktif</text:p>
          </table:table-cell>
          <table:covered-table-cell table:style-name="ce65"/>
          <table:table-cell office:value-type="string" calcext:value-type="string">
            <text:p>gnlk</text:p>
          </table:table-cell>
          <table:table-cell table:style-name="ce115" office:value-type="string" calcext:value-type="string">
            <text:p>ind.</text:p>
          </table:table-cell>
          <table:table-cell table:style-name="ce132" office:value-type="string" calcext:value-type="string">
            <text:p>kap.</text:p>
          </table:table-cell>
          <table:table-cell/>
          <table:table-cell table:style-name="ce164" office:value-type="string" calcext:value-type="string">
            <text:p>2 ölç</text:p>
          </table:table-cell>
          <table:table-cell table:style-name="ce164"/>
          <table:table-cell table:number-columns-repeated="1010"/>
        </table:table-row>
        <table:table-row table:style-name="ro3">
          <table:table-cell table:style-name="ce5"/>
          <table:table-cell table:style-name="ce17" office:value-type="string" calcext:value-type="string">
            <text:p>aktif</text:p>
          </table:table-cell>
          <table:table-cell office:value-type="string" calcext:value-type="string">
            <text:p>endüktif</text:p>
          </table:table-cell>
          <table:table-cell table:style-name="ce50" office:value-type="string" calcext:value-type="string">
            <text:p>kapasitif</text:p>
          </table:table-cell>
          <table:covered-table-cell/>
          <table:table-cell table:style-name="ce52"/>
          <table:table-cell table:style-name="ce55" office:value-type="string" calcext:value-type="string">
            <text:p>end</text:p>
          </table:table-cell>
          <table:table-cell table:style-name="ce62" office:value-type="string" calcext:value-type="string">
            <text:p>kap</text:p>
          </table:table-cell>
          <table:table-cell office:value-type="string" calcext:value-type="string">
            <text:p>gclk</text:p>
          </table:table-cell>
          <table:table-cell table:style-name="ce117" office:value-type="string" calcext:value-type="string">
            <text:p><text:s/>&lt; %20</text:p>
          </table:table-cell>
          <table:table-cell table:style-name="ce134" office:value-type="string" calcext:value-type="string">
            <text:p>&lt; %15</text:p>
          </table:table-cell>
          <table:table-cell office:value-type="string" calcext:value-type="string">
            <text:p>ölçüm</text:p>
          </table:table-cell>
          <table:table-cell table:style-name="ce164" office:value-type="string" calcext:value-type="string">
            <text:p>arası</text:p>
          </table:table-cell>
          <table:table-cell table:style-name="ce164" office:value-type="string" calcext:value-type="string">
            <text:p>gnlk</text:p>
          </table:table-cell>
          <table:table-cell table:number-columns-repeated="1010"/>
        </table:table-row>
        <table:table-row table:style-name="ro3">
          <table:table-cell table:style-name="ce5"/>
          <table:table-cell table:style-name="ce18" office:value-type="float" office:value="890" calcext:value-type="float">
            <text:p>890,000</text:p>
          </table:table-cell>
          <table:table-cell table:style-name="ce69" office:value-type="float" office:value="54" calcext:value-type="float">
            <text:p>54,000</text:p>
          </table:table-cell>
          <table:table-cell table:style-name="ce51" office:value-type="float" office:value="22" calcext:value-type="float">
            <text:p>22,000</text:p>
          </table:table-cell>
          <table:covered-table-cell table:style-name="ce45"/>
          <table:table-cell table:style-name="ce18"/>
          <table:table-cell table:style-name="ce116" office:value-type="string" calcext:value-type="string">
            <text:p>çarpan</text:p>
          </table:table-cell>
          <table:table-cell table:style-name="ce24" office:value-type="float" office:value="60" calcext:value-type="float">
            <text:p>60,000</text:p>
          </table:table-cell>
          <table:table-cell table:style-name="ce74" office:value-type="string" calcext:value-type="string">
            <text:p>fark</text:p>
          </table:table-cell>
          <table:table-cell table:style-name="ce89"/>
          <table:table-cell table:style-name="ce120"/>
          <table:table-cell table:style-name="ce182" office:value-type="string" calcext:value-type="string">
            <text:p>saati</text:p>
          </table:table-cell>
          <table:table-cell table:style-name="ce174" office:value-type="string" calcext:value-type="string">
            <text:p>fark</text:p>
          </table:table-cell>
          <table:table-cell table:style-name="ce174"/>
          <table:table-cell office:value-type="string" calcext:value-type="string">
            <text:p>fatura</text:p>
          </table:table-cell>
          <table:table-cell office:value-type="string" calcext:value-type="string">
            <text:p>tl/kw</text:p>
          </table:table-cell>
          <table:table-cell table:number-columns-repeated="1008"/>
        </table:table-row>
        <table:table-row table:style-name="ro3">
          <table:table-cell office:value-type="date" office:date-value="2021-01-01" calcext:value-type="date">
            <text:p>01.Oca</text:p>
          </table:table-cell>
          <table:table-cell office:value-type="float" office:value="897.238" calcext:value-type="float">
            <text:p>897,238</text:p>
          </table:table-cell>
          <table:table-cell office:value-type="float" office:value="54.336" calcext:value-type="float">
            <text:p>54,336</text:p>
          </table:table-cell>
          <table:table-cell office:value-type="float" office:value="22.19" calcext:value-type="float">
            <text:p>22,190</text:p>
          </table:table-cell>
          <table:table-cell/>
          <table:table-cell table:formula="of:=([.B6]-[.B5])*[.$H$5]" office:value-type="float" office:value="434.280000000003" calcext:value-type="float">
            <text:p>434,280</text:p>
          </table:table-cell>
          <table:table-cell table:formula="of:=([.C6]-[.C5])*[.$H$5]" office:value-type="float" office:value="20.1599999999999" calcext:value-type="float">
            <text:p>20,160</text:p>
          </table:table-cell>
          <table:table-cell table:formula="of:=([.D6]-[.D5])*[.$H$5]" office:value-type="float" office:value="11.4000000000001" calcext:value-type="float">
            <text:p>11,400</text:p>
          </table:table-cell>
          <table:table-cell/>
          <table:table-cell table:style-name="ce101" table:formula="of:=IF([.G6]/[.F6]*100&gt;20;TEXT([.G6]/[.F6]*100;&quot;##,## CZ&quot;);TEXT([.G6]/[.F6]*100;&quot;##,##&quot;))" office:value-type="string" office:string-value="4,64" calcext:value-type="string">
            <text:p>4,64</text:p>
          </table:table-cell>
          <table:table-cell table:style-name="ce90" table:formula="of:=IF([.H6]/[.F6]*100&gt;15;TEXT([.H6]/[.F6]*100;&quot;##,# CZ&quot;);TEXT([.H6]/[.F6]*100;&quot;##,# ok&quot;))" office:value-type="string" office:string-value="2,6 ok" calcext:value-type="string">
            <text:p>2,6 ok</text:p>
          </table:table-cell>
          <table:table-cell table:number-columns-repeated="3"/>
          <table:table-cell office:value-type="float" office:value="836" calcext:value-type="float">
            <text:p>836</text:p>
          </table:table-cell>
          <table:table-cell table:number-columns-repeated="1009"/>
        </table:table-row>
        <table:table-row table:style-name="ro3">
          <table:table-cell office:value-type="date" office:date-value="2021-02-01" calcext:value-type="date">
            <text:p>01.Şub</text:p>
          </table:table-cell>
          <table:table-cell office:value-type="float" office:value="925.567" calcext:value-type="float">
            <text:p>925,567</text:p>
          </table:table-cell>
          <table:table-cell office:value-type="float" office:value="57.387" calcext:value-type="float">
            <text:p>57,387</text:p>
          </table:table-cell>
          <table:table-cell office:value-type="float" office:value="23.162" calcext:value-type="float">
            <text:p>23,162</text:p>
          </table:table-cell>
          <table:table-cell/>
          <table:table-cell table:formula="of:=([.B7]-[.B6])*[.$H$5]" office:value-type="float" office:value="1699.74" calcext:value-type="float">
            <text:p>1699,740</text:p>
          </table:table-cell>
          <table:table-cell table:formula="of:=([.C7]-[.C6])*[.$H$5]" office:value-type="float" office:value="183.06" calcext:value-type="float">
            <text:p>183,060</text:p>
          </table:table-cell>
          <table:table-cell table:formula="of:=([.D7]-[.D6])*[.$H$5]" office:value-type="float" office:value="58.3199999999999" calcext:value-type="float">
            <text:p>58,320</text:p>
          </table:table-cell>
          <table:table-cell/>
          <table:table-cell table:style-name="ce101" table:formula="of:=IF([.G7]/[.F7]*100&gt;20;TEXT([.G7]/[.F7]*100;&quot;##,## CZ&quot;);TEXT([.G7]/[.F7]*100;&quot;##,##&quot;))" office:value-type="string" office:string-value="10,77" calcext:value-type="string">
            <text:p>10,77</text:p>
          </table:table-cell>
          <table:table-cell table:style-name="ce90" table:formula="of:=IF([.H7]/[.F7]*100&gt;15;TEXT([.H7]/[.F7]*100;&quot;##,# CZ&quot;);TEXT([.H7]/[.F7]*100;&quot;##,# ok&quot;))" office:value-type="string" office:string-value="3,4 ok" calcext:value-type="string">
            <text:p>3,4 ok</text:p>
          </table:table-cell>
          <table:table-cell table:style-name="ce183"/>
          <table:table-cell table:style-name="ce175" table:formula="of:=([.H6]/[.F6]*100)-([.H7]/[.F7]*100)" office:value-type="float" office:value="-0.806078453823818" calcext:value-type="float">
            <text:p>-0,81</text:p>
          </table:table-cell>
          <table:table-cell/>
          <table:table-cell office:value-type="float" office:value="612" calcext:value-type="float">
            <text:p>612</text:p>
          </table:table-cell>
          <table:table-cell table:formula="of:=[.O7]/[.F7]" office:value-type="float" office:value="0.360055067245579" calcext:value-type="float">
            <text:p>0,360055067245579</text:p>
          </table:table-cell>
          <table:table-cell table:number-columns-repeated="1008"/>
        </table:table-row>
        <table:table-row table:style-name="ro3">
          <table:table-cell office:value-type="date" office:date-value="2021-03-01" calcext:value-type="date">
            <text:p>01.Mar</text:p>
          </table:table-cell>
          <table:table-cell office:value-type="float" office:value="936.021" calcext:value-type="float">
            <text:p>936,021</text:p>
          </table:table-cell>
          <table:table-cell office:value-type="float" office:value="58.406" calcext:value-type="float">
            <text:p>58,406</text:p>
          </table:table-cell>
          <table:table-cell office:value-type="float" office:value="23.583" calcext:value-type="float">
            <text:p>23,583</text:p>
          </table:table-cell>
          <table:table-cell/>
          <table:table-cell table:formula="of:=([.B8]-[.B7])*[.$H$5]" office:value-type="float" office:value="627.239999999997" calcext:value-type="float">
            <text:p>627,240</text:p>
          </table:table-cell>
          <table:table-cell table:formula="of:=([.C8]-[.C7])*[.$H$5]" office:value-type="float" office:value="61.1399999999999" calcext:value-type="float">
            <text:p>61,140</text:p>
          </table:table-cell>
          <table:table-cell table:formula="of:=([.D8]-[.D7])*[.$H$5]" office:value-type="float" office:value="25.26" calcext:value-type="float">
            <text:p>25,260</text:p>
          </table:table-cell>
          <table:table-cell/>
          <table:table-cell table:style-name="ce101" table:formula="of:=IF([.G8]/[.F8]*100&gt;20;TEXT([.G8]/[.F8]*100;&quot;##,## CZ&quot;);TEXT([.G8]/[.F8]*100;&quot;##,##&quot;))" office:value-type="string" office:string-value="9,75" calcext:value-type="string">
            <text:p>9,75</text:p>
          </table:table-cell>
          <table:table-cell table:style-name="ce90" table:formula="of:=IF([.H8]/[.F8]*100&gt;15;TEXT([.H8]/[.F8]*100;&quot;##,# CZ&quot;);TEXT([.H8]/[.F8]*100;&quot;##,# ok&quot;))" office:value-type="string" office:string-value="4 ok" calcext:value-type="string">
            <text:p>4 ok</text:p>
          </table:table-cell>
          <table:table-cell/>
          <table:table-cell table:style-name="ce175" table:formula="of:=([.H7]/[.F7]*100)-([.H8]/[.F8]*100)" office:value-type="float" office:value="-0.596053641028984" calcext:value-type="float">
            <text:p>-0,60</text:p>
          </table:table-cell>
          <table:table-cell/>
          <table:table-cell office:value-type="float" office:value="553" calcext:value-type="float">
            <text:p>553</text:p>
          </table:table-cell>
          <table:table-cell table:formula="of:=[.O8]/[.F8]" office:value-type="float" office:value="0.881640201517764" calcext:value-type="float">
            <text:p>0,881640201517764</text:p>
          </table:table-cell>
          <table:table-cell table:number-columns-repeated="1008"/>
        </table:table-row>
        <table:table-row table:style-name="ro3">
          <table:table-cell office:value-type="date" office:date-value="2021-04-01" calcext:value-type="date">
            <text:p>01.Nis</text:p>
          </table:table-cell>
          <table:table-cell office:value-type="float" office:value="944.995" calcext:value-type="float">
            <text:p>944,995</text:p>
          </table:table-cell>
          <table:table-cell office:value-type="float" office:value="59.375" calcext:value-type="float">
            <text:p>59,375</text:p>
          </table:table-cell>
          <table:table-cell office:value-type="float" office:value="24.17" calcext:value-type="float">
            <text:p>24,170</text:p>
          </table:table-cell>
          <table:table-cell/>
          <table:table-cell table:formula="of:=([.B9]-[.B8])*[.$H$5]" office:value-type="float" office:value="538.440000000003" calcext:value-type="float">
            <text:p>538,440</text:p>
          </table:table-cell>
          <table:table-cell table:formula="of:=([.C9]-[.C8])*[.$H$5]" office:value-type="float" office:value="58.1400000000001" calcext:value-type="float">
            <text:p>58,140</text:p>
          </table:table-cell>
          <table:table-cell table:formula="of:=([.D9]-[.D8])*[.$H$5]" office:value-type="float" office:value="35.2200000000002" calcext:value-type="float">
            <text:p>35,220</text:p>
          </table:table-cell>
          <table:table-cell/>
          <table:table-cell table:style-name="ce101" table:formula="of:=IF([.G9]/[.F9]*100&gt;20;TEXT([.G9]/[.F9]*100;&quot;##,## CZ&quot;);TEXT([.G9]/[.F9]*100;&quot;##,##&quot;))" office:value-type="string" office:string-value="10,8" calcext:value-type="string">
            <text:p>10,8</text:p>
          </table:table-cell>
          <table:table-cell table:style-name="ce90" table:formula="of:=IF([.H9]/[.F9]*100&gt;15;TEXT([.H9]/[.F9]*100;&quot;##,# CZ&quot;);TEXT([.H9]/[.F9]*100;&quot;##,# ok&quot;))" office:value-type="string" office:string-value="6,5 ok" calcext:value-type="string">
            <text:p>6,5 ok</text:p>
          </table:table-cell>
          <table:table-cell/>
          <table:table-cell table:style-name="ce175" table:formula="of:=([.H8]/[.F8]*100)-([.H9]/[.F9]*100)" office:value-type="float" office:value="-2.51395215282768" calcext:value-type="float">
            <text:p>-2,51</text:p>
          </table:table-cell>
          <table:table-cell/>
          <table:table-cell office:value-type="float" office:value="475" calcext:value-type="float">
            <text:p>475</text:p>
          </table:table-cell>
          <table:table-cell table:formula="of:=[.O9]/[.F9]" office:value-type="float" office:value="0.882178144268623" calcext:value-type="float">
            <text:p>0,882178144268623</text:p>
          </table:table-cell>
          <table:table-cell table:number-columns-repeated="1008"/>
        </table:table-row>
        <table:table-row table:style-name="ro3">
          <table:table-cell office:value-type="date" office:date-value="2021-05-01" calcext:value-type="date">
            <text:p>01.May</text:p>
          </table:table-cell>
          <table:table-cell office:value-type="float" office:value="953.962" calcext:value-type="float">
            <text:p>953,962</text:p>
          </table:table-cell>
          <table:table-cell office:value-type="float" office:value="60.635" calcext:value-type="float">
            <text:p>60,635</text:p>
          </table:table-cell>
          <table:table-cell office:value-type="float" office:value="25.596" calcext:value-type="float">
            <text:p>25,596</text:p>
          </table:table-cell>
          <table:table-cell/>
          <table:table-cell table:formula="of:=([.B10]-[.B9])*[.$H$5]" office:value-type="float" office:value="538.019999999999" calcext:value-type="float">
            <text:p>538,020</text:p>
          </table:table-cell>
          <table:table-cell table:formula="of:=([.C10]-[.C9])*[.$H$5]" office:value-type="float" office:value="75.5999999999999" calcext:value-type="float">
            <text:p>75,600</text:p>
          </table:table-cell>
          <table:table-cell table:style-name="ce25" table:formula="of:=([.D10]-[.D9])*[.$H$5]" office:value-type="float" office:value="85.5599999999999" calcext:value-type="float">
            <text:p>85,560</text:p>
          </table:table-cell>
          <table:table-cell/>
          <table:table-cell table:style-name="ce101" table:formula="of:=IF([.G10]/[.F10]*100&gt;20;TEXT([.G10]/[.F10]*100;&quot;##,## CZ&quot;);TEXT([.G10]/[.F10]*100;&quot;##,##&quot;))" office:value-type="string" office:string-value="14,05" calcext:value-type="string">
            <text:p>14,05</text:p>
          </table:table-cell>
          <table:table-cell table:style-name="ce122" table:formula="of:=IF([.H10]/[.F10]*100&gt;15;TEXT([.H10]/[.F10]*100;&quot;##,# CZ&quot;); TEXT( [.H10]/[.F10]*100; &quot;[BLUE]  ,# ok&quot;))" office:value-type="string" office:string-value="15,9 CZ" calcext:value-type="string">
            <text:p>15,9 CZ</text:p>
          </table:table-cell>
          <table:table-cell/>
          <table:table-cell table:style-name="ce175" table:formula="of:=([.H9]/[.F9]*100)-([.H10]/[.F10]*100)" office:value-type="float" office:value="-9.36163575683209" calcext:value-type="float">
            <text:p>-9,36</text:p>
          </table:table-cell>
          <table:table-cell/>
          <table:table-cell office:value-type="float" office:value="499" calcext:value-type="float">
            <text:p>499</text:p>
          </table:table-cell>
          <table:table-cell table:formula="of:=[.O10]/[.F10]" office:value-type="float" office:value="0.927474815062639" calcext:value-type="float">
            <text:p>0,927474815062639</text:p>
          </table:table-cell>
          <table:table-cell table:number-columns-repeated="1008"/>
        </table:table-row>
        <table:table-row table:style-name="ro3">
          <table:table-cell office:value-type="date" office:date-value="2021-06-01" calcext:value-type="date">
            <text:p>01.Haz</text:p>
          </table:table-cell>
          <table:table-cell office:value-type="float" office:value="960.411" calcext:value-type="float">
            <text:p>960,411</text:p>
          </table:table-cell>
          <table:table-cell office:value-type="float" office:value="61.501" calcext:value-type="float">
            <text:p>61,501</text:p>
          </table:table-cell>
          <table:table-cell office:value-type="float" office:value="26.42" calcext:value-type="float">
            <text:p>26,420</text:p>
          </table:table-cell>
          <table:table-cell/>
          <table:table-cell table:formula="of:=([.B11]-[.B10])*[.$H$5]" office:value-type="float" office:value="386.939999999997" calcext:value-type="float">
            <text:p>386,940</text:p>
          </table:table-cell>
          <table:table-cell table:formula="of:=([.C11]-[.C10])*[.$H$5]" office:value-type="float" office:value="51.96" calcext:value-type="float">
            <text:p>51,960</text:p>
          </table:table-cell>
          <table:table-cell table:formula="of:=([.D11]-[.D10])*[.$H$5]" office:value-type="float" office:value="49.4400000000001" calcext:value-type="float">
            <text:p>49,440</text:p>
          </table:table-cell>
          <table:table-cell/>
          <table:table-cell table:style-name="ce101" table:formula="of:=IF([.G11]/[.F11]*100&gt;20;TEXT([.G11]/[.F11]*100;&quot;##,## CZ&quot;);TEXT([.G11]/[.F11]*100;&quot;##,##&quot;))" office:value-type="string" office:string-value="13,43" calcext:value-type="string">
            <text:p>13,43</text:p>
          </table:table-cell>
          <table:table-cell table:style-name="ce90" table:formula="of:=IF([.H11]/[.F11]*100&gt;15;TEXT([.H11]/[.F11]*100;&quot;##,# CZ&quot;);TEXT([.H11]/[.F11]*100;&quot;##,# ok&quot;))" office:value-type="string" office:string-value="12,8 ok" calcext:value-type="string">
            <text:p>12,8 ok</text:p>
          </table:table-cell>
          <table:table-cell/>
          <table:table-cell table:style-name="ce175" table:formula="of:=([.H10]/[.F10]*100)-([.H11]/[.F11]*100)" office:value-type="float" office:value="3.12557978866453" calcext:value-type="float">
            <text:p>3,13</text:p>
          </table:table-cell>
          <table:table-cell/>
          <table:table-cell office:value-type="float" office:value="333" calcext:value-type="float">
            <text:p>333</text:p>
          </table:table-cell>
          <table:table-cell table:formula="of:=[.O11]/[.F11]" office:value-type="float" office:value="0.860598542409683" calcext:value-type="float">
            <text:p>0,860598542409683</text:p>
          </table:table-cell>
          <table:table-cell table:number-columns-repeated="1008"/>
        </table:table-row>
        <table:table-row table:style-name="ro3">
          <table:table-cell office:value-type="date" office:date-value="2021-07-01" calcext:value-type="date">
            <text:p>01.Tem</text:p>
          </table:table-cell>
          <table:table-cell office:value-type="float" office:value="969.723" calcext:value-type="float">
            <text:p>969,723</text:p>
          </table:table-cell>
          <table:table-cell office:value-type="float" office:value="62.52" calcext:value-type="float">
            <text:p>62,520</text:p>
          </table:table-cell>
          <table:table-cell office:value-type="float" office:value="27.637" calcext:value-type="float">
            <text:p>27,637</text:p>
          </table:table-cell>
          <table:table-cell/>
          <table:table-cell table:formula="of:=([.B12]-[.B11])*[.$H$5]" office:value-type="float" office:value="558.720000000001" calcext:value-type="float">
            <text:p>558,720</text:p>
          </table:table-cell>
          <table:table-cell table:formula="of:=([.C12]-[.C11])*[.$H$5]" office:value-type="float" office:value="61.1400000000003" calcext:value-type="float">
            <text:p>61,140</text:p>
          </table:table-cell>
          <table:table-cell table:formula="of:=([.D12]-[.D11])*[.$H$5]" office:value-type="float" office:value="73.0199999999999" calcext:value-type="float">
            <text:p>73,020</text:p>
          </table:table-cell>
          <table:table-cell/>
          <table:table-cell table:style-name="ce101" table:formula="of:=IF([.G12]/[.F12]*100&gt;20;TEXT([.G12]/[.F12]*100;&quot;##,## CZ&quot;);TEXT([.G12]/[.F12]*100;&quot;##,##&quot;))" office:value-type="string" office:string-value="10,94" calcext:value-type="string">
            <text:p>10,94</text:p>
          </table:table-cell>
          <table:table-cell table:style-name="ce90" table:formula="of:=IF([.H12]/[.F12]*100&gt;15;TEXT([.H12]/[.F12]*100;&quot;##,# CZ&quot;);TEXT([.H12]/[.F12]*100;&quot;##,# ok&quot;))" office:value-type="string" office:string-value="13,1 ok" calcext:value-type="string">
            <text:p>13,1 ok</text:p>
          </table:table-cell>
          <table:table-cell/>
          <table:table-cell table:style-name="ce175" table:formula="of:=([.H11]/[.F11]*100)-([.H12]/[.F12]*100)" office:value-type="float" office:value="-0.291983319825118" calcext:value-type="float">
            <text:p>-0,29</text:p>
          </table:table-cell>
          <table:table-cell/>
          <table:table-cell office:value-type="float" office:value="481" calcext:value-type="float">
            <text:p>481</text:p>
          </table:table-cell>
          <table:table-cell table:formula="of:=[.O12]/[.F12]" office:value-type="float" office:value="0.860896334478807" calcext:value-type="float">
            <text:p>0,860896334478807</text:p>
          </table:table-cell>
          <table:table-cell table:number-columns-repeated="1008"/>
        </table:table-row>
        <table:table-row table:style-name="ro3">
          <table:table-cell office:value-type="date" office:date-value="2021-08-01" calcext:value-type="date">
            <text:p>01.Ağu</text:p>
          </table:table-cell>
          <table:table-cell office:value-type="float" office:value="979.741" calcext:value-type="float">
            <text:p>979,741</text:p>
          </table:table-cell>
          <table:table-cell office:value-type="float" office:value="63.564" calcext:value-type="float">
            <text:p>63,564</text:p>
          </table:table-cell>
          <table:table-cell office:value-type="float" office:value="28.755" calcext:value-type="float">
            <text:p>28,755</text:p>
          </table:table-cell>
          <table:table-cell/>
          <table:table-cell table:formula="of:=([.B13]-[.B12])*[.$H$5]" office:value-type="float" office:value="601.080000000002" calcext:value-type="float">
            <text:p>601,080</text:p>
          </table:table-cell>
          <table:table-cell table:formula="of:=([.C13]-[.C12])*[.$H$5]" office:value-type="float" office:value="62.6399999999998" calcext:value-type="float">
            <text:p>62,640</text:p>
          </table:table-cell>
          <table:table-cell table:formula="of:=([.D13]-[.D12])*[.$H$5]" office:value-type="float" office:value="67.0799999999999" calcext:value-type="float">
            <text:p>67,080</text:p>
          </table:table-cell>
          <table:table-cell/>
          <table:table-cell table:style-name="ce101" table:formula="of:=IF([.G13]/[.F13]*100&gt;20;TEXT([.G13]/[.F13]*100;&quot;##,## CZ&quot;);TEXT([.G13]/[.F13]*100;&quot;##,##&quot;))" office:value-type="string" office:string-value="10,42" calcext:value-type="string">
            <text:p>10,42</text:p>
          </table:table-cell>
          <table:table-cell table:style-name="ce90" table:formula="of:=IF([.H13]/[.F13]*100&gt;15;TEXT([.H13]/[.F13]*100;&quot;##,# CZ&quot;);TEXT([.H13]/[.F13]*100;&quot;##,# ok&quot;))" office:value-type="string" office:string-value="11,2 ok" calcext:value-type="string">
            <text:p>11,2 ok</text:p>
          </table:table-cell>
          <table:table-cell/>
          <table:table-cell table:style-name="ce175" table:formula="of:=([.H12]/[.F12]*100)-([.H13]/[.F13]*100)" office:value-type="float" office:value="1.90924591748599" calcext:value-type="float">
            <text:p>1,91</text:p>
          </table:table-cell>
          <table:table-cell/>
          <table:table-cell office:value-type="float" office:value="595" calcext:value-type="float">
            <text:p>595</text:p>
          </table:table-cell>
          <table:table-cell table:formula="of:=[.O13]/[.F13]" office:value-type="float" office:value="0.989884873893655" calcext:value-type="float">
            <text:p>0,989884873893655</text:p>
          </table:table-cell>
          <table:table-cell table:number-columns-repeated="1008"/>
        </table:table-row>
        <table:table-row table:style-name="ro3">
          <table:table-cell office:value-type="date" office:date-value="2021-09-01" calcext:value-type="date">
            <text:p>01.Eyl</text:p>
          </table:table-cell>
          <table:table-cell office:value-type="float" office:value="988.028" calcext:value-type="float">
            <text:p>988,028</text:p>
          </table:table-cell>
          <table:table-cell office:value-type="float" office:value="64.769" calcext:value-type="float">
            <text:p>64,769</text:p>
          </table:table-cell>
          <table:table-cell office:value-type="float" office:value="32.52" calcext:value-type="float">
            <text:p>32,520</text:p>
          </table:table-cell>
          <table:table-cell/>
          <table:table-cell table:formula="of:=([.B14]-[.B13])*[.$H$5]" office:value-type="float" office:value="497.220000000002" calcext:value-type="float">
            <text:p>497,220</text:p>
          </table:table-cell>
          <table:table-cell table:formula="of:=([.C14]-[.C13])*[.$H$5]" office:value-type="float" office:value="72.3000000000003" calcext:value-type="float">
            <text:p>72,300</text:p>
          </table:table-cell>
          <table:table-cell table:style-name="ce25" table:formula="of:=([.D14]-[.D13])*[.$H$5]" office:value-type="float" office:value="225.9" calcext:value-type="float">
            <text:p>225,900</text:p>
          </table:table-cell>
          <table:table-cell/>
          <table:table-cell table:style-name="ce101" table:formula="of:=IF([.G14]/[.F14]*100&gt;20;TEXT([.G14]/[.F14]*100;&quot;##,## CZ&quot;);TEXT([.G14]/[.F14]*100;&quot;##,##&quot;))" office:value-type="string" office:string-value="14,54" calcext:value-type="string">
            <text:p>14,54</text:p>
          </table:table-cell>
          <table:table-cell table:style-name="ce122" table:formula="of:=IF([.H14]/[.F14]*100&gt;15;TEXT([.H14]/[.F14]*100;&quot;##,# CZ&quot;);TEXT([.H14]/[.F14]*100;&quot;##,# ok&quot;))" office:value-type="string" office:string-value="45,4 CZ" calcext:value-type="string">
            <text:p>45,4 CZ</text:p>
          </table:table-cell>
          <table:table-cell/>
          <table:table-cell table:style-name="ce175" table:formula="of:=([.H13]/[.F13]*100)-([.H14]/[.F14]*100)" office:value-type="float" office:value="-34.2726931272712" calcext:value-type="float">
            <text:p>-34,27</text:p>
          </table:table-cell>
          <table:table-cell/>
          <table:table-cell office:value-type="float" office:value="594" calcext:value-type="float">
            <text:p>594</text:p>
          </table:table-cell>
          <table:table-cell table:formula="of:=[.O14]/[.F14]" office:value-type="float" office:value="1.19464221069144" calcext:value-type="float">
            <text:p>1,19464221069144</text:p>
          </table:table-cell>
          <table:table-cell table:number-columns-repeated="1008"/>
        </table:table-row>
        <table:table-row table:style-name="ro3">
          <table:table-cell office:value-type="date" office:date-value="2021-10-01" calcext:value-type="date">
            <text:p>01.Eki</text:p>
          </table:table-cell>
          <table:table-cell office:value-type="float" office:value="996.078" calcext:value-type="float">
            <text:p>996,078</text:p>
          </table:table-cell>
          <table:table-cell office:value-type="float" office:value="66" calcext:value-type="float">
            <text:p>66,000</text:p>
          </table:table-cell>
          <table:table-cell office:value-type="float" office:value="38.207" calcext:value-type="float">
            <text:p>38,207</text:p>
          </table:table-cell>
          <table:table-cell/>
          <table:table-cell table:formula="of:=([.B15]-[.B14])*[.$H$5]" office:value-type="float" office:value="482.999999999997" calcext:value-type="float">
            <text:p>483,000</text:p>
          </table:table-cell>
          <table:table-cell table:formula="of:=([.C15]-[.C14])*[.$H$5]" office:value-type="float" office:value="73.8599999999997" calcext:value-type="float">
            <text:p>73,860</text:p>
          </table:table-cell>
          <table:table-cell table:style-name="ce25" table:formula="of:=([.D15]-[.D14])*[.$H$5]" office:value-type="float" office:value="341.22" calcext:value-type="float">
            <text:p>341,220</text:p>
          </table:table-cell>
          <table:table-cell/>
          <table:table-cell table:style-name="ce101" table:formula="of:=IF([.G15]/[.F15]*100&gt;20;TEXT([.G15]/[.F15]*100;&quot;##,## CZ&quot;);TEXT([.G15]/[.F15]*100;&quot;##,##&quot;))" office:value-type="string" office:string-value="15,29" calcext:value-type="string">
            <text:p>15,29</text:p>
          </table:table-cell>
          <table:table-cell table:style-name="ce122" table:formula="of:=IF([.H15]/[.F15]*100&gt;15;TEXT([.H15]/[.F15]*100;&quot;##,# CZ&quot;);TEXT([.H15]/[.F15]*100;&quot;##,# ok&quot;))" office:value-type="string" office:string-value="70,6 CZ" calcext:value-type="string">
            <text:p>70,6 CZ</text:p>
          </table:table-cell>
          <table:table-cell/>
          <table:table-cell table:style-name="ce175" table:formula="of:=([.H14]/[.F14]*100)-([.H15]/[.F15]*100)" office:value-type="float" office:value="-25.2133574475331" calcext:value-type="float">
            <text:p>-25,21</text:p>
          </table:table-cell>
          <table:table-cell/>
          <table:table-cell office:value-type="float" office:value="632" calcext:value-type="float">
            <text:p>632</text:p>
          </table:table-cell>
          <table:table-cell table:formula="of:=[.O15]/[.F15]" office:value-type="float" office:value="1.30848861283645" calcext:value-type="float">
            <text:p>1,30848861283645</text:p>
          </table:table-cell>
          <table:table-cell table:number-columns-repeated="1008"/>
        </table:table-row>
        <table:table-row table:style-name="ro3">
          <table:table-cell office:value-type="date" office:date-value="2021-11-01" calcext:value-type="date">
            <text:p>01.Kas</text:p>
          </table:table-cell>
          <table:table-cell office:value-type="float" office:value="1007.725" calcext:value-type="float">
            <text:p>1007,725</text:p>
          </table:table-cell>
          <table:table-cell office:value-type="float" office:value="67.521" calcext:value-type="float">
            <text:p>67,521</text:p>
          </table:table-cell>
          <table:table-cell office:value-type="float" office:value="38.622" calcext:value-type="float">
            <text:p>38,622</text:p>
          </table:table-cell>
          <table:table-cell/>
          <table:table-cell table:formula="of:=([.B16]-[.B15])*[.$H$5]" office:value-type="float" office:value="698.820000000003" calcext:value-type="float">
            <text:p>698,820</text:p>
          </table:table-cell>
          <table:table-cell table:formula="of:=([.C16]-[.C15])*[.$H$5]" office:value-type="float" office:value="91.2600000000001" calcext:value-type="float">
            <text:p>91,260</text:p>
          </table:table-cell>
          <table:table-cell table:formula="of:=([.D16]-[.D15])*[.$H$5]" office:value-type="float" office:value="24.8999999999999" calcext:value-type="float">
            <text:p>24,900</text:p>
          </table:table-cell>
          <table:table-cell/>
          <table:table-cell table:style-name="ce101" table:formula="of:=IF([.G16]/[.F16]*100&gt;20;TEXT([.G16]/[.F16]*100;&quot;##,## CZ&quot;);TEXT([.G16]/[.F16]*100;&quot;##,##&quot;))" office:value-type="string" office:string-value="13,06" calcext:value-type="string">
            <text:p>13,06</text:p>
          </table:table-cell>
          <table:table-cell table:style-name="ce90" table:formula="of:=IF([.H16]/[.F16]*100&gt;15;TEXT([.H16]/[.F16]*100;&quot;##,# CZ&quot;);TEXT([.H16]/[.F16]*100;&quot;##,# ok&quot;))" office:value-type="string" office:string-value="3,6 ok" calcext:value-type="string">
            <text:p>3,6 ok</text:p>
          </table:table-cell>
          <table:table-cell/>
          <table:table-cell table:style-name="ce175" table:formula="of:=([.H15]/[.F15]*100)-([.H16]/[.F16]*100)" office:value-type="float" office:value="67.0828134240848" calcext:value-type="float">
            <text:p>67,08</text:p>
          </table:table-cell>
          <table:table-cell/>
          <table:table-cell office:value-type="float" office:value="708" calcext:value-type="float">
            <text:p>708</text:p>
          </table:table-cell>
          <table:table-cell table:formula="of:=[.O16]/[.F16]" office:value-type="float" office:value="1.01313642998197" calcext:value-type="float">
            <text:p>1,01313642998197</text:p>
          </table:table-cell>
          <table:table-cell table:number-columns-repeated="1008"/>
        </table:table-row>
        <table:table-row table:style-name="ro3">
          <table:table-cell table:style-name="ce10" office:value-type="date" office:date-value="2021-12-01" calcext:value-type="date">
            <text:p>01.Ara</text:p>
          </table:table-cell>
          <table:table-cell table:style-name="ce64" office:value-type="float" office:value="1023.101" calcext:value-type="float">
            <text:p>1023,101</text:p>
          </table:table-cell>
          <table:table-cell table:style-name="ce64" office:value-type="float" office:value="68.54" calcext:value-type="float">
            <text:p>68,540</text:p>
          </table:table-cell>
          <table:table-cell table:style-name="ce64" office:value-type="float" office:value="54.534" calcext:value-type="float">
            <text:p>54,534</text:p>
          </table:table-cell>
          <table:table-cell table:style-name="ce64"/>
          <table:table-cell table:style-name="ce64" table:formula="of:=([.B17]-[.B16])*[.$H$5]" office:value-type="float" office:value="922.559999999999" calcext:value-type="float">
            <text:p>922,560</text:p>
          </table:table-cell>
          <table:table-cell table:style-name="ce64" table:formula="of:=([.C17]-[.C16])*[.$H$5]" office:value-type="float" office:value="61.1400000000003" calcext:value-type="float">
            <text:p>61,140</text:p>
          </table:table-cell>
          <table:table-cell table:style-name="ce83" table:formula="of:=([.D17]-[.D16])*[.$H$5]" office:value-type="float" office:value="954.72" calcext:value-type="float">
            <text:p>954,720</text:p>
          </table:table-cell>
          <table:table-cell table:style-name="ce75"/>
          <table:table-cell table:style-name="ce101" table:formula="of:=IF([.G17]/[.F17]*100&gt;20;TEXT([.G17]/[.F17]*100;&quot;##,## CZ&quot;);TEXT([.G17]/[.F17]*100;&quot;##,##&quot;))" office:value-type="string" office:string-value="6,63" calcext:value-type="string">
            <text:p>6,63</text:p>
          </table:table-cell>
          <table:table-cell table:style-name="ce124" table:formula="of:=IF([.H17]/[.F17]*100&gt;15;TEXT([.H17]/[.F17]*100;&quot;##,# CZ&quot;);TEXT([.H17]/[.F17]*100;&quot;##,# ok&quot;))" office:value-type="string" office:string-value="103,5 CZ" calcext:value-type="string">
            <text:p>103,5 CZ</text:p>
          </table:table-cell>
          <table:table-cell table:style-name="ce163"/>
          <table:table-cell table:style-name="ce176" table:formula="of:=([.H16]/[.F16]*100)-([.H17]/[.F17]*100)" office:value-type="float" office:value="-99.9228028243598" calcext:value-type="float">
            <text:p>-99,92</text:p>
          </table:table-cell>
          <table:table-cell table:style-name="ce179"/>
          <table:table-cell office:value-type="float" office:value="1366" calcext:value-type="float">
            <text:p>1366</text:p>
          </table:table-cell>
          <table:table-cell table:formula="of:=[.O17]/[.F17]" office:value-type="float" office:value="1.48066250433576" calcext:value-type="float">
            <text:p>1,48066250433576</text:p>
          </table:table-cell>
          <table:table-cell table:number-columns-repeated="1008"/>
        </table:table-row>
        <table:table-row table:style-name="ro3">
          <table:table-cell table:style-name="ce16" office:value-type="date" office:date-value="2021-12-04" calcext:value-type="date">
            <text:p>04.Ara</text:p>
          </table:table-cell>
          <table:table-cell table:style-name="ce105" office:value-type="float" office:value="1025.022" calcext:value-type="float">
            <text:p>1025,022</text:p>
          </table:table-cell>
          <table:table-cell table:style-name="ce105" office:value-type="float" office:value="68.619" calcext:value-type="float">
            <text:p>68,619</text:p>
          </table:table-cell>
          <table:table-cell table:style-name="ce105" office:value-type="float" office:value="57.159" calcext:value-type="float">
            <text:p>57,159</text:p>
          </table:table-cell>
          <table:table-cell table:style-name="ce105"/>
          <table:table-cell table:style-name="ce105" table:formula="of:=([.B18]-[.B17])*[.$H$5]" office:value-type="float" office:value="115.259999999996" calcext:value-type="float">
            <text:p>115,260</text:p>
          </table:table-cell>
          <table:table-cell table:style-name="ce105" table:formula="of:=([.C18]-[.C17])*[.$H$5]" office:value-type="float" office:value="4.73999999999961" calcext:value-type="float">
            <text:p>4,740</text:p>
          </table:table-cell>
          <table:table-cell table:style-name="ce105" table:formula="of:=([.D18]-[.D17])*[.$H$5]" office:value-type="float" office:value="157.5" calcext:value-type="float">
            <text:p>157,500</text:p>
          </table:table-cell>
          <table:table-cell table:style-name="ce93"/>
          <table:table-cell table:style-name="ce101" table:formula="of:=IF([.G18]/[.F18]*100&gt;20;TEXT([.G18]/[.F18]*100;&quot;##,## CZ&quot;);TEXT([.G18]/[.F18]*100;&quot;##,##&quot;))" office:value-type="string" office:string-value="4,11" calcext:value-type="string">
            <text:p>4,11</text:p>
          </table:table-cell>
          <table:table-cell table:style-name="ce128" table:formula="of:=IF([.H18]/[.F18]*100&gt;15;TEXT([.H18]/[.F18]*100;&quot;##,# CZ&quot;);TEXT([.H18]/[.F18]*100;&quot;##,# ok&quot;))" office:value-type="string" office:string-value="136,6 CZ" calcext:value-type="string">
            <text:p>136,6 CZ</text:p>
          </table:table-cell>
          <table:table-cell table:style-name="ce185" office:value-type="time" office:time-value="PT09H00M00S" calcext:value-type="time">
            <text:p>09:00</text:p>
          </table:table-cell>
          <table:table-cell table:style-name="ce175" table:formula="of:=([.H17]/[.F17]*100)-([.H18]/[.F18]*100)" office:value-type="float" office:value="-33.1616272525467" calcext:value-type="float">
            <text:p>-33,16</text:p>
          </table:table-cell>
          <table:table-cell table:number-columns-repeated="1011"/>
        </table:table-row>
        <table:table-row table:style-name="ro3">
          <table:table-cell table:style-name="ce20"/>
          <table:table-cell table:style-name="ce108" office:value-type="string" calcext:value-type="string">
            <text:p>role ayarları yapıldı</text:p>
          </table:table-cell>
          <table:table-cell table:style-name="ce108" table:number-columns-repeated="6"/>
          <table:table-cell table:style-name="ce78"/>
          <table:table-cell table:style-name="ce101"/>
          <table:table-cell table:style-name="ce129"/>
          <table:table-cell table:style-name="ce187"/>
          <table:table-cell table:style-name="ce53"/>
          <table:table-cell table:number-columns-repeated="1011"/>
        </table:table-row>
        <table:table-row table:style-name="ro3">
          <table:table-cell table:style-name="ce22"/>
          <table:table-cell table:style-name="ce107" office:value-type="float" office:value="1025.177" calcext:value-type="float">
            <text:p>1025,177</text:p>
          </table:table-cell>
          <table:table-cell table:style-name="ce107" office:value-type="float" office:value="68.632" calcext:value-type="float">
            <text:p>68,632</text:p>
          </table:table-cell>
          <table:table-cell table:style-name="ce107" office:value-type="float" office:value="57.18" calcext:value-type="float">
            <text:p>57,180</text:p>
          </table:table-cell>
          <table:table-cell table:style-name="ce107"/>
          <table:table-cell table:style-name="ce107" table:formula="of:=([.B20]-[.$B$17])*[.$H$5]" office:value-type="float" office:value="124.559999999995" calcext:value-type="float">
            <text:p>124,560</text:p>
          </table:table-cell>
          <table:table-cell table:style-name="ce107" table:formula="of:=([.C20]-[.$C$17])*[.$H$5]" office:value-type="float" office:value="5.51999999999993" calcext:value-type="float">
            <text:p>5,520</text:p>
          </table:table-cell>
          <table:table-cell table:style-name="ce107" table:formula="of:=([.D20]-[.$D$17])*[.$H$5]" office:value-type="float" office:value="158.76" calcext:value-type="float">
            <text:p>158,760</text:p>
          </table:table-cell>
          <table:table-cell table:style-name="ce79"/>
          <table:table-cell table:style-name="ce101" table:formula="of:=IF([.G20]/[.F20]*100&gt;20;TEXT([.G20]/[.F20]*100;&quot;##,## CZ&quot;);TEXT([.G20]/[.F20]*100;&quot;##,##&quot;))" office:value-type="string" office:string-value="4,43" calcext:value-type="string">
            <text:p>4,43</text:p>
          </table:table-cell>
          <table:table-cell table:style-name="ce130" table:formula="of:=IF([.H20]/[.F20]*100&gt;15;TEXT([.H20]/[.F20]*100;&quot;##,# CZ&quot;);TEXT([.H20]/[.F20]*100;&quot;##,# ok&quot;))" office:value-type="string" office:string-value="127,5 CZ" calcext:value-type="string">
            <text:p>127,5 CZ</text:p>
          </table:table-cell>
          <table:table-cell table:style-name="ce186" office:value-type="time" office:time-value="PT11H25M00S" calcext:value-type="time">
            <text:p>11:25</text:p>
          </table:table-cell>
          <table:table-cell table:style-name="ce175" table:formula="of:=([.H18]/[.F18]*100)-([.H20]/[.F20]*100)" office:value-type="float" office:value="9.19093198689174" calcext:value-type="float">
            <text:p>9,19</text:p>
          </table:table-cell>
          <table:table-cell/>
          <table:table-cell table:formula="of:=[.F20]+([.H20]/2)" office:value-type="float" office:value="203.939999999995" calcext:value-type="float">
            <text:p>203,939999999995</text:p>
          </table:table-cell>
          <table:table-cell table:formula="of:=[.O20]/[.F20]" office:value-type="float" office:value="1.63728323699425" calcext:value-type="float">
            <text:p>1,63728323699425</text:p>
          </table:table-cell>
          <table:table-cell table:number-columns-repeated="1008"/>
        </table:table-row>
        <table:table-row table:style-name="ro3">
          <table:table-cell table:style-name="ce22"/>
          <table:table-cell table:style-name="ce107" office:value-type="float" office:value="1025.237" calcext:value-type="float">
            <text:p>1025,237</text:p>
          </table:table-cell>
          <table:table-cell table:style-name="ce107" office:value-type="float" office:value="68.633" calcext:value-type="float">
            <text:p>68,633</text:p>
          </table:table-cell>
          <table:table-cell table:style-name="ce107" office:value-type="float" office:value="57.1801" calcext:value-type="float">
            <text:p>57,180</text:p>
          </table:table-cell>
          <table:table-cell table:style-name="ce107"/>
          <table:table-cell table:style-name="ce107" table:formula="of:=([.B21]-[.$B$17])*[.$H$5]" office:value-type="float" office:value="128.160000000005" calcext:value-type="float">
            <text:p>128,160</text:p>
          </table:table-cell>
          <table:table-cell table:style-name="ce107" table:formula="of:=([.C21]-[.$C$17])*[.$H$5]" office:value-type="float" office:value="5.57999999999936" calcext:value-type="float">
            <text:p>5,580</text:p>
          </table:table-cell>
          <table:table-cell table:style-name="ce107" table:formula="of:=([.D21]-[.$D$17])*[.$H$5]" office:value-type="float" office:value="158.766" calcext:value-type="float">
            <text:p>158,766</text:p>
          </table:table-cell>
          <table:table-cell table:style-name="ce79"/>
          <table:table-cell table:style-name="ce101" table:formula="of:=IF([.G21]/[.F21]*100&gt;20;TEXT([.G21]/[.F21]*100;&quot;##,## CZ&quot;);TEXT([.G21]/[.F21]*100;&quot;##,##&quot;))" office:value-type="string" office:string-value="4,35" calcext:value-type="string">
            <text:p>4,35</text:p>
          </table:table-cell>
          <table:table-cell table:style-name="ce130" table:formula="of:=IF([.H21]/[.F21]*100&gt;15;TEXT([.H21]/[.F21]*100;&quot;##,# CZ&quot;);TEXT([.H21]/[.F21]*100;&quot;##,# ok&quot;))" office:value-type="string" office:string-value="123,9 CZ" calcext:value-type="string">
            <text:p>123,9 CZ</text:p>
          </table:table-cell>
          <table:table-cell table:style-name="ce186" office:value-type="time" office:time-value="PT12H15M00S" calcext:value-type="time">
            <text:p>12:15</text:p>
          </table:table-cell>
          <table:table-cell table:style-name="ce175" table:formula="of:=([.H20]/[.F20]*100)-([.H21]/[.F21]*100)" office:value-type="float" office:value="3.57556125653235" calcext:value-type="float">
            <text:p>3,58</text:p>
          </table:table-cell>
          <table:table-cell/>
          <table:table-cell table:formula="of:=[.F21]+([.H21]/2)" office:value-type="float" office:value="207.543000000005" calcext:value-type="float">
            <text:p>207,543000000005</text:p>
          </table:table-cell>
          <table:table-cell table:formula="of:=[.O21]/[.F21]" office:value-type="float" office:value="1.61940543071159" calcext:value-type="float">
            <text:p>1,61940543071159</text:p>
          </table:table-cell>
          <table:table-cell table:number-columns-repeated="1008"/>
        </table:table-row>
        <table:table-row table:style-name="ro3">
          <table:table-cell table:style-name="ce22"/>
          <table:table-cell table:style-name="ce107" office:value-type="float" office:value="1025.324" calcext:value-type="float">
            <text:p>1025,324</text:p>
          </table:table-cell>
          <table:table-cell table:style-name="ce107" office:value-type="float" office:value="68.633" calcext:value-type="float">
            <text:p>68,633</text:p>
          </table:table-cell>
          <table:table-cell table:style-name="ce107" office:value-type="float" office:value="57.184" calcext:value-type="float">
            <text:p>57,184</text:p>
          </table:table-cell>
          <table:table-cell table:style-name="ce107"/>
          <table:table-cell table:style-name="ce107" table:formula="of:=([.B22]-[.$B$17])*[.$H$5]" office:value-type="float" office:value="133.380000000004" calcext:value-type="float">
            <text:p>133,380</text:p>
          </table:table-cell>
          <table:table-cell table:style-name="ce107" table:formula="of:=([.C22]-[.$C$17])*[.$H$5]" office:value-type="float" office:value="5.57999999999936" calcext:value-type="float">
            <text:p>5,580</text:p>
          </table:table-cell>
          <table:table-cell table:style-name="ce107" table:formula="of:=([.D22]-[.$D$17])*[.$H$5]" office:value-type="float" office:value="159" calcext:value-type="float">
            <text:p>159,000</text:p>
          </table:table-cell>
          <table:table-cell table:style-name="ce79"/>
          <table:table-cell table:style-name="ce101" table:formula="of:=IF([.G22]/[.F22]*100&gt;20;TEXT([.G22]/[.F22]*100;&quot;##,## CZ&quot;);TEXT([.G22]/[.F22]*100;&quot;##,##&quot;))" office:value-type="string" office:string-value="4,18" calcext:value-type="string">
            <text:p>4,18</text:p>
          </table:table-cell>
          <table:table-cell table:style-name="ce130" table:formula="of:=IF([.H22]/[.F22]*100&gt;15;TEXT([.H22]/[.F22]*100;&quot;##,# CZ&quot;);TEXT([.H22]/[.F22]*100;&quot;##,# ok&quot;))" office:value-type="string" office:string-value="119,2 CZ" calcext:value-type="string">
            <text:p>119,2 CZ</text:p>
          </table:table-cell>
          <table:table-cell table:style-name="ce186" office:value-type="time" office:time-value="PT14H00M00S" calcext:value-type="time">
            <text:p>14:00</text:p>
          </table:table-cell>
          <table:table-cell table:style-name="ce175" table:formula="of:=([.H21]/[.F21]*100)-([.H22]/[.F22]*100)" office:value-type="float" office:value="4.6728090393069" calcext:value-type="float">
            <text:p>4,67</text:p>
          </table:table-cell>
          <table:table-cell/>
          <table:table-cell table:formula="of:=[.F22]+([.H22]/2)" office:value-type="float" office:value="212.880000000004" calcext:value-type="float">
            <text:p>212,880000000004</text:p>
          </table:table-cell>
          <table:table-cell table:formula="of:=[.O22]/[.F22]" office:value-type="float" office:value="1.59604138551505" calcext:value-type="float">
            <text:p>1,59604138551505</text:p>
          </table:table-cell>
          <table:table-cell table:number-columns-repeated="1008"/>
        </table:table-row>
        <table:table-row table:style-name="ro3">
          <table:table-cell table:style-name="ce22"/>
          <table:table-cell table:style-name="ce107" office:value-type="float" office:value="1025.367" calcext:value-type="float">
            <text:p>1025,367</text:p>
          </table:table-cell>
          <table:table-cell table:style-name="ce107" office:value-type="float" office:value="68.634" calcext:value-type="float">
            <text:p>68,634</text:p>
          </table:table-cell>
          <table:table-cell table:style-name="ce107" office:value-type="float" office:value="57.187" calcext:value-type="float">
            <text:p>57,187</text:p>
          </table:table-cell>
          <table:table-cell table:style-name="ce107"/>
          <table:table-cell table:style-name="ce107" table:formula="of:=([.B23]-[.$B$17])*[.$H$5]" office:value-type="float" office:value="135.959999999998" calcext:value-type="float">
            <text:p>135,960</text:p>
          </table:table-cell>
          <table:table-cell table:style-name="ce107" table:formula="of:=([.C23]-[.$C$17])*[.$H$5]" office:value-type="float" office:value="5.63999999999965" calcext:value-type="float">
            <text:p>5,640</text:p>
          </table:table-cell>
          <table:table-cell table:style-name="ce107" table:formula="of:=([.D23]-[.$D$17])*[.$H$5]" office:value-type="float" office:value="159.18" calcext:value-type="float">
            <text:p>159,180</text:p>
          </table:table-cell>
          <table:table-cell table:style-name="ce79"/>
          <table:table-cell table:style-name="ce101" table:formula="of:=IF([.G23]/[.F23]*100&gt;20;TEXT([.G23]/[.F23]*100;&quot;##,## CZ&quot;);TEXT([.G23]/[.F23]*100;&quot;##,##&quot;))" office:value-type="string" office:string-value="4,15" calcext:value-type="string">
            <text:p>4,15</text:p>
          </table:table-cell>
          <table:table-cell table:style-name="ce130" table:formula="of:=IF([.H23]/[.F23]*100&gt;15;TEXT([.H23]/[.F23]*100;&quot;##,# CZ&quot;);TEXT([.H23]/[.F23]*100;&quot;##,# ok&quot;))" office:value-type="string" office:string-value="117,1 CZ" calcext:value-type="string">
            <text:p>117,1 CZ</text:p>
          </table:table-cell>
          <table:table-cell table:style-name="ce186" office:value-type="time" office:time-value="PT15H30M00S" calcext:value-type="time">
            <text:p>15:30</text:p>
          </table:table-cell>
          <table:table-cell table:style-name="ce175" table:formula="of:=([.H22]/[.F22]*100)-([.H23]/[.F23]*100)" office:value-type="float" office:value="2.1297245875629" calcext:value-type="float">
            <text:p>2,13</text:p>
          </table:table-cell>
          <table:table-cell/>
          <table:table-cell table:formula="of:=[.F23]+([.H23]/2)" office:value-type="float" office:value="215.549999999998" calcext:value-type="float">
            <text:p>215,549999999998</text:p>
          </table:table-cell>
          <table:table-cell table:formula="of:=[.O23]/[.F23]" office:value-type="float" office:value="1.58539276257724" calcext:value-type="float">
            <text:p>1,58539276257724</text:p>
          </table:table-cell>
          <table:table-cell table:number-columns-repeated="1008"/>
        </table:table-row>
        <table:table-row table:style-name="ro3">
          <table:table-cell table:style-name="ce22"/>
          <table:table-cell table:style-name="ce107" office:value-type="float" office:value="1025.437" calcext:value-type="float">
            <text:p>1025,437</text:p>
          </table:table-cell>
          <table:table-cell table:style-name="ce107" office:value-type="float" office:value="68.636" calcext:value-type="float">
            <text:p>68,636</text:p>
          </table:table-cell>
          <table:table-cell table:style-name="ce107" office:value-type="float" office:value="57.189" calcext:value-type="float">
            <text:p>57,189</text:p>
          </table:table-cell>
          <table:table-cell table:style-name="ce107"/>
          <table:table-cell table:style-name="ce107" table:formula="of:=([.B24]-[.$B$17])*[.$H$5]" office:value-type="float" office:value="140.159999999994" calcext:value-type="float">
            <text:p>140,160</text:p>
          </table:table-cell>
          <table:table-cell table:style-name="ce107" table:formula="of:=([.C24]-[.$C$17])*[.$H$5]" office:value-type="float" office:value="5.75999999999937" calcext:value-type="float">
            <text:p>5,760</text:p>
          </table:table-cell>
          <table:table-cell table:style-name="ce107" table:formula="of:=([.D24]-[.$D$17])*[.$H$5]" office:value-type="float" office:value="159.3" calcext:value-type="float">
            <text:p>159,300</text:p>
          </table:table-cell>
          <table:table-cell table:style-name="ce79"/>
          <table:table-cell table:style-name="ce101" table:formula="of:=IF([.G24]/[.F24]*100&gt;20;TEXT([.G24]/[.F24]*100;&quot;##,## CZ&quot;);TEXT([.G24]/[.F24]*100;&quot;##,##&quot;))" office:value-type="string" office:string-value="4,11" calcext:value-type="string">
            <text:p>4,11</text:p>
          </table:table-cell>
          <table:table-cell table:style-name="ce130" table:formula="of:=IF([.H24]/[.F24]*100&gt;15;TEXT([.H24]/[.F24]*100;&quot;##,# CZ&quot;);TEXT([.H24]/[.F24]*100;&quot;##,# ok&quot;))" office:value-type="string" office:string-value="113,7 CZ" calcext:value-type="string">
            <text:p>113,7 CZ</text:p>
          </table:table-cell>
          <table:table-cell table:style-name="ce186" office:value-type="time" office:time-value="PT17H00M00S" calcext:value-type="time">
            <text:p>17:00</text:p>
          </table:table-cell>
          <table:table-cell table:style-name="ce175" table:formula="of:=([.H23]/[.F23]*100)-([.H24]/[.F24]*100)" office:value-type="float" office:value="3.42273059763436" calcext:value-type="float">
            <text:p>3,42</text:p>
          </table:table-cell>
          <table:table-cell/>
          <table:table-cell table:formula="of:=[.F24]+([.H24]/2)" office:value-type="float" office:value="219.809999999994" calcext:value-type="float">
            <text:p>219,809999999994</text:p>
          </table:table-cell>
          <table:table-cell table:formula="of:=[.O24]/[.F24]" office:value-type="float" office:value="1.56827910958907" calcext:value-type="float">
            <text:p>1,56827910958907</text:p>
          </table:table-cell>
          <table:table-cell table:number-columns-repeated="1008"/>
        </table:table-row>
        <table:table-row table:style-name="ro3">
          <table:table-cell table:style-name="ce27"/>
          <table:table-cell table:style-name="ce85" office:value-type="float" office:value="1025.447" calcext:value-type="float">
            <text:p>1025,447</text:p>
          </table:table-cell>
          <table:table-cell table:style-name="ce85" office:value-type="float" office:value="68.636" calcext:value-type="float">
            <text:p>68,636</text:p>
          </table:table-cell>
          <table:table-cell table:style-name="ce85" office:value-type="float" office:value="57.19" calcext:value-type="float">
            <text:p>57,190</text:p>
          </table:table-cell>
          <table:table-cell table:style-name="ce85"/>
          <table:table-cell table:style-name="ce85" table:formula="of:=([.B25]-[.$B$17])*[.$H$5]" office:value-type="float" office:value="140.759999999993" calcext:value-type="float">
            <text:p>140,760</text:p>
          </table:table-cell>
          <table:table-cell table:style-name="ce85" table:formula="of:=([.C25]-[.$C$17])*[.$H$5]" office:value-type="float" office:value="5.75999999999937" calcext:value-type="float">
            <text:p>5,760</text:p>
          </table:table-cell>
          <table:table-cell table:style-name="ce68" table:formula="of:=([.D25]-[.$D$17])*[.$H$5]" office:value-type="float" office:value="159.36" calcext:value-type="float">
            <text:p>159,360</text:p>
          </table:table-cell>
          <table:table-cell table:style-name="ce98" table:formula="of:=TEXT([.H25]-[.H18];&quot;#,##k&quot;)" office:value-type="string" office:string-value="1,86k" calcext:value-type="string">
            <text:p>1,86k</text:p>
          </table:table-cell>
          <table:table-cell table:style-name="ce101" table:formula="of:=IF([.G25]/[.F25]*100&gt;20;TEXT([.G25]/[.F25]*100;&quot;##,## CZ&quot;);TEXT([.G25]/[.F25]*100;&quot;##,##&quot;))" office:value-type="string" office:string-value="4,09" calcext:value-type="string">
            <text:p>4,09</text:p>
          </table:table-cell>
          <table:table-cell table:style-name="ce136" table:formula="of:=IF([.H25]/[.F25]*100&gt;15;TEXT([.H25]/[.F25]*100;&quot;##,# CZ&quot;);TEXT([.H25]/[.F25]*100;&quot;##,# ok&quot;))" office:value-type="string" office:string-value="113,2 CZ" calcext:value-type="string">
            <text:p>113,2 CZ</text:p>
          </table:table-cell>
          <table:table-cell table:style-name="ce184" office:value-type="time" office:time-value="PT17H03M00S" calcext:value-type="time">
            <text:p>17:03</text:p>
          </table:table-cell>
          <table:table-cell table:style-name="ce177" table:formula="of:=([.H24]/[.F24]*100)-([.H25]/[.F25]*100)" office:value-type="float" office:value="0.441840673135673" calcext:value-type="float">
            <text:p>0,44</text:p>
          </table:table-cell>
          <table:table-cell table:style-name="ce198" table:formula="of:=SUM([.M18:.M25])" office:value-type="float" office:value="-9.72802911148278" calcext:value-type="float">
            <text:p>-9,73</text:p>
          </table:table-cell>
          <table:table-cell table:formula="of:=[.F25]+([.H25]/2)" office:value-type="float" office:value="220.439999999993" calcext:value-type="float">
            <text:p>220,439999999993</text:p>
          </table:table-cell>
          <table:table-cell table:formula="of:=[.O25]/[.F25]" office:value-type="float" office:value="1.56606990622339" calcext:value-type="float">
            <text:p>1,56606990622339</text:p>
          </table:table-cell>
          <table:table-cell table:number-columns-repeated="1008"/>
        </table:table-row>
        <table:table-row table:style-name="ro3">
          <table:table-cell table:style-name="ce16" office:value-type="date" office:date-value="2021-12-07" calcext:value-type="date">
            <text:p>07.Ara</text:p>
          </table:table-cell>
          <table:table-cell table:style-name="ce105" office:value-type="float" office:value="1026.376" calcext:value-type="float">
            <text:p>1026,376</text:p>
          </table:table-cell>
          <table:table-cell table:style-name="ce105" office:value-type="float" office:value="68.702" calcext:value-type="float">
            <text:p>68,702</text:p>
          </table:table-cell>
          <table:table-cell table:style-name="ce105" office:value-type="float" office:value="57.281" calcext:value-type="float">
            <text:p>57,281</text:p>
          </table:table-cell>
          <table:table-cell table:style-name="ce105" office:value-type="string" calcext:value-type="string">
            <text:p>k</text:p>
          </table:table-cell>
          <table:table-cell table:style-name="ce105" table:formula="of:=([.B26]-[.$B$17])*[.$H$5]" office:value-type="float" office:value="196.499999999999" calcext:value-type="float">
            <text:p>196,500</text:p>
          </table:table-cell>
          <table:table-cell table:style-name="ce105" table:formula="of:=([.C26]-[.$C$17])*[.$H$5]" office:value-type="float" office:value="9.71999999999952" calcext:value-type="float">
            <text:p>9,720</text:p>
          </table:table-cell>
          <table:table-cell table:style-name="ce105" table:formula="of:=([.D26]-[.$D$17])*[.$H$5]" office:value-type="float" office:value="164.82" calcext:value-type="float">
            <text:p>164,820</text:p>
          </table:table-cell>
          <table:table-cell table:style-name="ce93" table:formula="of:=TEXT([.H26]-[.H25];&quot;#,##k&quot;)" office:value-type="string" office:string-value="5,46k" calcext:value-type="string">
            <text:p>5,46k</text:p>
          </table:table-cell>
          <table:table-cell table:style-name="ce101" table:formula="of:=IF([.G26]/[.F26]*100&gt;20;TEXT([.G26]/[.F26]*100;&quot;##,## CZ&quot;);TEXT([.G26]/[.F26]*100;&quot;##,##&quot;))" office:value-type="string" office:string-value="4,95" calcext:value-type="string">
            <text:p>4,95</text:p>
          </table:table-cell>
          <table:table-cell table:style-name="ce129" table:formula="of:=IF([.H26]/[.F26]*100&gt;15;TEXT([.H26]/[.F26]*100;&quot;##,## CZ&quot;);TEXT([.H26]/[.F26]*100;&quot;##,##&quot;))" office:value-type="string" office:string-value="83,88 CZ" calcext:value-type="string">
            <text:p>83,88 CZ</text:p>
          </table:table-cell>
          <table:table-cell table:style-name="ce185" office:value-type="time" office:time-value="PT14H40M00S" calcext:value-type="time">
            <text:p>14:40</text:p>
          </table:table-cell>
          <table:table-cell table:style-name="ce175" table:formula="of:=([.H25]/[.F25]*100)-([.H26]/[.F26]*100)" office:value-type="float" office:value="29.3361186492572" calcext:value-type="float">
            <text:p>29,34</text:p>
          </table:table-cell>
          <table:table-cell/>
          <table:table-cell table:formula="of:=[.F26]+([.H26]/2)" office:value-type="float" office:value="278.909999999999" calcext:value-type="float">
            <text:p>278,909999999999</text:p>
          </table:table-cell>
          <table:table-cell table:formula="of:=[.O26]/[.F26]" office:value-type="float" office:value="1.4193893129771" calcext:value-type="float">
            <text:p>1,4193893129771</text:p>
          </table:table-cell>
          <table:table-cell table:number-columns-repeated="1008"/>
        </table:table-row>
        <table:table-row table:style-name="ro3">
          <table:table-cell table:style-name="ce22"/>
          <table:table-cell table:style-name="ce107" office:value-type="float" office:value="1026.454" calcext:value-type="float">
            <text:p>1026,454</text:p>
          </table:table-cell>
          <table:table-cell table:style-name="ce107" office:value-type="float" office:value="68.765" calcext:value-type="float">
            <text:p>68,765</text:p>
          </table:table-cell>
          <table:table-cell table:style-name="ce107" office:value-type="float" office:value="57.281" calcext:value-type="float">
            <text:p>57,281</text:p>
          </table:table-cell>
          <table:table-cell table:style-name="ce107" office:value-type="string" calcext:value-type="string">
            <text:p>k</text:p>
          </table:table-cell>
          <table:table-cell table:style-name="ce108" table:formula="of:=([.B27]-[.$B$17])*[.$H$5]" office:value-type="float" office:value="201.179999999997" calcext:value-type="float">
            <text:p>201,180</text:p>
          </table:table-cell>
          <table:table-cell table:style-name="ce108" table:formula="of:=([.C27]-[.$C$17])*[.$H$5]" office:value-type="float" office:value="13.4999999999997" calcext:value-type="float">
            <text:p>13,500</text:p>
          </table:table-cell>
          <table:table-cell table:style-name="ce108" table:formula="of:=([.D27]-[.$D$17])*[.$H$5]" office:value-type="float" office:value="164.82" calcext:value-type="float">
            <text:p>164,820</text:p>
          </table:table-cell>
          <table:table-cell table:style-name="ce78"/>
          <table:table-cell table:style-name="ce101" table:formula="of:=IF([.G27]/[.F27]*100&gt;20;TEXT([.G27]/[.F27]*100;&quot;##,## CZ&quot;);TEXT([.G27]/[.F27]*100;&quot;##,##&quot;))" office:value-type="string" office:string-value="6,71" calcext:value-type="string">
            <text:p>6,71</text:p>
          </table:table-cell>
          <table:table-cell table:style-name="ce129" table:formula="of:=IF([.H27]/[.F27]*100&gt;15;TEXT([.H27]/[.F27]*100;&quot;##,## CZ&quot;);TEXT([.H27]/[.F27]*100;&quot;##,##&quot;))" office:value-type="string" office:string-value="81,93 CZ" calcext:value-type="string">
            <text:p>81,93 CZ</text:p>
          </table:table-cell>
          <table:table-cell table:style-name="ce187" office:value-type="time" office:time-value="PT16H00M00S" calcext:value-type="time">
            <text:p>16:00</text:p>
          </table:table-cell>
          <table:table-cell table:style-name="ce175" table:formula="of:=([.H26]/[.F26]*100)-([.H27]/[.F27]*100)" office:value-type="float" office:value="1.95122972932899" calcext:value-type="float">
            <text:p>1,95</text:p>
          </table:table-cell>
          <table:table-cell/>
          <table:table-cell table:formula="of:=[.F27]+([.H27]/2)" office:value-type="float" office:value="283.589999999997" calcext:value-type="float">
            <text:p>283,589999999997</text:p>
          </table:table-cell>
          <table:table-cell table:formula="of:=[.O27]/[.F27]" office:value-type="float" office:value="1.40963316433046" calcext:value-type="float">
            <text:p>1,40963316433046</text:p>
          </table:table-cell>
          <table:table-cell table:number-columns-repeated="1008"/>
        </table:table-row>
        <table:table-row table:style-name="ro3">
          <table:table-cell table:style-name="ce27"/>
          <table:table-cell table:style-name="ce85" office:value-type="float" office:value="1026.49" calcext:value-type="float">
            <text:p>1026,490</text:p>
          </table:table-cell>
          <table:table-cell table:style-name="ce85" office:value-type="float" office:value="68.77" calcext:value-type="float">
            <text:p>68,770</text:p>
          </table:table-cell>
          <table:table-cell table:style-name="ce85" office:value-type="float" office:value="57.282" calcext:value-type="float">
            <text:p>57,282</text:p>
          </table:table-cell>
          <table:table-cell table:style-name="ce85" office:value-type="string" calcext:value-type="string">
            <text:p><text:s/></text:p>
          </table:table-cell>
          <table:table-cell table:style-name="ce85" table:formula="of:=([.B28]-[.$B$17])*[.$H$5]" office:value-type="float" office:value="203.340000000001" calcext:value-type="float">
            <text:p>203,340</text:p>
          </table:table-cell>
          <table:table-cell table:style-name="ce85" table:formula="of:=([.C28]-[.$C$17])*[.$H$5]" office:value-type="float" office:value="13.7999999999994" calcext:value-type="float">
            <text:p>13,800</text:p>
          </table:table-cell>
          <table:table-cell table:style-name="ce68" table:formula="of:=([.D28]-[.$D$17])*[.$H$5]" office:value-type="float" office:value="164.88" calcext:value-type="float">
            <text:p>164,880</text:p>
          </table:table-cell>
          <table:table-cell table:style-name="ce99" table:formula="of:=TEXT([.H28]-[.H25];&quot;#,##k&quot;)" office:value-type="string" office:string-value="5,52k" calcext:value-type="string">
            <text:p>5,52k</text:p>
          </table:table-cell>
          <table:table-cell table:style-name="ce101" table:formula="of:=IF([.G28]/[.F28]*100&gt;20;TEXT([.G28]/[.F28]*100;&quot;##,## CZ&quot;);TEXT([.G28]/[.F28]*100;&quot;##,##&quot;))" office:value-type="string" office:string-value="6,79" calcext:value-type="string">
            <text:p>6,79</text:p>
          </table:table-cell>
          <table:table-cell table:style-name="ce129" table:formula="of:=IF([.H28]/[.F28]*100&gt;15;TEXT([.H28]/[.F28]*100;&quot;##,## CZ&quot;);TEXT([.H28]/[.F28]*100;&quot;##,##&quot;))" office:value-type="string" office:string-value="81,09 CZ" calcext:value-type="string">
            <text:p>81,09 CZ</text:p>
          </table:table-cell>
          <table:table-cell table:style-name="ce184" office:value-type="time" office:time-value="PT17H30M00S" calcext:value-type="time">
            <text:p>17:30</text:p>
          </table:table-cell>
          <table:table-cell table:style-name="ce177" table:formula="of:=([.H27]/[.F27]*100)-([.H28]/[.F28]*100)" office:value-type="float" office:value="0.840766828912578" calcext:value-type="float">
            <text:p>0,84</text:p>
          </table:table-cell>
          <table:table-cell table:style-name="ce198" table:formula="of:=SUM([.M26:.M28])" office:value-type="float" office:value="32.1281152074988" calcext:value-type="float">
            <text:p>32,13</text:p>
          </table:table-cell>
          <table:table-cell table:formula="of:=[.F28]+([.H28]/2)" office:value-type="float" office:value="285.780000000001" calcext:value-type="float">
            <text:p>285,780000000001</text:p>
          </table:table-cell>
          <table:table-cell table:formula="of:=[.O28]/[.F28]" office:value-type="float" office:value="1.40542933018589" calcext:value-type="float">
            <text:p>1,40542933018589</text:p>
          </table:table-cell>
          <table:table-cell table:number-columns-repeated="1008"/>
        </table:table-row>
        <table:table-row table:style-name="ro3">
          <table:table-cell table:style-name="ce16" office:value-type="date" office:date-value="2021-12-08" calcext:value-type="date">
            <text:p>08.Ara</text:p>
          </table:table-cell>
          <table:table-cell table:style-name="ce105" office:value-type="float" office:value="1026.706" calcext:value-type="float">
            <text:p>1026,706</text:p>
          </table:table-cell>
          <table:table-cell table:style-name="ce105" office:value-type="float" office:value="68.906" calcext:value-type="float">
            <text:p>68,906</text:p>
          </table:table-cell>
          <table:table-cell table:style-name="ce105" office:value-type="float" office:value="57.284" calcext:value-type="float">
            <text:p>57,284</text:p>
          </table:table-cell>
          <table:table-cell table:style-name="ce105"/>
          <table:table-cell table:style-name="ce105" table:formula="of:=([.B29]-[.$B$17])*[.$H$5]" office:value-type="float" office:value="216.299999999994" calcext:value-type="float">
            <text:p>216,300</text:p>
          </table:table-cell>
          <table:table-cell table:style-name="ce105" table:formula="of:=([.C29]-[.$C$17])*[.$H$5]" office:value-type="float" office:value="21.96" calcext:value-type="float">
            <text:p>21,960</text:p>
          </table:table-cell>
          <table:table-cell table:style-name="ce105" table:formula="of:=([.D29]-[.$D$17])*[.$H$5]" office:value-type="float" office:value="165" calcext:value-type="float">
            <text:p>165,000</text:p>
          </table:table-cell>
          <table:table-cell table:style-name="ce93" table:formula="of:=TEXT([.H29]-[.H28];&quot;#,##k&quot;)" office:value-type="string" office:string-value=",12k" calcext:value-type="string">
            <text:p>,12k</text:p>
          </table:table-cell>
          <table:table-cell table:style-name="ce101" table:formula="of:=IF([.G29]/[.F29]*100&gt;20;TEXT([.G29]/[.F29]*100;&quot;##,## CZ&quot;);TEXT([.G29]/[.F29]*100;&quot;##,##&quot;))" office:value-type="string" office:string-value="10,15" calcext:value-type="string">
            <text:p>10,15</text:p>
          </table:table-cell>
          <table:table-cell table:style-name="ce129" table:formula="of:=IF([.H29]/[.F29]*100&gt;15;TEXT([.H29]/[.F29]*100;&quot;##,## CZ&quot;);TEXT([.H29]/[.F29]*100;&quot;##,##&quot;))" office:value-type="string" office:string-value="76,28 CZ" calcext:value-type="string">
            <text:p>76,28 CZ</text:p>
          </table:table-cell>
          <table:table-cell table:style-name="ce185" office:value-type="time" office:time-value="PT08H30M00S" calcext:value-type="time">
            <text:p>08:30</text:p>
          </table:table-cell>
          <table:table-cell table:style-name="ce175" table:formula="of:=([.H28]/[.F28]*100)-([.H29]/[.F29]*100)" office:value-type="float" office:value="4.80292567656632" calcext:value-type="float">
            <text:p>4,80</text:p>
          </table:table-cell>
          <table:table-cell/>
          <table:table-cell table:formula="of:=[.F29]+([.H29]/2)" office:value-type="float" office:value="298.799999999994" calcext:value-type="float">
            <text:p>298,799999999994</text:p>
          </table:table-cell>
          <table:table-cell table:formula="of:=[.O29]/[.F29]" office:value-type="float" office:value="1.38141470180306" calcext:value-type="float">
            <text:p>1,38141470180306</text:p>
          </table:table-cell>
          <table:table-cell table:number-columns-repeated="1008"/>
        </table:table-row>
        <table:table-row table:style-name="ro3">
          <table:table-cell table:style-name="ce22"/>
          <table:table-cell table:style-name="ce107" office:value-type="float" office:value="1026.825" calcext:value-type="float">
            <text:p>1026,825</text:p>
          </table:table-cell>
          <table:table-cell table:style-name="ce107" office:value-type="float" office:value="68.911" calcext:value-type="float">
            <text:p>68,911</text:p>
          </table:table-cell>
          <table:table-cell table:style-name="ce107" office:value-type="float" office:value="57.287" calcext:value-type="float">
            <text:p>57,287</text:p>
          </table:table-cell>
          <table:table-cell table:style-name="ce107"/>
          <table:table-cell table:style-name="ce108" table:formula="of:=([.B30]-[.$B$17])*[.$H$5]" office:value-type="float" office:value="223.440000000003" calcext:value-type="float">
            <text:p>223,440</text:p>
          </table:table-cell>
          <table:table-cell table:style-name="ce108" table:formula="of:=([.C30]-[.$C$17])*[.$H$5]" office:value-type="float" office:value="22.2599999999997" calcext:value-type="float">
            <text:p>22,260</text:p>
          </table:table-cell>
          <table:table-cell table:style-name="ce108" table:formula="of:=([.D30]-[.$D$17])*[.$H$5]" office:value-type="float" office:value="165.18" calcext:value-type="float">
            <text:p>165,180</text:p>
          </table:table-cell>
          <table:table-cell table:style-name="ce78"/>
          <table:table-cell table:style-name="ce101" table:formula="of:=IF([.G30]/[.F30]*100&gt;20;TEXT([.G30]/[.F30]*100;&quot;##,## CZ&quot;);TEXT([.G30]/[.F30]*100;&quot;##,##&quot;))" office:value-type="string" office:string-value="9,96" calcext:value-type="string">
            <text:p>9,96</text:p>
          </table:table-cell>
          <table:table-cell table:style-name="ce129" table:formula="of:=IF([.H30]/[.F30]*100&gt;15;TEXT([.H30]/[.F30]*100;&quot;##,## CZ&quot;);TEXT([.H30]/[.F30]*100;&quot;##,##&quot;))" office:value-type="string" office:string-value="73,93 CZ" calcext:value-type="string">
            <text:p>73,93 CZ</text:p>
          </table:table-cell>
          <table:table-cell table:style-name="ce186" office:value-type="time" office:time-value="PT10H30M00S" calcext:value-type="time">
            <text:p>10:30</text:p>
          </table:table-cell>
          <table:table-cell table:style-name="ce175" table:formula="of:=([.H29]/[.F29]*100)-([.H30]/[.F30]*100)" office:value-type="float" office:value="2.35705421668212" calcext:value-type="float">
            <text:p>2,36</text:p>
          </table:table-cell>
          <table:table-cell/>
          <table:table-cell table:formula="of:=[.F30]+([.H30]/2)" office:value-type="float" office:value="306.030000000003" calcext:value-type="float">
            <text:p>306,030000000003</text:p>
          </table:table-cell>
          <table:table-cell table:formula="of:=[.O30]/[.F30]" office:value-type="float" office:value="1.36962943071965" calcext:value-type="float">
            <text:p>1,36962943071965</text:p>
          </table:table-cell>
          <table:table-cell table:number-columns-repeated="1008"/>
        </table:table-row>
        <table:table-row table:style-name="ro3">
          <table:table-cell table:style-name="ce22"/>
          <table:table-cell table:style-name="ce107" office:value-type="float" office:value="1026.949" calcext:value-type="float">
            <text:p>1026,949</text:p>
          </table:table-cell>
          <table:table-cell table:style-name="ce107" office:value-type="float" office:value="68.916" calcext:value-type="float">
            <text:p>68,916</text:p>
          </table:table-cell>
          <table:table-cell table:style-name="ce107" office:value-type="float" office:value="57.29" calcext:value-type="float">
            <text:p>57,290</text:p>
          </table:table-cell>
          <table:table-cell table:style-name="ce107"/>
          <table:table-cell table:style-name="ce108" table:formula="of:=([.B31]-[.$B$17])*[.$H$5]" office:value-type="float" office:value="230.880000000004" calcext:value-type="float">
            <text:p>230,880</text:p>
          </table:table-cell>
          <table:table-cell table:style-name="ce108" table:formula="of:=([.C31]-[.$C$17])*[.$H$5]" office:value-type="float" office:value="22.5599999999994" calcext:value-type="float">
            <text:p>22,560</text:p>
          </table:table-cell>
          <table:table-cell table:style-name="ce108" table:formula="of:=([.D31]-[.$D$17])*[.$H$5]" office:value-type="float" office:value="165.36" calcext:value-type="float">
            <text:p>165,360</text:p>
          </table:table-cell>
          <table:table-cell table:style-name="ce78"/>
          <table:table-cell table:style-name="ce101" table:formula="of:=IF([.G31]/[.F31]*100&gt;20;TEXT([.G31]/[.F31]*100;&quot;##,## CZ&quot;);TEXT([.G31]/[.F31]*100;&quot;##,##&quot;))" office:value-type="string" office:string-value="9,77" calcext:value-type="string">
            <text:p>9,77</text:p>
          </table:table-cell>
          <table:table-cell table:style-name="ce129" table:formula="of:=IF([.H31]/[.F31]*100&gt;15;TEXT([.H31]/[.F31]*100;&quot;##,## CZ&quot;);TEXT([.H31]/[.F31]*100;&quot;##,##&quot;))" office:value-type="string" office:string-value="71,62 CZ" calcext:value-type="string">
            <text:p>71,62 CZ</text:p>
          </table:table-cell>
          <table:table-cell table:style-name="ce186" office:value-type="time" office:time-value="PT12H30M00S" calcext:value-type="time">
            <text:p>12:30</text:p>
          </table:table-cell>
          <table:table-cell table:style-name="ce175" table:formula="of:=([.H30]/[.F30]*100)-([.H31]/[.F31]*100)" office:value-type="float" office:value="2.30426452230988" calcext:value-type="float">
            <text:p>2,30</text:p>
          </table:table-cell>
          <table:table-cell/>
          <table:table-cell table:formula="of:=[.F31]+([.H31]/2)" office:value-type="float" office:value="313.560000000004" calcext:value-type="float">
            <text:p>313,560000000004</text:p>
          </table:table-cell>
          <table:table-cell table:formula="of:=[.O31]/[.F31]" office:value-type="float" office:value="1.3581081081081" calcext:value-type="float">
            <text:p>1,3581081081081</text:p>
          </table:table-cell>
          <table:table-cell table:number-columns-repeated="1008"/>
        </table:table-row>
        <table:table-row table:style-name="ro3">
          <table:table-cell table:style-name="ce22"/>
          <table:table-cell table:style-name="ce107" office:value-type="float" office:value="1027.097" calcext:value-type="float">
            <text:p>1027,097</text:p>
          </table:table-cell>
          <table:table-cell table:style-name="ce107" office:value-type="float" office:value="68.919" calcext:value-type="float">
            <text:p>68,919</text:p>
          </table:table-cell>
          <table:table-cell table:style-name="ce107" office:value-type="float" office:value="57.296" calcext:value-type="float">
            <text:p>57,296</text:p>
          </table:table-cell>
          <table:table-cell table:style-name="ce107"/>
          <table:table-cell table:style-name="ce108" table:formula="of:=([.B32]-[.$B$17])*[.$H$5]" office:value-type="float" office:value="239.759999999999" calcext:value-type="float">
            <text:p>239,760</text:p>
          </table:table-cell>
          <table:table-cell table:style-name="ce108" table:formula="of:=([.C32]-[.$C$17])*[.$H$5]" office:value-type="float" office:value="22.7399999999994" calcext:value-type="float">
            <text:p>22,740</text:p>
          </table:table-cell>
          <table:table-cell table:style-name="ce108" table:formula="of:=([.D32]-[.$D$17])*[.$H$5]" office:value-type="float" office:value="165.72" calcext:value-type="float">
            <text:p>165,720</text:p>
          </table:table-cell>
          <table:table-cell table:style-name="ce78"/>
          <table:table-cell table:style-name="ce101" table:formula="of:=IF([.G32]/[.F32]*100&gt;20;TEXT([.G32]/[.F32]*100;&quot;##,## CZ&quot;);TEXT([.G32]/[.F32]*100;&quot;##,##&quot;))" office:value-type="string" office:string-value="9,48" calcext:value-type="string">
            <text:p>9,48</text:p>
          </table:table-cell>
          <table:table-cell table:style-name="ce129" table:formula="of:=IF([.H32]/[.F32]*100&gt;15;TEXT([.H32]/[.F32]*100;&quot;##,## CZ&quot;);TEXT([.H32]/[.F32]*100;&quot;##,##&quot;))" office:value-type="string" office:string-value="69,12 CZ" calcext:value-type="string">
            <text:p>69,12 CZ</text:p>
          </table:table-cell>
          <table:table-cell table:style-name="ce186" office:value-type="time" office:time-value="PT14H30M00S" calcext:value-type="time">
            <text:p>14:30</text:p>
          </table:table-cell>
          <table:table-cell table:style-name="ce175" table:formula="of:=([.H31]/[.F31]*100)-([.H32]/[.F32]*100)" office:value-type="float" office:value="2.50250250250099" calcext:value-type="float">
            <text:p>2,50</text:p>
          </table:table-cell>
          <table:table-cell/>
          <table:table-cell table:formula="of:=[.F32]+([.H32]/2)" office:value-type="float" office:value="322.619999999999" calcext:value-type="float">
            <text:p>322,619999999999</text:p>
          </table:table-cell>
          <table:table-cell table:formula="of:=[.O32]/[.F32]" office:value-type="float" office:value="1.3455955955956" calcext:value-type="float">
            <text:p>1,3455955955956</text:p>
          </table:table-cell>
          <table:table-cell table:number-columns-repeated="1008"/>
        </table:table-row>
        <table:table-row table:style-name="ro3">
          <table:table-cell table:style-name="ce27"/>
          <table:table-cell table:style-name="ce85" office:value-type="float" office:value="1027.123" calcext:value-type="float">
            <text:p>1027,123</text:p>
          </table:table-cell>
          <table:table-cell table:style-name="ce85" office:value-type="float" office:value="68.919" calcext:value-type="float">
            <text:p>68,919</text:p>
          </table:table-cell>
          <table:table-cell table:style-name="ce85" office:value-type="float" office:value="57.297" calcext:value-type="float">
            <text:p>57,297</text:p>
          </table:table-cell>
          <table:table-cell table:style-name="ce85"/>
          <table:table-cell table:style-name="ce85" table:formula="of:=([.B33]-[.$B$17])*[.$H$5]" office:value-type="float" office:value="241.320000000003" calcext:value-type="float">
            <text:p>241,320</text:p>
          </table:table-cell>
          <table:table-cell table:style-name="ce85" table:formula="of:=([.C33]-[.$C$17])*[.$H$5]" office:value-type="float" office:value="22.7399999999994" calcext:value-type="float">
            <text:p>22,740</text:p>
          </table:table-cell>
          <table:table-cell table:style-name="ce68" table:formula="of:=([.D33]-[.$D$17])*[.$H$5]" office:value-type="float" office:value="165.78" calcext:value-type="float">
            <text:p>165,780</text:p>
          </table:table-cell>
          <table:table-cell table:style-name="ce98" table:formula="of:=TEXT([.H33]-[.H28];&quot;#,##k&quot;)" office:value-type="string" office:string-value=",9k" calcext:value-type="string">
            <text:p>,9k</text:p>
          </table:table-cell>
          <table:table-cell table:style-name="ce101" table:formula="of:=IF([.G33]/[.F33]*100&gt;20;TEXT([.G33]/[.F33]*100;&quot;##,## CZ&quot;);TEXT([.G33]/[.F33]*100;&quot;##,##&quot;))" office:value-type="string" office:string-value="9,42" calcext:value-type="string">
            <text:p>9,42</text:p>
          </table:table-cell>
          <table:table-cell table:style-name="ce129" table:formula="of:=IF([.H33]/[.F33]*100&gt;15;TEXT([.H33]/[.F33]*100;&quot;##,## CZ&quot;);TEXT([.H33]/[.F33]*100;&quot;##,##&quot;))" office:value-type="string" office:string-value="68,7 CZ" calcext:value-type="string">
            <text:p>68,7 CZ</text:p>
          </table:table-cell>
          <table:table-cell table:style-name="ce184" office:value-type="time" office:time-value="PT15H00M00S" calcext:value-type="time">
            <text:p>15:00</text:p>
          </table:table-cell>
          <table:table-cell table:style-name="ce177" table:formula="of:=([.H32]/[.F32]*100)-([.H33]/[.F33]*100)" office:value-type="float" office:value="0.421953529861185" calcext:value-type="float">
            <text:p>0,42</text:p>
          </table:table-cell>
          <table:table-cell table:style-name="ce198" table:formula="of:=SUM([.M29:.M33])" office:value-type="float" office:value="12.3887004479205" calcext:value-type="float">
            <text:p>12,39</text:p>
          </table:table-cell>
          <table:table-cell table:formula="of:=[.F33]+([.H33]/2)" office:value-type="float" office:value="324.210000000003" calcext:value-type="float">
            <text:p>324,210000000003</text:p>
          </table:table-cell>
          <table:table-cell table:formula="of:=[.O33]/[.F33]" office:value-type="float" office:value="1.34348582794629" calcext:value-type="float">
            <text:p>1,34348582794629</text:p>
          </table:table-cell>
          <table:table-cell table:number-columns-repeated="1008"/>
        </table:table-row>
        <table:table-row table:style-name="ro3">
          <table:table-cell table:style-name="ce16" office:value-type="date" office:date-value="2021-12-09" calcext:value-type="date">
            <text:p>09.Ara</text:p>
          </table:table-cell>
          <table:table-cell table:style-name="ce105" office:value-type="float" office:value="1027.313" calcext:value-type="float">
            <text:p>1027,313</text:p>
          </table:table-cell>
          <table:table-cell table:style-name="ce105" office:value-type="float" office:value="68.948" calcext:value-type="float">
            <text:p>68,948</text:p>
          </table:table-cell>
          <table:table-cell table:style-name="ce105" office:value-type="float" office:value="57.301" calcext:value-type="float">
            <text:p>57,301</text:p>
          </table:table-cell>
          <table:table-cell table:style-name="ce105"/>
          <table:table-cell table:style-name="ce105" table:formula="of:=([.B34]-[.$B$17])*[.$H$5]" office:value-type="float" office:value="252.720000000006" calcext:value-type="float">
            <text:p>252,720</text:p>
          </table:table-cell>
          <table:table-cell table:style-name="ce105" table:formula="of:=([.C34]-[.$C$17])*[.$H$5]" office:value-type="float" office:value="24.4799999999992" calcext:value-type="float">
            <text:p>24,480</text:p>
          </table:table-cell>
          <table:table-cell table:style-name="ce68" table:formula="of:=([.D34]-[.$D$17])*[.$H$5]" office:value-type="float" office:value="166.02" calcext:value-type="float">
            <text:p>166,020</text:p>
          </table:table-cell>
          <table:table-cell table:style-name="ce100" table:formula="of:=TEXT([.H34]-[.H33];&quot;#,##k&quot;)" office:value-type="string" office:string-value=",24k" calcext:value-type="string">
            <text:p>,24k</text:p>
          </table:table-cell>
          <table:table-cell table:style-name="ce101" table:formula="of:=IF([.G34]/[.F34]*100&gt;20;TEXT([.G34]/[.F34]*100;&quot;##,## CZ&quot;);TEXT([.G34]/[.F34]*100;&quot;##,##&quot;))" office:value-type="string" office:string-value="9,69" calcext:value-type="string">
            <text:p>9,69</text:p>
          </table:table-cell>
          <table:table-cell table:style-name="ce129" table:formula="of:=IF([.H34]/[.F34]*100&gt;15;TEXT([.H34]/[.F34]*100;&quot;##,## CZ&quot;);TEXT([.H34]/[.F34]*100;&quot;##,##&quot;))" office:value-type="string" office:string-value="65,69 CZ" calcext:value-type="string">
            <text:p>65,69 CZ</text:p>
          </table:table-cell>
          <table:table-cell table:style-name="ce185" office:value-type="time" office:time-value="PT08H30M00S" calcext:value-type="time">
            <text:p>08:30</text:p>
          </table:table-cell>
          <table:table-cell table:style-name="ce175" table:formula="of:=([.H33]/[.F33]*100)-([.H34]/[.F34]*100)" office:value-type="float" office:value="3.00390822933575" calcext:value-type="float">
            <text:p>3,00</text:p>
          </table:table-cell>
          <table:table-cell/>
          <table:table-cell table:formula="of:=[.F34]+([.H34]/2)" office:value-type="float" office:value="335.730000000006" calcext:value-type="float">
            <text:p>335,730000000006</text:p>
          </table:table-cell>
          <table:table-cell table:formula="of:=[.O34]/[.F34]" office:value-type="float" office:value="1.32846628679961" calcext:value-type="float">
            <text:p>1,32846628679961</text:p>
          </table:table-cell>
          <table:table-cell table:number-columns-repeated="1008"/>
        </table:table-row>
        <table:table-row table:style-name="ro3">
          <table:table-cell table:style-name="ce20"/>
          <table:table-cell table:style-name="ce108" office:value-type="float" office:value="1027.451" calcext:value-type="float">
            <text:p>1027,451</text:p>
          </table:table-cell>
          <table:table-cell table:style-name="ce108" office:value-type="float" office:value="68.952" calcext:value-type="float">
            <text:p>68,952</text:p>
          </table:table-cell>
          <table:table-cell table:style-name="ce108" office:value-type="float" office:value="57.303" calcext:value-type="float">
            <text:p>57,303</text:p>
          </table:table-cell>
          <table:table-cell table:style-name="ce108"/>
          <table:table-cell table:style-name="ce108" table:formula="of:=([.B35]-[.$B$17])*[.$H$5]" office:value-type="float" office:value="261.000000000001" calcext:value-type="float">
            <text:p>261,000</text:p>
          </table:table-cell>
          <table:table-cell table:style-name="ce108" table:formula="of:=([.C35]-[.$C$17])*[.$H$5]" office:value-type="float" office:value="24.7199999999995" calcext:value-type="float">
            <text:p>24,720</text:p>
          </table:table-cell>
          <table:table-cell table:style-name="ce108" table:formula="of:=([.D35]-[.$D$17])*[.$H$5]" office:value-type="float" office:value="166.14" calcext:value-type="float">
            <text:p>166,140</text:p>
          </table:table-cell>
          <table:table-cell table:style-name="ce78"/>
          <table:table-cell table:style-name="ce101" table:formula="of:=IF([.G35]/[.F35]*100&gt;20;TEXT([.G35]/[.F35]*100;&quot;##,## CZ&quot;);TEXT([.G35]/[.F35]*100;&quot;##,##&quot;))" office:value-type="string" office:string-value="9,47" calcext:value-type="string">
            <text:p>9,47</text:p>
          </table:table-cell>
          <table:table-cell table:style-name="ce129" table:formula="of:=IF([.H35]/[.F35]*100&gt;15;TEXT([.H35]/[.F35]*100;&quot;##,## CZ&quot;);TEXT([.H35]/[.F35]*100;&quot;##,##&quot;))" office:value-type="string" office:string-value="63,66 CZ" calcext:value-type="string">
            <text:p>63,66 CZ</text:p>
          </table:table-cell>
          <table:table-cell table:style-name="ce187" office:value-type="time" office:time-value="PT11H00M00S" calcext:value-type="time">
            <text:p>11:00</text:p>
          </table:table-cell>
          <table:table-cell table:style-name="ce175" table:formula="of:=([.H34]/[.F34]*100)-([.H35]/[.F35]*100)" office:value-type="float" office:value="2.03808494612962" calcext:value-type="float">
            <text:p>2,04</text:p>
          </table:table-cell>
          <table:table-cell/>
          <table:table-cell table:formula="of:=[.F35]+([.H35]/2)" office:value-type="float" office:value="344.070000000001" calcext:value-type="float">
            <text:p>344,070000000001</text:p>
          </table:table-cell>
          <table:table-cell table:formula="of:=[.O35]/[.F35]" office:value-type="float" office:value="1.31827586206896" calcext:value-type="float">
            <text:p>1,31827586206896</text:p>
          </table:table-cell>
          <table:table-cell table:number-columns-repeated="1008"/>
        </table:table-row>
        <table:table-row table:style-name="ro3">
          <table:table-cell table:style-name="ce20"/>
          <table:table-cell table:style-name="ce108" office:value-type="float" office:value="1027.587" calcext:value-type="float">
            <text:p>1027,587</text:p>
          </table:table-cell>
          <table:table-cell table:style-name="ce108" office:value-type="float" office:value="68.957" calcext:value-type="float">
            <text:p>68,957</text:p>
          </table:table-cell>
          <table:table-cell table:style-name="ce108" office:value-type="float" office:value="57.306" calcext:value-type="float">
            <text:p>57,306</text:p>
          </table:table-cell>
          <table:table-cell table:style-name="ce108"/>
          <table:table-cell table:style-name="ce108" table:formula="of:=([.B36]-[.$B$17])*[.$H$5]" office:value-type="float" office:value="269.159999999999" calcext:value-type="float">
            <text:p>269,160</text:p>
          </table:table-cell>
          <table:table-cell table:style-name="ce108" table:formula="of:=([.C36]-[.$C$17])*[.$H$5]" office:value-type="float" office:value="25.0199999999992" calcext:value-type="float">
            <text:p>25,020</text:p>
          </table:table-cell>
          <table:table-cell table:style-name="ce108" table:formula="of:=([.D36]-[.$D$17])*[.$H$5]" office:value-type="float" office:value="166.32" calcext:value-type="float">
            <text:p>166,320</text:p>
          </table:table-cell>
          <table:table-cell table:style-name="ce78"/>
          <table:table-cell table:style-name="ce101" table:formula="of:=IF([.G36]/[.F36]*100&gt;20;TEXT([.G36]/[.F36]*100;&quot;##,## CZ&quot;);TEXT([.G36]/[.F36]*100;&quot;##,##&quot;))" office:value-type="string" office:string-value="9,3" calcext:value-type="string">
            <text:p>9,3</text:p>
          </table:table-cell>
          <table:table-cell table:style-name="ce129" table:formula="of:=IF([.H36]/[.F36]*100&gt;15;TEXT([.H36]/[.F36]*100;&quot;##,## CZ&quot;);TEXT([.H36]/[.F36]*100;&quot;##,##&quot;))" office:value-type="string" office:string-value="61,79 CZ" calcext:value-type="string">
            <text:p>61,79 CZ</text:p>
          </table:table-cell>
          <table:table-cell table:style-name="ce187" office:value-type="time" office:time-value="PT14H00M00S" calcext:value-type="time">
            <text:p>14:00</text:p>
          </table:table-cell>
          <table:table-cell table:style-name="ce175" table:formula="of:=([.H35]/[.F35]*100)-([.H36]/[.F36]*100)" office:value-type="float" office:value="1.86292988146985" calcext:value-type="float">
            <text:p>1,86</text:p>
          </table:table-cell>
          <table:table-cell/>
          <table:table-cell table:formula="of:=[.F36]+([.H36]/2)" office:value-type="float" office:value="352.319999999999" calcext:value-type="float">
            <text:p>352,319999999999</text:p>
          </table:table-cell>
          <table:table-cell table:formula="of:=[.O36]/[.F36]" office:value-type="float" office:value="1.30896121266162" calcext:value-type="float">
            <text:p>1,30896121266162</text:p>
          </table:table-cell>
          <table:table-cell table:number-columns-repeated="1008"/>
        </table:table-row>
        <table:table-row table:style-name="ro3">
          <table:table-cell table:style-name="ce20"/>
          <table:table-cell table:style-name="ce108" office:value-type="float" office:value="1027.747" calcext:value-type="float">
            <text:p>1027,747</text:p>
          </table:table-cell>
          <table:table-cell table:style-name="ce108" office:value-type="float" office:value="68.965" calcext:value-type="float">
            <text:p>68,965</text:p>
          </table:table-cell>
          <table:table-cell table:style-name="ce108" office:value-type="float" office:value="57.311" calcext:value-type="float">
            <text:p>57,311</text:p>
          </table:table-cell>
          <table:table-cell table:style-name="ce108"/>
          <table:table-cell table:style-name="ce108" table:formula="of:=([.B37]-[.$B$17])*[.$H$5]" office:value-type="float" office:value="278.760000000004" calcext:value-type="float">
            <text:p>278,760</text:p>
          </table:table-cell>
          <table:table-cell table:style-name="ce108" table:formula="of:=([.C37]-[.$C$17])*[.$H$5]" office:value-type="float" office:value="25.4999999999998" calcext:value-type="float">
            <text:p>25,500</text:p>
          </table:table-cell>
          <table:table-cell table:style-name="ce108" table:formula="of:=([.D37]-[.$D$17])*[.$H$5]" office:value-type="float" office:value="166.62" calcext:value-type="float">
            <text:p>166,620</text:p>
          </table:table-cell>
          <table:table-cell table:style-name="ce98" table:formula="of:=TEXT([.H37]-[.H33];&quot;#,##k&quot;)" office:value-type="string" office:string-value=",84k" calcext:value-type="string">
            <text:p>,84k</text:p>
          </table:table-cell>
          <table:table-cell table:style-name="ce101" table:formula="of:=IF([.G37]/[.F37]*100&gt;20;TEXT([.G37]/[.F37]*100;&quot;##,## CZ&quot;);TEXT([.G37]/[.F37]*100;&quot;##,##&quot;))" office:value-type="string" office:string-value="9,15" calcext:value-type="string">
            <text:p>9,15</text:p>
          </table:table-cell>
          <table:table-cell table:style-name="ce129" table:formula="of:=IF([.H37]/[.F37]*100&gt;15;TEXT([.H37]/[.F37]*100;&quot;##,## CZ&quot;);TEXT([.H37]/[.F37]*100;&quot;##,##&quot;))" office:value-type="string" office:string-value="59,77 CZ" calcext:value-type="string">
            <text:p>59,77 CZ</text:p>
          </table:table-cell>
          <table:table-cell table:style-name="ce187" office:value-type="time" office:time-value="PT17H00M00S" calcext:value-type="time">
            <text:p>17:00</text:p>
          </table:table-cell>
          <table:table-cell table:style-name="ce175" table:formula="of:=([.H36]/[.F36]*100)-([.H37]/[.F37]*100)" office:value-type="float" office:value="2.02039578243148" calcext:value-type="float">
            <text:p>2,02</text:p>
          </table:table-cell>
          <table:table-cell table:style-name="ce198" table:formula="of:=SUM([.M34:.M37])" office:value-type="float" office:value="8.9253188393667" calcext:value-type="float">
            <text:p>8,93</text:p>
          </table:table-cell>
          <table:table-cell table:formula="of:=[.F37]+([.H37]/2)" office:value-type="float" office:value="362.070000000004" calcext:value-type="float">
            <text:p>362,070000000004</text:p>
          </table:table-cell>
          <table:table-cell table:formula="of:=[.O37]/[.F37]" office:value-type="float" office:value="1.29885923374946" calcext:value-type="float">
            <text:p>1,29885923374946</text:p>
          </table:table-cell>
          <table:table-cell table:number-columns-repeated="1008"/>
        </table:table-row>
        <table:table-row table:style-name="ro3">
          <table:table-cell table:style-name="ce28" office:value-type="date" office:date-value="2021-12-10" calcext:value-type="date">
            <text:p>10.Ara</text:p>
          </table:table-cell>
          <table:table-cell table:style-name="ce44" office:value-type="float" office:value="1027.932" calcext:value-type="float">
            <text:p>1027,932</text:p>
          </table:table-cell>
          <table:table-cell table:style-name="ce44" office:value-type="float" office:value="69.059" calcext:value-type="float">
            <text:p>69,059</text:p>
          </table:table-cell>
          <table:table-cell table:style-name="ce44" office:value-type="float" office:value="57.314" calcext:value-type="float">
            <text:p>57,314</text:p>
          </table:table-cell>
          <table:table-cell table:style-name="ce44" office:value-type="string" calcext:value-type="string">
            <text:p>k</text:p>
          </table:table-cell>
          <table:table-cell table:style-name="ce105" table:formula="of:=([.B38]-[.$B$17])*[.$H$5]" office:value-type="float" office:value="289.860000000001" calcext:value-type="float">
            <text:p>289,860</text:p>
          </table:table-cell>
          <table:table-cell table:style-name="ce105" table:formula="of:=([.C38]-[.$C$17])*[.$H$5]" office:value-type="float" office:value="31.1399999999995" calcext:value-type="float">
            <text:p>31,140</text:p>
          </table:table-cell>
          <table:table-cell table:style-name="ce105" table:formula="of:=([.D38]-[.$D$17])*[.$H$5]" office:value-type="float" office:value="166.8" calcext:value-type="float">
            <text:p>166,800</text:p>
          </table:table-cell>
          <table:table-cell table:style-name="ce93" table:formula="of:=TEXT([.H38]-[.H37];&quot;#,##k&quot;)" office:value-type="string" office:string-value=",18k" calcext:value-type="string">
            <text:p>,18k</text:p>
          </table:table-cell>
          <table:table-cell table:style-name="ce101" table:formula="of:=IF([.G38]/[.F38]*100&gt;20;TEXT([.G38]/[.F38]*100;&quot;##,## CZ&quot;);TEXT([.G38]/[.F38]*100;&quot;##,##&quot;))" office:value-type="string" office:string-value="10,74" calcext:value-type="string">
            <text:p>10,74</text:p>
          </table:table-cell>
          <table:table-cell table:style-name="ce129" table:formula="of:=IF([.H38]/[.F38]*100&gt;15;TEXT([.H38]/[.F38]*100;&quot;##,## CZ&quot;);TEXT([.H38]/[.F38]*100;&quot;##,##&quot;))" office:value-type="string" office:string-value="57,55 CZ" calcext:value-type="string">
            <text:p>57,55 CZ</text:p>
          </table:table-cell>
          <table:table-cell table:style-name="ce131" office:value-type="time" office:time-value="PT08H00M00S" calcext:value-type="time">
            <text:p>08:00</text:p>
          </table:table-cell>
          <table:table-cell table:style-name="ce175" table:formula="of:=([.H37]/[.F37]*100)-([.H38]/[.F38]*100)" office:value-type="float" office:value="2.22682501526121" calcext:value-type="float">
            <text:p>2,23</text:p>
          </table:table-cell>
          <table:table-cell/>
          <table:table-cell table:formula="of:=[.F38]+([.H38]/2)" office:value-type="float" office:value="373.260000000001" calcext:value-type="float">
            <text:p>373,260000000001</text:p>
          </table:table-cell>
          <table:table-cell table:formula="of:=[.O38]/[.F38]" office:value-type="float" office:value="1.28772510867315" calcext:value-type="float">
            <text:p>1,28772510867315</text:p>
          </table:table-cell>
          <table:table-cell table:number-columns-repeated="1008"/>
        </table:table-row>
        <table:table-row table:style-name="ro3">
          <table:table-cell table:style-name="ce5"/>
          <table:table-cell table:style-name="ce45" office:value-type="float" office:value="1028.13" calcext:value-type="float">
            <text:p>1028,130</text:p>
          </table:table-cell>
          <table:table-cell table:style-name="ce45" office:value-type="float" office:value="69.065" calcext:value-type="float">
            <text:p>69,065</text:p>
          </table:table-cell>
          <table:table-cell table:style-name="ce45" office:value-type="float" office:value="57.316" calcext:value-type="float">
            <text:p>57,316</text:p>
          </table:table-cell>
          <table:table-cell table:style-name="ce45"/>
          <table:table-cell table:style-name="ce108" table:formula="of:=([.B39]-[.$B$17])*[.$H$5]" office:value-type="float" office:value="301.740000000007" calcext:value-type="float">
            <text:p>301,740</text:p>
          </table:table-cell>
          <table:table-cell table:style-name="ce108" table:formula="of:=([.C39]-[.$C$17])*[.$H$5]" office:value-type="float" office:value="31.4999999999995" calcext:value-type="float">
            <text:p>31,500</text:p>
          </table:table-cell>
          <table:table-cell table:style-name="ce108" table:formula="of:=([.D39]-[.$D$17])*[.$H$5]" office:value-type="float" office:value="166.92" calcext:value-type="float">
            <text:p>166,920</text:p>
          </table:table-cell>
          <table:table-cell table:style-name="ce78"/>
          <table:table-cell table:style-name="ce101" table:formula="of:=IF([.G39]/[.F39]*100&gt;20;TEXT([.G39]/[.F39]*100;&quot;##,## CZ&quot;);TEXT([.G39]/[.F39]*100;&quot;##,##&quot;))" office:value-type="string" office:string-value="10,44" calcext:value-type="string">
            <text:p>10,44</text:p>
          </table:table-cell>
          <table:table-cell table:style-name="ce129" table:formula="of:=IF([.H39]/[.F39]*100&gt;15;TEXT([.H39]/[.F39]*100;&quot;##,## CZ&quot;);TEXT([.H39]/[.F39]*100;&quot;##,##&quot;))" office:value-type="string" office:string-value="55,32 CZ" calcext:value-type="string">
            <text:p>55,32 CZ</text:p>
          </table:table-cell>
          <table:table-cell table:style-name="ce133" office:value-type="time" office:time-value="PT10H30M00S" calcext:value-type="time">
            <text:p>10:30</text:p>
          </table:table-cell>
          <table:table-cell table:style-name="ce175" table:formula="of:=([.H38]/[.F38]*100)-([.H39]/[.F39]*100)" office:value-type="float" office:value="2.22587279846139" calcext:value-type="float">
            <text:p>2,23</text:p>
          </table:table-cell>
          <table:table-cell/>
          <table:table-cell table:formula="of:=[.F39]+([.H39]/2)" office:value-type="float" office:value="385.200000000007" calcext:value-type="float">
            <text:p>385,200000000007</text:p>
          </table:table-cell>
          <table:table-cell table:formula="of:=[.O39]/[.F39]" office:value-type="float" office:value="1.27659574468084" calcext:value-type="float">
            <text:p>1,27659574468084</text:p>
          </table:table-cell>
          <table:table-cell table:number-columns-repeated="1008"/>
        </table:table-row>
        <table:table-row table:style-name="ro3">
          <table:table-cell table:style-name="ce5"/>
          <table:table-cell table:style-name="ce45" office:value-type="float" office:value="1028.4" calcext:value-type="float">
            <text:p>1028,400</text:p>
          </table:table-cell>
          <table:table-cell table:style-name="ce45" office:value-type="float" office:value="69.07" calcext:value-type="float">
            <text:p>69,070</text:p>
          </table:table-cell>
          <table:table-cell table:style-name="ce45" office:value-type="float" office:value="57.325" calcext:value-type="float">
            <text:p>57,325</text:p>
          </table:table-cell>
          <table:table-cell table:style-name="ce45"/>
          <table:table-cell table:style-name="ce108" table:formula="of:=([.B40]-[.$B$17])*[.$H$5]" office:value-type="float" office:value="317.940000000006" calcext:value-type="float">
            <text:p>317,940</text:p>
          </table:table-cell>
          <table:table-cell table:style-name="ce108" table:formula="of:=([.C40]-[.$C$17])*[.$H$5]" office:value-type="float" office:value="31.7999999999992" calcext:value-type="float">
            <text:p>31,800</text:p>
          </table:table-cell>
          <table:table-cell table:style-name="ce108" table:formula="of:=([.D40]-[.$D$17])*[.$H$5]" office:value-type="float" office:value="167.46" calcext:value-type="float">
            <text:p>167,460</text:p>
          </table:table-cell>
          <table:table-cell table:style-name="ce78"/>
          <table:table-cell table:style-name="ce101" table:formula="of:=IF([.G40]/[.F40]*100&gt;20;TEXT([.G40]/[.F40]*100;&quot;##,## CZ&quot;);TEXT([.G40]/[.F40]*100;&quot;##,##&quot;))" office:value-type="string" office:string-value="10" calcext:value-type="string">
            <text:p>10</text:p>
          </table:table-cell>
          <table:table-cell table:style-name="ce129" table:formula="of:=IF([.H40]/[.F40]*100&gt;15;TEXT([.H40]/[.F40]*100;&quot;##,## CZ&quot;);TEXT([.H40]/[.F40]*100;&quot;##,##&quot;))" office:value-type="string" office:string-value="52,67 CZ" calcext:value-type="string">
            <text:p>52,67 CZ</text:p>
          </table:table-cell>
          <table:table-cell table:style-name="ce133" office:value-type="time" office:time-value="PT15H30M00S" calcext:value-type="time">
            <text:p>15:30</text:p>
          </table:table-cell>
          <table:table-cell table:style-name="ce175" table:formula="of:=([.H39]/[.F39]*100)-([.H40]/[.F40]*100)" office:value-type="float" office:value="2.64883378236733" calcext:value-type="float">
            <text:p>2,65</text:p>
          </table:table-cell>
          <table:table-cell/>
          <table:table-cell table:formula="of:=[.F40]+([.H40]/2)" office:value-type="float" office:value="401.670000000006" calcext:value-type="float">
            <text:p>401,670000000006</text:p>
          </table:table-cell>
          <table:table-cell table:formula="of:=[.O40]/[.F40]" office:value-type="float" office:value="1.26335157576901" calcext:value-type="float">
            <text:p>1,26335157576901</text:p>
          </table:table-cell>
          <table:table-cell table:number-columns-repeated="1008"/>
        </table:table-row>
        <table:table-row table:style-name="ro3">
          <table:table-cell table:style-name="ce29"/>
          <table:table-cell table:style-name="ce69" office:value-type="float" office:value="1028.475" calcext:value-type="float">
            <text:p>1028,475</text:p>
          </table:table-cell>
          <table:table-cell table:style-name="ce69" office:value-type="float" office:value="69.071" calcext:value-type="float">
            <text:p>69,071</text:p>
          </table:table-cell>
          <table:table-cell table:style-name="ce69" office:value-type="float" office:value="57.325" calcext:value-type="float">
            <text:p>57,325</text:p>
          </table:table-cell>
          <table:table-cell table:style-name="ce69"/>
          <table:table-cell table:style-name="ce85" table:formula="of:=([.B41]-[.$B$17])*[.$H$5]" office:value-type="float" office:value="322.439999999995" calcext:value-type="float">
            <text:p>322,440</text:p>
          </table:table-cell>
          <table:table-cell table:style-name="ce85" table:formula="of:=([.C41]-[.$C$17])*[.$H$5]" office:value-type="float" office:value="31.8599999999995" calcext:value-type="float">
            <text:p>31,860</text:p>
          </table:table-cell>
          <table:table-cell table:style-name="ce85" table:formula="of:=([.D41]-[.$D$17])*[.$H$5]" office:value-type="float" office:value="167.46" calcext:value-type="float">
            <text:p>167,460</text:p>
          </table:table-cell>
          <table:table-cell table:style-name="ce98" table:formula="of:=TEXT([.H41]-[.H37];&quot;#,##k&quot;)" office:value-type="string" office:string-value=",84k" calcext:value-type="string">
            <text:p>,84k</text:p>
          </table:table-cell>
          <table:table-cell table:style-name="ce135" table:formula="of:=IF([.G41]/[.F41]*100&gt;20;TEXT([.G41]/[.F41]*100;&quot;##,## CZ&quot;);TEXT([.G41]/[.F41]*100;&quot;##,##&quot;))" office:value-type="string" office:string-value="9,88" calcext:value-type="string">
            <text:p>9,88</text:p>
          </table:table-cell>
          <table:table-cell table:style-name="ce151" table:formula="of:=IF([.H41]/[.F41]*100&gt;15;TEXT([.H41]/[.F41]*100;&quot;##,## CZ&quot;);TEXT([.H41]/[.F41]*100;&quot;##,##&quot;))" office:value-type="string" office:string-value="51,94 CZ" calcext:value-type="string">
            <text:p>51,94 CZ</text:p>
          </table:table-cell>
          <table:table-cell table:style-name="ce207" office:value-type="time" office:time-value="PT17H00M00S" calcext:value-type="time">
            <text:p>17:00</text:p>
          </table:table-cell>
          <table:table-cell table:style-name="ce177" table:formula="of:=([.H40]/[.F40]*100)-([.H41]/[.F41]*100)" office:value-type="float" office:value="0.735071387518694" calcext:value-type="float">
            <text:p>0,74</text:p>
          </table:table-cell>
          <table:table-cell table:style-name="ce198" table:formula="of:=SUM([.M38:.M41])" office:value-type="float" office:value="7.83660298360862" calcext:value-type="float">
            <text:p>7,84</text:p>
          </table:table-cell>
          <table:table-cell table:formula="of:=[.F41]+([.H41]/2)" office:value-type="float" office:value="406.169999999995" calcext:value-type="float">
            <text:p>406,169999999995</text:p>
          </table:table-cell>
          <table:table-cell table:formula="of:=[.O41]/[.F41]" office:value-type="float" office:value="1.25967621883141" calcext:value-type="float">
            <text:p>1,25967621883141</text:p>
          </table:table-cell>
          <table:table-cell table:number-columns-repeated="1008"/>
        </table:table-row>
        <table:table-row table:style-name="ro3">
          <table:table-cell table:style-name="ce5" office:value-type="date" office:date-value="2021-12-11" calcext:value-type="date">
            <text:p>11.Ara</text:p>
          </table:table-cell>
          <table:table-cell table:style-name="ce45" office:value-type="float" office:value="1028.576" calcext:value-type="float">
            <text:p>1028,576</text:p>
          </table:table-cell>
          <table:table-cell table:style-name="ce45" office:value-type="float" office:value="69.078" calcext:value-type="float">
            <text:p>69,078</text:p>
          </table:table-cell>
          <table:table-cell table:style-name="ce45" office:value-type="float" office:value="57.346" calcext:value-type="float">
            <text:p>57,346</text:p>
          </table:table-cell>
          <table:table-cell table:style-name="ce45"/>
          <table:table-cell table:style-name="ce108" table:formula="of:=([.B42]-[.$B$17])*[.$H$5]" office:value-type="float" office:value="328.500000000001" calcext:value-type="float">
            <text:p>328,500</text:p>
          </table:table-cell>
          <table:table-cell table:style-name="ce108" table:formula="of:=([.C42]-[.$C$17])*[.$H$5]" office:value-type="float" office:value="32.2799999999998" calcext:value-type="float">
            <text:p>32,280</text:p>
          </table:table-cell>
          <table:table-cell table:style-name="ce108" table:formula="of:=([.D42]-[.$D$17])*[.$H$5]" office:value-type="float" office:value="168.72" calcext:value-type="float">
            <text:p>168,720</text:p>
          </table:table-cell>
          <table:table-cell table:style-name="ce93" table:formula="of:=TEXT([.H42]-[.H41];&quot;#,##k&quot;)" office:value-type="string" office:string-value="1,26k" calcext:value-type="string">
            <text:p>1,26k</text:p>
          </table:table-cell>
          <table:table-cell table:style-name="ce101" table:formula="of:=IF([.G42]/[.F42]*100&gt;20;TEXT([.G42]/[.F42]*100;&quot;##,## CZ&quot;);TEXT([.G42]/[.F42]*100;&quot;##,##&quot;))" office:value-type="string" office:string-value="9,83" calcext:value-type="string">
            <text:p>9,83</text:p>
          </table:table-cell>
          <table:table-cell table:style-name="ce129" table:formula="of:=IF([.H42]/[.F42]*100&gt;15;TEXT([.H42]/[.F42]*100;&quot;##,## CZ&quot;);TEXT([.H42]/[.F42]*100;&quot;##,##&quot;))" office:value-type="string" office:string-value="51,36 CZ" calcext:value-type="string">
            <text:p>51,36 CZ</text:p>
          </table:table-cell>
          <table:table-cell table:style-name="ce133" office:value-type="time" office:time-value="PT08H00M00S" calcext:value-type="time">
            <text:p>08:00</text:p>
          </table:table-cell>
          <table:table-cell table:style-name="ce175" table:formula="of:=([.H41]/[.F41]*100)-([.H42]/[.F42]*100)" office:value-type="float" office:value="0.574513172675772" calcext:value-type="float">
            <text:p>0,57</text:p>
          </table:table-cell>
          <table:table-cell/>
          <table:table-cell table:formula="of:=[.F42]+([.H42]/2)" office:value-type="float" office:value="412.860000000001" calcext:value-type="float">
            <text:p>412,860000000001</text:p>
          </table:table-cell>
          <table:table-cell table:formula="of:=[.O42]/[.F42]" office:value-type="float" office:value="1.25680365296804" calcext:value-type="float">
            <text:p>1,25680365296804</text:p>
          </table:table-cell>
          <table:table-cell table:number-columns-repeated="1008"/>
        </table:table-row>
        <table:table-row table:style-name="ro3">
          <table:table-cell table:style-name="ce5"/>
          <table:table-cell table:style-name="ce45" office:value-type="float" office:value="1028.949" calcext:value-type="float">
            <text:p>1028,949</text:p>
          </table:table-cell>
          <table:table-cell table:style-name="ce45" office:value-type="float" office:value="69.083" calcext:value-type="float">
            <text:p>69,083</text:p>
          </table:table-cell>
          <table:table-cell table:style-name="ce45" office:value-type="float" office:value="57.355" calcext:value-type="float">
            <text:p>57,355</text:p>
          </table:table-cell>
          <table:table-cell table:style-name="ce45"/>
          <table:table-cell table:style-name="ce108" table:formula="of:=([.B43]-[.$B$17])*[.$H$5]" office:value-type="float" office:value="350.880000000004" calcext:value-type="float">
            <text:p>350,880</text:p>
          </table:table-cell>
          <table:table-cell table:style-name="ce108" table:formula="of:=([.C43]-[.$C$17])*[.$H$5]" office:value-type="float" office:value="32.5799999999995" calcext:value-type="float">
            <text:p>32,580</text:p>
          </table:table-cell>
          <table:table-cell table:style-name="ce108" table:formula="of:=([.D43]-[.$D$17])*[.$H$5]" office:value-type="float" office:value="169.26" calcext:value-type="float">
            <text:p>169,260</text:p>
          </table:table-cell>
          <table:table-cell table:style-name="ce78"/>
          <table:table-cell table:style-name="ce101" table:formula="of:=IF([.G43]/[.F43]*100&gt;20;TEXT([.G43]/[.F43]*100;&quot;##,## CZ&quot;);TEXT([.G43]/[.F43]*100;&quot;##,##&quot;))" office:value-type="string" office:string-value="9,29" calcext:value-type="string">
            <text:p>9,29</text:p>
          </table:table-cell>
          <table:table-cell table:style-name="ce129" table:formula="of:=IF([.H43]/[.F43]*100&gt;15;TEXT([.H43]/[.F43]*100;&quot;##,## CZ&quot;);TEXT([.H43]/[.F43]*100;&quot;##,##&quot;))" office:value-type="string" office:string-value="48,24 CZ" calcext:value-type="string">
            <text:p>48,24 CZ</text:p>
          </table:table-cell>
          <table:table-cell table:style-name="ce133" office:value-type="time" office:time-value="PT13H30M00S" calcext:value-type="time">
            <text:p>13:30</text:p>
          </table:table-cell>
          <table:table-cell table:style-name="ce175" table:formula="of:=([.H42]/[.F42]*100)-([.H43]/[.F43]*100)" office:value-type="float" office:value="3.12201650332041" calcext:value-type="float">
            <text:p>3,12</text:p>
          </table:table-cell>
          <table:table-cell/>
          <table:table-cell table:formula="of:=[.F43]+([.H43]/2)" office:value-type="float" office:value="435.510000000004" calcext:value-type="float">
            <text:p>435,510000000004</text:p>
          </table:table-cell>
          <table:table-cell table:formula="of:=[.O43]/[.F43]" office:value-type="float" office:value="1.24119357045143" calcext:value-type="float">
            <text:p>1,24119357045143</text:p>
          </table:table-cell>
          <table:table-cell table:number-columns-repeated="1008"/>
        </table:table-row>
        <table:table-row table:style-name="ro3">
          <table:table-cell table:style-name="ce29"/>
          <table:table-cell table:style-name="ce69" office:value-type="float" office:value="1029.121" calcext:value-type="float">
            <text:p>1029,121</text:p>
          </table:table-cell>
          <table:table-cell table:style-name="ce69" office:value-type="float" office:value="69.084" calcext:value-type="float">
            <text:p>69,084</text:p>
          </table:table-cell>
          <table:table-cell table:style-name="ce69" office:value-type="float" office:value="57.357" calcext:value-type="float">
            <text:p>57,357</text:p>
          </table:table-cell>
          <table:table-cell table:style-name="ce69"/>
          <table:table-cell table:style-name="ce85" table:formula="of:=([.B44]-[.$B$17])*[.$H$5]" office:value-type="float" office:value="361.200000000006" calcext:value-type="float">
            <text:p>361,200</text:p>
          </table:table-cell>
          <table:table-cell table:style-name="ce85" table:formula="of:=([.C44]-[.$C$17])*[.$H$5]" office:value-type="float" office:value="32.6399999999998" calcext:value-type="float">
            <text:p>32,640</text:p>
          </table:table-cell>
          <table:table-cell table:style-name="ce85" table:formula="of:=([.D44]-[.$D$17])*[.$H$5]" office:value-type="float" office:value="169.38" calcext:value-type="float">
            <text:p>169,380</text:p>
          </table:table-cell>
          <table:table-cell table:style-name="ce98" table:formula="of:=TEXT([.H44]-[.H41];&quot;#,##k&quot;)" office:value-type="string" office:string-value="1,92k" calcext:value-type="string">
            <text:p>1,92k</text:p>
          </table:table-cell>
          <table:table-cell table:style-name="ce135" table:formula="of:=IF([.G44]/[.F44]*100&gt;20;TEXT([.G44]/[.F44]*100;&quot;##,## CZ&quot;);TEXT([.G44]/[.F44]*100;&quot;##,##&quot;))" office:value-type="string" office:string-value="9,04" calcext:value-type="string">
            <text:p>9,04</text:p>
          </table:table-cell>
          <table:table-cell table:style-name="ce151" table:formula="of:=IF([.H44]/[.F44]*100&gt;15;TEXT([.H44]/[.F44]*100;&quot;##,## CZ&quot;);TEXT([.H44]/[.F44]*100;&quot;##,##&quot;))" office:value-type="string" office:string-value="46,89 CZ" calcext:value-type="string">
            <text:p>46,89 CZ</text:p>
          </table:table-cell>
          <table:table-cell table:style-name="ce207" office:value-type="time" office:time-value="PT17H00M00S" calcext:value-type="time">
            <text:p>17:00</text:p>
          </table:table-cell>
          <table:table-cell table:style-name="ce177" table:formula="of:=([.H43]/[.F43]*100)-([.H44]/[.F44]*100)" office:value-type="float" office:value="1.34502638264632" calcext:value-type="float">
            <text:p>1,35</text:p>
          </table:table-cell>
          <table:table-cell table:style-name="ce198" table:formula="of:=SUM([.M42:.M44])" office:value-type="float" office:value="5.0415560586425" calcext:value-type="float">
            <text:p>5,04</text:p>
          </table:table-cell>
          <table:table-cell table:formula="of:=[.F44]+([.H44]/2)" office:value-type="float" office:value="445.890000000006" calcext:value-type="float">
            <text:p>445,890000000006</text:p>
          </table:table-cell>
          <table:table-cell table:formula="of:=[.O44]/[.F44]" office:value-type="float" office:value="1.2344684385382" calcext:value-type="float">
            <text:p>1,2344684385382</text:p>
          </table:table-cell>
          <table:table-cell table:number-columns-repeated="1008"/>
        </table:table-row>
        <table:table-row table:style-name="ro3">
          <table:table-cell table:style-name="ce5" office:value-type="date" office:date-value="2021-12-13" calcext:value-type="date">
            <text:p>13.Ara</text:p>
          </table:table-cell>
          <table:table-cell table:style-name="ce45" office:value-type="float" office:value="1029.38" calcext:value-type="float">
            <text:p>1029,380</text:p>
          </table:table-cell>
          <table:table-cell table:style-name="ce45" office:value-type="float" office:value="69.108" calcext:value-type="float">
            <text:p>69,108</text:p>
          </table:table-cell>
          <table:table-cell table:style-name="ce45" office:value-type="float" office:value="57.375" calcext:value-type="float">
            <text:p>57,375</text:p>
          </table:table-cell>
          <table:table-cell table:style-name="ce45"/>
          <table:table-cell table:style-name="ce108" table:formula="of:=([.B45]-[.$B$17])*[.$H$5]" office:value-type="float" office:value="376.740000000007" calcext:value-type="float">
            <text:p>376,740</text:p>
          </table:table-cell>
          <table:table-cell table:style-name="ce108" table:formula="of:=([.C45]-[.$C$17])*[.$H$5]" office:value-type="float" office:value="34.0799999999999" calcext:value-type="float">
            <text:p>34,080</text:p>
          </table:table-cell>
          <table:table-cell table:style-name="ce108" table:formula="of:=([.D45]-[.$D$17])*[.$H$5]" office:value-type="float" office:value="170.46" calcext:value-type="float">
            <text:p>170,460</text:p>
          </table:table-cell>
          <table:table-cell table:style-name="ce93" table:formula="of:=TEXT([.H45]-[.H44];&quot;#,##k&quot;)" office:value-type="string" office:string-value="1,08k" calcext:value-type="string">
            <text:p>1,08k</text:p>
          </table:table-cell>
          <table:table-cell table:style-name="ce101" table:formula="of:=IF([.G45]/[.F45]*100&gt;20;TEXT([.G45]/[.F45]*100;&quot;##,## CZ&quot;);TEXT([.G45]/[.F45]*100;&quot;##,##&quot;))" office:value-type="string" office:string-value="9,05" calcext:value-type="string">
            <text:p>9,05</text:p>
          </table:table-cell>
          <table:table-cell table:style-name="ce129" table:formula="of:=IF([.H45]/[.F45]*100&gt;15;TEXT([.H45]/[.F45]*100;&quot;##,## CZ&quot;);TEXT([.H45]/[.F45]*100;&quot;##,##&quot;))" office:value-type="string" office:string-value="45,25 CZ" calcext:value-type="string">
            <text:p>45,25 CZ</text:p>
          </table:table-cell>
          <table:table-cell table:style-name="ce133" office:value-type="time" office:time-value="PT08H30M00S" calcext:value-type="time">
            <text:p>08:30</text:p>
          </table:table-cell>
          <table:table-cell table:style-name="ce175" table:formula="of:=([.H44]/[.F44]*100)-([.H45]/[.F45]*100)" office:value-type="float" office:value="1.64762941810464" calcext:value-type="float">
            <text:p>1,65</text:p>
          </table:table-cell>
          <table:table-cell/>
          <table:table-cell table:formula="of:=[.F45]+([.H45]/2)" office:value-type="float" office:value="461.970000000007" calcext:value-type="float">
            <text:p>461,970000000007</text:p>
          </table:table-cell>
          <table:table-cell table:formula="of:=[.O45]/[.F45]" office:value-type="float" office:value="1.22623029144768" calcext:value-type="float">
            <text:p>1,22623029144768</text:p>
          </table:table-cell>
          <table:table-cell table:number-columns-repeated="1008"/>
        </table:table-row>
        <table:table-row table:style-name="ro3">
          <table:table-cell table:style-name="ce5"/>
          <table:table-cell table:style-name="ce45" office:value-type="float" office:value="1029.865" calcext:value-type="float">
            <text:p>1029,865</text:p>
          </table:table-cell>
          <table:table-cell table:style-name="ce45" office:value-type="float" office:value="69.12" calcext:value-type="float">
            <text:p>69,120</text:p>
          </table:table-cell>
          <table:table-cell table:style-name="ce45" office:value-type="float" office:value="57.384" calcext:value-type="float">
            <text:p>57,384</text:p>
          </table:table-cell>
          <table:table-cell table:style-name="ce45"/>
          <table:table-cell table:style-name="ce108" table:formula="of:=([.B46]-[.$B$17])*[.$H$5]" office:value-type="float" office:value="405.840000000001" calcext:value-type="float">
            <text:p>405,840</text:p>
          </table:table-cell>
          <table:table-cell table:style-name="ce108" table:formula="of:=([.C46]-[.$C$17])*[.$H$5]" office:value-type="float" office:value="34.7999999999999" calcext:value-type="float">
            <text:p>34,800</text:p>
          </table:table-cell>
          <table:table-cell table:style-name="ce108" table:formula="of:=([.D46]-[.$D$17])*[.$H$5]" office:value-type="float" office:value="171" calcext:value-type="float">
            <text:p>171,000</text:p>
          </table:table-cell>
          <table:table-cell table:style-name="ce78"/>
          <table:table-cell table:style-name="ce101" table:formula="of:=IF([.G46]/[.F46]*100&gt;20;TEXT([.G46]/[.F46]*100;&quot;##,## CZ&quot;);TEXT([.G46]/[.F46]*100;&quot;##,##&quot;))" office:value-type="string" office:string-value="8,57" calcext:value-type="string">
            <text:p>8,57</text:p>
          </table:table-cell>
          <table:table-cell table:style-name="ce129" table:formula="of:=IF([.H46]/[.F46]*100&gt;15;TEXT([.H46]/[.F46]*100;&quot;##,## CZ&quot;);TEXT([.H46]/[.F46]*100;&quot;##,##&quot;))" office:value-type="string" office:string-value="42,13 CZ" calcext:value-type="string">
            <text:p>42,13 CZ</text:p>
          </table:table-cell>
          <table:table-cell table:style-name="ce133" office:value-type="time" office:time-value="PT14H30M00S" calcext:value-type="time">
            <text:p>14:30</text:p>
          </table:table-cell>
          <table:table-cell table:style-name="ce175" table:formula="of:=([.H45]/[.F45]*100)-([.H46]/[.F46]*100)" office:value-type="float" office:value="3.11122682886166" calcext:value-type="float">
            <text:p>3,11</text:p>
          </table:table-cell>
          <table:table-cell/>
          <table:table-cell table:formula="of:=[.F46]+([.H46]/2)" office:value-type="float" office:value="491.340000000001" calcext:value-type="float">
            <text:p>491,340000000001</text:p>
          </table:table-cell>
          <table:table-cell table:formula="of:=[.O46]/[.F46]" office:value-type="float" office:value="1.21067415730337" calcext:value-type="float">
            <text:p>1,21067415730337</text:p>
          </table:table-cell>
          <table:table-cell table:number-columns-repeated="1008"/>
        </table:table-row>
        <table:table-row table:style-name="ro3">
          <table:table-cell table:style-name="ce29"/>
          <table:table-cell table:style-name="ce69" office:value-type="float" office:value="1030.022" calcext:value-type="float">
            <text:p>1030,022</text:p>
          </table:table-cell>
          <table:table-cell table:style-name="ce69" office:value-type="float" office:value="69.123" calcext:value-type="float">
            <text:p>69,123</text:p>
          </table:table-cell>
          <table:table-cell table:style-name="ce69" office:value-type="float" office:value="57.386" calcext:value-type="float">
            <text:p>57,386</text:p>
          </table:table-cell>
          <table:table-cell table:style-name="ce69"/>
          <table:table-cell table:style-name="ce85" table:formula="of:=([.B47]-[.$B$17])*[.$H$5]" office:value-type="float" office:value="415.259999999996" calcext:value-type="float">
            <text:p>415,260</text:p>
          </table:table-cell>
          <table:table-cell table:style-name="ce85" table:formula="of:=([.C47]-[.$C$17])*[.$H$5]" office:value-type="float" office:value="34.9799999999999" calcext:value-type="float">
            <text:p>34,980</text:p>
          </table:table-cell>
          <table:table-cell table:style-name="ce85" table:formula="of:=([.D47]-[.$D$17])*[.$H$5]" office:value-type="float" office:value="171.12" calcext:value-type="float">
            <text:p>171,120</text:p>
          </table:table-cell>
          <table:table-cell table:style-name="ce98" table:formula="of:=TEXT([.H47]-[.H44];&quot;#,##k&quot;)" office:value-type="string" office:string-value="1,74k" calcext:value-type="string">
            <text:p>1,74k</text:p>
          </table:table-cell>
          <table:table-cell table:style-name="ce135" table:formula="of:=IF([.G47]/[.F47]*100&gt;20;TEXT([.G47]/[.F47]*100;&quot;##,## CZ&quot;);TEXT([.G47]/[.F47]*100;&quot;##,##&quot;))" office:value-type="string" office:string-value="8,42" calcext:value-type="string">
            <text:p>8,42</text:p>
          </table:table-cell>
          <table:table-cell table:style-name="ce151" table:formula="of:=IF([.H47]/[.F47]*100&gt;15;TEXT([.H47]/[.F47]*100;&quot;##,## CZ&quot;);TEXT([.H47]/[.F47]*100;&quot;##,##&quot;))" office:value-type="string" office:string-value="41,21 CZ" calcext:value-type="string">
            <text:p>41,21 CZ</text:p>
          </table:table-cell>
          <table:table-cell table:style-name="ce207" office:value-type="time" office:time-value="PT17H00M00S" calcext:value-type="time">
            <text:p>17:00</text:p>
          </table:table-cell>
          <table:table-cell table:style-name="ce177" table:formula="of:=([.H46]/[.F46]*100)-([.H47]/[.F47]*100)" office:value-type="float" office:value="0.926913529738776" calcext:value-type="float">
            <text:p>0,93</text:p>
          </table:table-cell>
          <table:table-cell table:style-name="ce198" table:formula="of:=SUM([.M45:.M47])" office:value-type="float" office:value="5.68576977670508" calcext:value-type="float">
            <text:p>5,69</text:p>
          </table:table-cell>
          <table:table-cell table:formula="of:=[.F47]+([.H47]/2)" office:value-type="float" office:value="500.819999999996" calcext:value-type="float">
            <text:p>500,819999999996</text:p>
          </table:table-cell>
          <table:table-cell table:formula="of:=[.O47]/[.F47]" office:value-type="float" office:value="1.20603958965468" calcext:value-type="float">
            <text:p>1,20603958965468</text:p>
          </table:table-cell>
          <table:table-cell table:number-columns-repeated="1008"/>
        </table:table-row>
        <table:table-row table:style-name="ro3">
          <table:table-cell office:value-type="date" office:date-value="2021-12-14" calcext:value-type="date">
            <text:p>14.Ara</text:p>
          </table:table-cell>
          <table:table-cell office:value-type="float" office:value="1030.133" calcext:value-type="float">
            <text:p>1030,133</text:p>
          </table:table-cell>
          <table:table-cell office:value-type="float" office:value="69.123" calcext:value-type="float">
            <text:p>69,123</text:p>
          </table:table-cell>
          <table:table-cell office:value-type="float" office:value="57.42" calcext:value-type="float">
            <text:p>57,420</text:p>
          </table:table-cell>
          <table:table-cell/>
          <table:table-cell table:style-name="ce108" table:formula="of:=([.B48]-[.$B$17])*[.$H$5]" office:value-type="float" office:value="421.920000000002" calcext:value-type="float">
            <text:p>421,920</text:p>
          </table:table-cell>
          <table:table-cell table:style-name="ce108" table:formula="of:=([.C48]-[.$C$17])*[.$H$5]" office:value-type="float" office:value="34.9799999999999" calcext:value-type="float">
            <text:p>34,980</text:p>
          </table:table-cell>
          <table:table-cell table:style-name="ce108" table:formula="of:=([.D48]-[.$D$17])*[.$H$5]" office:value-type="float" office:value="173.16" calcext:value-type="float">
            <text:p>173,160</text:p>
          </table:table-cell>
          <table:table-cell table:style-name="ce93" table:formula="of:=TEXT([.H48]-[.H47];&quot;#,##k&quot;)" office:value-type="string" office:string-value="2,04k" calcext:value-type="string">
            <text:p>2,04k</text:p>
          </table:table-cell>
          <table:table-cell table:style-name="ce101" table:formula="of:=IF([.G48]/[.F48]*100&gt;20;TEXT([.G48]/[.F48]*100;&quot;##,## CZ&quot;);TEXT([.G48]/[.F48]*100;&quot;##,##&quot;))" office:value-type="string" office:string-value="8,29" calcext:value-type="string">
            <text:p>8,29</text:p>
          </table:table-cell>
          <table:table-cell table:style-name="ce129" table:formula="of:=IF([.H48]/[.F48]*100&gt;15;TEXT([.H48]/[.F48]*100;&quot;##,## CZ&quot;);TEXT([.H48]/[.F48]*100;&quot;##,##&quot;))" office:value-type="string" office:string-value="41,04 CZ" calcext:value-type="string">
            <text:p>41,04 CZ</text:p>
          </table:table-cell>
          <table:table-cell office:value-type="time" office:time-value="PT08H00M00S" calcext:value-type="time">
            <text:p>08:00</text:p>
          </table:table-cell>
          <table:table-cell table:style-name="ce175" table:formula="of:=([.H47]/[.F47]*100)-([.H48]/[.F48]*100)" office:value-type="float" office:value="0.166962299536102" calcext:value-type="float">
            <text:p>0,17</text:p>
          </table:table-cell>
          <table:table-cell/>
          <table:table-cell table:formula="of:=[.F48]+([.H48]/2)" office:value-type="float" office:value="508.500000000002" calcext:value-type="float">
            <text:p>508,500000000002</text:p>
          </table:table-cell>
          <table:table-cell table:formula="of:=[.O48]/[.F48]" office:value-type="float" office:value="1.205204778157" calcext:value-type="float">
            <text:p>1,205204778157</text:p>
          </table:table-cell>
          <table:table-cell table:number-columns-repeated="1008"/>
        </table:table-row>
        <table:table-row table:style-name="ro3">
          <table:table-cell/>
          <table:table-cell office:value-type="float" office:value="1030.186" calcext:value-type="float">
            <text:p>1030,186</text:p>
          </table:table-cell>
          <table:table-cell office:value-type="float" office:value="69.124" calcext:value-type="float">
            <text:p>69,124</text:p>
          </table:table-cell>
          <table:table-cell office:value-type="float" office:value="57.421" calcext:value-type="float">
            <text:p>57,421</text:p>
          </table:table-cell>
          <table:table-cell/>
          <table:table-cell table:style-name="ce108" table:formula="of:=([.B49]-[.$B$17])*[.$H$5]" office:value-type="float" office:value="425.099999999995" calcext:value-type="float">
            <text:p>425,100</text:p>
          </table:table-cell>
          <table:table-cell table:style-name="ce108" table:formula="of:=([.C49]-[.$C$17])*[.$H$5]" office:value-type="float" office:value="35.0399999999993" calcext:value-type="float">
            <text:p>35,040</text:p>
          </table:table-cell>
          <table:table-cell table:style-name="ce108" table:formula="of:=([.D49]-[.$D$17])*[.$H$5]" office:value-type="float" office:value="173.22" calcext:value-type="float">
            <text:p>173,220</text:p>
          </table:table-cell>
          <table:table-cell table:style-name="ce78"/>
          <table:table-cell table:style-name="ce101" table:formula="of:=IF([.G49]/[.F49]*100&gt;20;TEXT([.G49]/[.F49]*100;&quot;##,## CZ&quot;);TEXT([.G49]/[.F49]*100;&quot;##,##&quot;))" office:value-type="string" office:string-value="8,24" calcext:value-type="string">
            <text:p>8,24</text:p>
          </table:table-cell>
          <table:table-cell table:style-name="ce129" table:formula="of:=IF([.H49]/[.F49]*100&gt;15;TEXT([.H49]/[.F49]*100;&quot;##,## CZ&quot;);TEXT([.H49]/[.F49]*100;&quot;##,##&quot;))" office:value-type="string" office:string-value="40,75 CZ" calcext:value-type="string">
            <text:p>40,75 CZ</text:p>
          </table:table-cell>
          <table:table-cell office:value-type="time" office:time-value="PT09H30M00S" calcext:value-type="time">
            <text:p>09:30</text:p>
          </table:table-cell>
          <table:table-cell table:style-name="ce175" table:formula="of:=([.H48]/[.F48]*100)-([.H49]/[.F49]*100)" office:value-type="float" office:value="0.292896351229302" calcext:value-type="float">
            <text:p>0,29</text:p>
          </table:table-cell>
          <table:table-cell/>
          <table:table-cell table:formula="of:=[.F49]+([.H49]/2)" office:value-type="float" office:value="511.709999999995" calcext:value-type="float">
            <text:p>511,709999999995</text:p>
          </table:table-cell>
          <table:table-cell table:formula="of:=[.O49]/[.F49]" office:value-type="float" office:value="1.20374029640085" calcext:value-type="float">
            <text:p>1,20374029640085</text:p>
          </table:table-cell>
          <table:table-cell table:number-columns-repeated="1008"/>
        </table:table-row>
        <table:table-row table:style-name="ro3">
          <table:table-cell/>
          <table:table-cell office:value-type="float" office:value="1030.417" calcext:value-type="float">
            <text:p>1030,417</text:p>
          </table:table-cell>
          <table:table-cell office:value-type="float" office:value="69.132" calcext:value-type="float">
            <text:p>69,132</text:p>
          </table:table-cell>
          <table:table-cell office:value-type="float" office:value="57.429" calcext:value-type="float">
            <text:p>57,429</text:p>
          </table:table-cell>
          <table:table-cell/>
          <table:table-cell table:style-name="ce108" table:formula="of:=([.B50]-[.$B$17])*[.$H$5]" office:value-type="float" office:value="438.959999999995" calcext:value-type="float">
            <text:p>438,960</text:p>
          </table:table-cell>
          <table:table-cell table:style-name="ce108" table:formula="of:=([.C50]-[.$C$17])*[.$H$5]" office:value-type="float" office:value="35.5199999999999" calcext:value-type="float">
            <text:p>35,520</text:p>
          </table:table-cell>
          <table:table-cell table:style-name="ce108" table:formula="of:=([.D50]-[.$D$17])*[.$H$5]" office:value-type="float" office:value="173.7" calcext:value-type="float">
            <text:p>173,700</text:p>
          </table:table-cell>
          <table:table-cell table:style-name="ce78"/>
          <table:table-cell table:style-name="ce101" table:formula="of:=IF([.G50]/[.F50]*100&gt;20;TEXT([.G50]/[.F50]*100;&quot;##,## CZ&quot;);TEXT([.G50]/[.F50]*100;&quot;##,##&quot;))" office:value-type="string" office:string-value="8,09" calcext:value-type="string">
            <text:p>8,09</text:p>
          </table:table-cell>
          <table:table-cell table:style-name="ce129" table:formula="of:=IF([.H50]/[.F50]*100&gt;15;TEXT([.H50]/[.F50]*100;&quot;##,## CZ&quot;);TEXT([.H50]/[.F50]*100;&quot;##,##&quot;))" office:value-type="string" office:string-value="39,57 CZ" calcext:value-type="string">
            <text:p>39,57 CZ</text:p>
          </table:table-cell>
          <table:table-cell office:value-type="time" office:time-value="PT11H30M00S" calcext:value-type="time">
            <text:p>11:30</text:p>
          </table:table-cell>
          <table:table-cell table:style-name="ce175" table:formula="of:=([.H49]/[.F49]*100)-([.H50]/[.F50]*100)" office:value-type="float" office:value="1.17725556229075" calcext:value-type="float">
            <text:p>1,18</text:p>
          </table:table-cell>
          <table:table-cell/>
          <table:table-cell table:formula="of:=[.F50]+([.H50]/2)" office:value-type="float" office:value="525.809999999995" calcext:value-type="float">
            <text:p>525,809999999995</text:p>
          </table:table-cell>
          <table:table-cell table:formula="of:=[.O50]/[.F50]" office:value-type="float" office:value="1.1978540185894" calcext:value-type="float">
            <text:p>1,1978540185894</text:p>
          </table:table-cell>
          <table:table-cell table:number-columns-repeated="1008"/>
        </table:table-row>
        <table:table-row table:style-name="ro3">
          <table:table-cell/>
          <table:table-cell office:value-type="float" office:value="1030.574" calcext:value-type="float">
            <text:p>1030,574</text:p>
          </table:table-cell>
          <table:table-cell office:value-type="float" office:value="69.134" calcext:value-type="float">
            <text:p>69,134</text:p>
          </table:table-cell>
          <table:table-cell office:value-type="float" office:value="57.434" calcext:value-type="float">
            <text:p>57,434</text:p>
          </table:table-cell>
          <table:table-cell/>
          <table:table-cell table:style-name="ce108" table:formula="of:=([.B51]-[.$B$17])*[.$H$5]" office:value-type="float" office:value="448.380000000004" calcext:value-type="float">
            <text:p>448,380</text:p>
          </table:table-cell>
          <table:table-cell table:style-name="ce108" table:formula="of:=([.C51]-[.$C$17])*[.$H$5]" office:value-type="float" office:value="35.6399999999996" calcext:value-type="float">
            <text:p>35,640</text:p>
          </table:table-cell>
          <table:table-cell table:style-name="ce108" table:formula="of:=([.D51]-[.$D$17])*[.$H$5]" office:value-type="float" office:value="174" calcext:value-type="float">
            <text:p>174,000</text:p>
          </table:table-cell>
          <table:table-cell table:style-name="ce78"/>
          <table:table-cell table:style-name="ce101" table:formula="of:=IF([.G51]/[.F51]*100&gt;20;TEXT([.G51]/[.F51]*100;&quot;##,## CZ&quot;);TEXT([.G51]/[.F51]*100;&quot;##,##&quot;))" office:value-type="string" office:string-value="7,95" calcext:value-type="string">
            <text:p>7,95</text:p>
          </table:table-cell>
          <table:table-cell table:style-name="ce129" table:formula="of:=IF([.H51]/[.F51]*100&gt;15;TEXT([.H51]/[.F51]*100;&quot;##,## CZ&quot;);TEXT([.H51]/[.F51]*100;&quot;##,##&quot;))" office:value-type="string" office:string-value="38,81 CZ" calcext:value-type="string">
            <text:p>38,81 CZ</text:p>
          </table:table-cell>
          <table:table-cell office:value-type="time" office:time-value="PT15H00M00S" calcext:value-type="time">
            <text:p>15:00</text:p>
          </table:table-cell>
          <table:table-cell table:style-name="ce175" table:formula="of:=([.H50]/[.F50]*100)-([.H51]/[.F51]*100)" office:value-type="float" office:value="0.764434120662813" calcext:value-type="float">
            <text:p>0,76</text:p>
          </table:table-cell>
          <table:table-cell/>
          <table:table-cell table:formula="of:=[.F51]+([.H51]/2)" office:value-type="float" office:value="535.380000000004" calcext:value-type="float">
            <text:p>535,380000000004</text:p>
          </table:table-cell>
          <table:table-cell table:formula="of:=[.O51]/[.F51]" office:value-type="float" office:value="1.19403184798608" calcext:value-type="float">
            <text:p>1,19403184798608</text:p>
          </table:table-cell>
          <table:table-cell table:number-columns-repeated="1008"/>
        </table:table-row>
        <table:table-row table:style-name="ro3">
          <table:table-cell table:style-name="ce29"/>
          <table:table-cell table:style-name="ce69" office:value-type="float" office:value="1030.703" calcext:value-type="float">
            <text:p>1030,703</text:p>
          </table:table-cell>
          <table:table-cell table:style-name="ce69" office:value-type="float" office:value="69.137" calcext:value-type="float">
            <text:p>69,137</text:p>
          </table:table-cell>
          <table:table-cell table:style-name="ce69" office:value-type="float" office:value="57.436" calcext:value-type="float">
            <text:p>57,436</text:p>
          </table:table-cell>
          <table:table-cell table:style-name="ce69" office:value-type="string" calcext:value-type="string">
            <text:p>k</text:p>
          </table:table-cell>
          <table:table-cell table:style-name="ce85" table:formula="of:=([.B52]-[.$B$17])*[.$H$5]" office:value-type="float" office:value="456.119999999999" calcext:value-type="float">
            <text:p>456,120</text:p>
          </table:table-cell>
          <table:table-cell table:style-name="ce85" table:formula="of:=([.C52]-[.$C$17])*[.$H$5]" office:value-type="float" office:value="35.8199999999997" calcext:value-type="float">
            <text:p>35,820</text:p>
          </table:table-cell>
          <table:table-cell table:style-name="ce85" table:formula="of:=([.D52]-[.$D$17])*[.$H$5]" office:value-type="float" office:value="174.12" calcext:value-type="float">
            <text:p>174,120</text:p>
          </table:table-cell>
          <table:table-cell table:style-name="ce98" table:formula="of:=TEXT([.H52]-[.H47];&quot;#,##k&quot;)" office:value-type="string" office:string-value="3k" calcext:value-type="string">
            <text:p>3k</text:p>
          </table:table-cell>
          <table:table-cell table:style-name="ce135" table:formula="of:=IF([.G52]/[.F52]*100&gt;20;TEXT([.G52]/[.F52]*100;&quot;##,## CZ&quot;);TEXT([.G52]/[.F52]*100;&quot;##,##&quot;))" office:value-type="string" office:string-value="7,85" calcext:value-type="string">
            <text:p>7,85</text:p>
          </table:table-cell>
          <table:table-cell table:style-name="ce151" table:formula="of:=IF([.H52]/[.F52]*100&gt;15;TEXT([.H52]/[.F52]*100;&quot;##,## CZ&quot;);TEXT([.H52]/[.F52]*100;&quot;##,##&quot;))" office:value-type="string" office:string-value="38,17 CZ" calcext:value-type="string">
            <text:p>38,17 CZ</text:p>
          </table:table-cell>
          <table:table-cell table:style-name="ce207" office:value-type="time" office:time-value="PT17H00M00S" calcext:value-type="time">
            <text:p>17:00</text:p>
          </table:table-cell>
          <table:table-cell table:style-name="ce177" table:formula="of:=([.H51]/[.F51]*100)-([.H52]/[.F52]*100)" office:value-type="float" office:value="0.632204903714495" calcext:value-type="float">
            <text:p>0,63</text:p>
          </table:table-cell>
          <table:table-cell table:style-name="ce198" table:formula="of:=SUM([.M48:.M52])" office:value-type="float" office:value="3.03375323743346" calcext:value-type="float">
            <text:p>3,03</text:p>
          </table:table-cell>
          <table:table-cell table:formula="of:=[.F52]+([.H52]/2)" office:value-type="float" office:value="543.179999999999" calcext:value-type="float">
            <text:p>543,179999999999</text:p>
          </table:table-cell>
          <table:table-cell table:formula="of:=[.O52]/[.F52]" office:value-type="float" office:value="1.19087082346751" calcext:value-type="float">
            <text:p>1,19087082346751</text:p>
          </table:table-cell>
          <table:table-cell table:number-columns-repeated="1008"/>
        </table:table-row>
        <table:table-row table:style-name="ro3">
          <table:table-cell office:value-type="date" office:date-value="2021-12-15" calcext:value-type="date">
            <text:p>15.Ara</text:p>
          </table:table-cell>
          <table:table-cell office:value-type="float" office:value="1030.92" calcext:value-type="float">
            <text:p>1030,920</text:p>
          </table:table-cell>
          <table:table-cell office:value-type="float" office:value="69.238" calcext:value-type="float">
            <text:p>69,238</text:p>
          </table:table-cell>
          <table:table-cell office:value-type="float" office:value="57.436" calcext:value-type="float">
            <text:p>57,436</text:p>
          </table:table-cell>
          <table:table-cell office:value-type="string" calcext:value-type="string">
            <text:p>k</text:p>
          </table:table-cell>
          <table:table-cell table:style-name="ce108" table:formula="of:=([.B53]-[.$B$17])*[.$H$5]" office:value-type="float" office:value="469.140000000004" calcext:value-type="float">
            <text:p>469,140</text:p>
          </table:table-cell>
          <table:table-cell table:style-name="ce108" table:formula="of:=([.C53]-[.$C$17])*[.$H$5]" office:value-type="float" office:value="41.8799999999996" calcext:value-type="float">
            <text:p>41,880</text:p>
          </table:table-cell>
          <table:table-cell table:style-name="ce108" table:formula="of:=([.D53]-[.$D$17])*[.$H$5]" office:value-type="float" office:value="174.12" calcext:value-type="float">
            <text:p>174,120</text:p>
          </table:table-cell>
          <table:table-cell table:style-name="ce93" table:formula="of:=TEXT([.H53]-[.H52];&quot;#,##k&quot;)" office:value-type="string" office:string-value="k" calcext:value-type="string">
            <text:p>k</text:p>
          </table:table-cell>
          <table:table-cell table:style-name="ce101" table:formula="of:=IF([.G53]/[.F53]*100&gt;20;TEXT([.G53]/[.F53]*100;&quot;##,## CZ&quot;);TEXT([.G53]/[.F53]*100;&quot;##,##&quot;))" office:value-type="string" office:string-value="8,93" calcext:value-type="string">
            <text:p>8,93</text:p>
          </table:table-cell>
          <table:table-cell table:style-name="ce129" table:formula="of:=IF([.H53]/[.F53]*100&gt;15;TEXT([.H53]/[.F53]*100;&quot;##,## CZ&quot;);TEXT([.H53]/[.F53]*100;&quot;##,##&quot;))" office:value-type="string" office:string-value="37,11 CZ" calcext:value-type="string">
            <text:p>37,11 CZ</text:p>
          </table:table-cell>
          <table:table-cell office:value-type="time" office:time-value="PT09H00M00S" calcext:value-type="time">
            <text:p>09:00</text:p>
          </table:table-cell>
          <table:table-cell table:style-name="ce175" table:formula="of:=([.H52]/[.F52]*100)-([.H53]/[.F53]*100)" office:value-type="float" office:value="1.05944414100181" calcext:value-type="float">
            <text:p>1,06</text:p>
          </table:table-cell>
          <table:table-cell/>
          <table:table-cell table:formula="of:=[.F53]+([.H53]/2)" office:value-type="float" office:value="556.200000000004" calcext:value-type="float">
            <text:p>556,200000000004</text:p>
          </table:table-cell>
          <table:table-cell table:formula="of:=[.O53]/[.F53]" office:value-type="float" office:value="1.1855736027625" calcext:value-type="float">
            <text:p>1,1855736027625</text:p>
          </table:table-cell>
          <table:table-cell table:number-columns-repeated="1008"/>
        </table:table-row>
        <table:table-row table:style-name="ro3">
          <table:table-cell/>
          <table:table-cell office:value-type="float" office:value="1030.936" calcext:value-type="float">
            <text:p>1030,936</text:p>
          </table:table-cell>
          <table:table-cell office:value-type="float" office:value="69.244" calcext:value-type="float">
            <text:p>69,244</text:p>
          </table:table-cell>
          <table:table-cell office:value-type="float" office:value="57.436" calcext:value-type="float">
            <text:p>57,436</text:p>
          </table:table-cell>
          <table:table-cell office:value-type="string" calcext:value-type="string">
            <text:p>k</text:p>
          </table:table-cell>
          <table:table-cell table:style-name="ce108" table:formula="of:=([.B54]-[.$B$17])*[.$H$5]" office:value-type="float" office:value="470.099999999995" calcext:value-type="float">
            <text:p>470,100</text:p>
          </table:table-cell>
          <table:table-cell table:style-name="ce108" table:formula="of:=([.C54]-[.$C$17])*[.$H$5]" office:value-type="float" office:value="42.2399999999996" calcext:value-type="float">
            <text:p>42,240</text:p>
          </table:table-cell>
          <table:table-cell table:style-name="ce108" table:formula="of:=([.D54]-[.$D$17])*[.$H$5]" office:value-type="float" office:value="174.12" calcext:value-type="float">
            <text:p>174,120</text:p>
          </table:table-cell>
          <table:table-cell table:style-name="ce78"/>
          <table:table-cell table:style-name="ce101" table:formula="of:=IF([.G54]/[.F54]*100&gt;20;TEXT([.G54]/[.F54]*100;&quot;##,## CZ&quot;);TEXT([.G54]/[.F54]*100;&quot;##,##&quot;))" office:value-type="string" office:string-value="8,99" calcext:value-type="string">
            <text:p>8,99</text:p>
          </table:table-cell>
          <table:table-cell table:style-name="ce129" table:formula="of:=IF([.H54]/[.F54]*100&gt;15;TEXT([.H54]/[.F54]*100;&quot;##,## CZ&quot;);TEXT([.H54]/[.F54]*100;&quot;##,##&quot;))" office:value-type="string" office:string-value="37,04 CZ" calcext:value-type="string">
            <text:p>37,04 CZ</text:p>
          </table:table-cell>
          <table:table-cell office:value-type="time" office:time-value="PT10H00M00S" calcext:value-type="time">
            <text:p>10:00</text:p>
          </table:table-cell>
          <table:table-cell table:style-name="ce175" table:formula="of:=([.H53]/[.F53]*100)-([.H54]/[.F54]*100)" office:value-type="float" office:value="0.0757926648161416" calcext:value-type="float">
            <text:p>0,08</text:p>
          </table:table-cell>
          <table:table-cell/>
          <table:table-cell table:formula="of:=[.F54]+([.H54]/2)" office:value-type="float" office:value="557.159999999995" calcext:value-type="float">
            <text:p>557,159999999995</text:p>
          </table:table-cell>
          <table:table-cell table:formula="of:=[.O54]/[.F54]" office:value-type="float" office:value="1.18519463943842" calcext:value-type="float">
            <text:p>1,18519463943842</text:p>
          </table:table-cell>
          <table:table-cell table:number-columns-repeated="1008"/>
        </table:table-row>
        <table:table-row table:style-name="ro3">
          <table:table-cell/>
          <table:table-cell office:value-type="float" office:value="1030.985" calcext:value-type="float">
            <text:p>1030,985</text:p>
          </table:table-cell>
          <table:table-cell office:value-type="float" office:value="69.242" calcext:value-type="float">
            <text:p>69,242</text:p>
          </table:table-cell>
          <table:table-cell office:value-type="float" office:value="57.436" calcext:value-type="float">
            <text:p>57,436</text:p>
          </table:table-cell>
          <table:table-cell office:value-type="string" calcext:value-type="string">
            <text:p>k</text:p>
          </table:table-cell>
          <table:table-cell table:style-name="ce108" table:formula="of:=([.B55]-[.$B$17])*[.$H$5]" office:value-type="float" office:value="473.039999999994" calcext:value-type="float">
            <text:p>473,040</text:p>
          </table:table-cell>
          <table:table-cell table:style-name="ce108" table:formula="of:=([.C55]-[.$C$17])*[.$H$5]" office:value-type="float" office:value="42.1199999999999" calcext:value-type="float">
            <text:p>42,120</text:p>
          </table:table-cell>
          <table:table-cell table:style-name="ce108" table:formula="of:=([.D55]-[.$D$17])*[.$H$5]" office:value-type="float" office:value="174.12" calcext:value-type="float">
            <text:p>174,120</text:p>
          </table:table-cell>
          <table:table-cell table:style-name="ce78"/>
          <table:table-cell table:style-name="ce101" table:formula="of:=IF([.G55]/[.F55]*100&gt;20;TEXT([.G55]/[.F55]*100;&quot;##,## CZ&quot;);TEXT([.G55]/[.F55]*100;&quot;##,##&quot;))" office:value-type="string" office:string-value="8,9" calcext:value-type="string">
            <text:p>8,9</text:p>
          </table:table-cell>
          <table:table-cell table:style-name="ce129" table:formula="of:=IF([.H55]/[.F55]*100&gt;15;TEXT([.H55]/[.F55]*100;&quot;##,## CZ&quot;);TEXT([.H55]/[.F55]*100;&quot;##,##&quot;))" office:value-type="string" office:string-value="36,81 CZ" calcext:value-type="string">
            <text:p>36,81 CZ</text:p>
          </table:table-cell>
          <table:table-cell office:value-type="time" office:time-value="PT11H00M00S" calcext:value-type="time">
            <text:p>11:00</text:p>
          </table:table-cell>
          <table:table-cell table:style-name="ce175" table:formula="of:=([.H54]/[.F54]*100)-([.H55]/[.F55]*100)" office:value-type="float" office:value="0.230201352929434" calcext:value-type="float">
            <text:p>0,23</text:p>
          </table:table-cell>
          <table:table-cell/>
          <table:table-cell table:formula="of:=[.F55]+([.H55]/2)" office:value-type="float" office:value="560.099999999994" calcext:value-type="float">
            <text:p>560,099999999994</text:p>
          </table:table-cell>
          <table:table-cell table:formula="of:=[.O55]/[.F55]" office:value-type="float" office:value="1.18404363267377" calcext:value-type="float">
            <text:p>1,18404363267377</text:p>
          </table:table-cell>
          <table:table-cell table:number-columns-repeated="1008"/>
        </table:table-row>
        <table:table-row table:style-name="ro3">
          <table:table-cell/>
          <table:table-cell office:value-type="float" office:value="1031.017" calcext:value-type="float">
            <text:p>1031,017</text:p>
          </table:table-cell>
          <table:table-cell office:value-type="float" office:value="69.291" calcext:value-type="float">
            <text:p>69,291</text:p>
          </table:table-cell>
          <table:table-cell office:value-type="float" office:value="57.436" calcext:value-type="float">
            <text:p>57,436</text:p>
          </table:table-cell>
          <table:table-cell office:value-type="string" calcext:value-type="string">
            <text:p>k</text:p>
          </table:table-cell>
          <table:table-cell table:style-name="ce108" table:formula="of:=([.B56]-[.$B$17])*[.$H$5]" office:value-type="float" office:value="474.960000000003" calcext:value-type="float">
            <text:p>474,960</text:p>
          </table:table-cell>
          <table:table-cell table:style-name="ce108" table:formula="of:=([.C56]-[.$C$17])*[.$H$5]" office:value-type="float" office:value="45.0599999999994" calcext:value-type="float">
            <text:p>45,060</text:p>
          </table:table-cell>
          <table:table-cell table:style-name="ce108" table:formula="of:=([.D56]-[.$D$17])*[.$H$5]" office:value-type="float" office:value="174.12" calcext:value-type="float">
            <text:p>174,120</text:p>
          </table:table-cell>
          <table:table-cell table:style-name="ce78"/>
          <table:table-cell table:style-name="ce101" table:formula="of:=IF([.G56]/[.F56]*100&gt;20;TEXT([.G56]/[.F56]*100;&quot;##,## CZ&quot;);TEXT([.G56]/[.F56]*100;&quot;##,##&quot;))" office:value-type="string" office:string-value="9,49" calcext:value-type="string">
            <text:p>9,49</text:p>
          </table:table-cell>
          <table:table-cell table:style-name="ce129" table:formula="of:=IF([.H56]/[.F56]*100&gt;15;TEXT([.H56]/[.F56]*100;&quot;##,## CZ&quot;);TEXT([.H56]/[.F56]*100;&quot;##,##&quot;))" office:value-type="string" office:string-value="36,66 CZ" calcext:value-type="string">
            <text:p>36,66 CZ</text:p>
          </table:table-cell>
          <table:table-cell office:value-type="time" office:time-value="PT12H00M00S" calcext:value-type="time">
            <text:p>12:00</text:p>
          </table:table-cell>
          <table:table-cell table:style-name="ce175" table:formula="of:=([.H55]/[.F55]*100)-([.H56]/[.F56]*100)" office:value-type="float" office:value="0.148797277554046" calcext:value-type="float">
            <text:p>0,15</text:p>
          </table:table-cell>
          <table:table-cell/>
          <table:table-cell table:formula="of:=[.F56]+([.H56]/2)" office:value-type="float" office:value="562.020000000003" calcext:value-type="float">
            <text:p>562,020000000003</text:p>
          </table:table-cell>
          <table:table-cell table:formula="of:=[.O56]/[.F56]" office:value-type="float" office:value="1.183299646286" calcext:value-type="float">
            <text:p>1,183299646286</text:p>
          </table:table-cell>
          <table:table-cell table:number-columns-repeated="1008"/>
        </table:table-row>
        <table:table-row table:style-name="ro3">
          <table:table-cell table:style-name="ce29"/>
          <table:table-cell table:style-name="ce69" office:value-type="float" office:value="1031.22" calcext:value-type="float">
            <text:p>1031,220</text:p>
          </table:table-cell>
          <table:table-cell table:style-name="ce69" office:value-type="float" office:value="69.326" calcext:value-type="float">
            <text:p>69,326</text:p>
          </table:table-cell>
          <table:table-cell table:style-name="ce69" office:value-type="float" office:value="57.436" calcext:value-type="float">
            <text:p>57,436</text:p>
          </table:table-cell>
          <table:table-cell table:style-name="ce69" office:value-type="string" calcext:value-type="string">
            <text:p>k</text:p>
          </table:table-cell>
          <table:table-cell table:style-name="ce85" table:formula="of:=([.B57]-[.$B$17])*[.$H$5]" office:value-type="float" office:value="487.140000000002" calcext:value-type="float">
            <text:p>487,140</text:p>
          </table:table-cell>
          <table:table-cell table:style-name="ce85" table:formula="of:=([.C57]-[.$C$17])*[.$H$5]" office:value-type="float" office:value="47.1599999999992" calcext:value-type="float">
            <text:p>47,160</text:p>
          </table:table-cell>
          <table:table-cell table:style-name="ce85" table:formula="of:=([.D57]-[.$D$17])*[.$H$5]" office:value-type="float" office:value="174.12" calcext:value-type="float">
            <text:p>174,120</text:p>
          </table:table-cell>
          <table:table-cell table:style-name="ce98" table:formula="of:=TEXT([.H57]-[.H52];&quot;#,##k&quot;)" office:value-type="string" office:string-value="k" calcext:value-type="string">
            <text:p>k</text:p>
          </table:table-cell>
          <table:table-cell table:style-name="ce135" table:formula="of:=IF([.G57]/[.F57]*100&gt;20;TEXT([.G57]/[.F57]*100;&quot;##,## CZ&quot;);TEXT([.G57]/[.F57]*100;&quot;##,##&quot;))" office:value-type="string" office:string-value="9,68" calcext:value-type="string">
            <text:p>9,68</text:p>
          </table:table-cell>
          <table:table-cell table:style-name="ce151" table:formula="of:=IF([.H57]/[.F57]*100&gt;15;TEXT([.H57]/[.F57]*100;&quot;##,## CZ&quot;);TEXT([.H57]/[.F57]*100;&quot;##,##&quot;))" office:value-type="string" office:string-value="35,74 CZ" calcext:value-type="string">
            <text:p>35,74 CZ</text:p>
          </table:table-cell>
          <table:table-cell table:style-name="ce207" office:value-type="time" office:time-value="PT18H00M00S" calcext:value-type="time">
            <text:p>18:00</text:p>
          </table:table-cell>
          <table:table-cell table:style-name="ce177" table:formula="of:=([.H56]/[.F56]*100)-([.H57]/[.F57]*100)" office:value-type="float" office:value="0.916611114572078" calcext:value-type="float">
            <text:p>0,92</text:p>
          </table:table-cell>
          <table:table-cell table:style-name="ce198" table:formula="of:=SUM([.M53:.M57])" office:value-type="float" office:value="2.4308465508735" calcext:value-type="float">
            <text:p>2,43</text:p>
          </table:table-cell>
          <table:table-cell table:formula="of:=[.F57]+([.H57]/2)" office:value-type="float" office:value="574.200000000002" calcext:value-type="float">
            <text:p>574,200000000002</text:p>
          </table:table-cell>
          <table:table-cell table:formula="of:=[.O57]/[.F57]" office:value-type="float" office:value="1.17871659071314" calcext:value-type="float">
            <text:p>1,17871659071314</text:p>
          </table:table-cell>
          <table:table-cell table:number-columns-repeated="1008"/>
        </table:table-row>
        <table:table-row table:style-name="ro3">
          <table:table-cell office:value-type="date" office:date-value="2021-12-16" calcext:value-type="date">
            <text:p>16.Ara</text:p>
          </table:table-cell>
          <table:table-cell office:value-type="float" office:value="1031.328" calcext:value-type="float">
            <text:p>1031,328</text:p>
          </table:table-cell>
          <table:table-cell office:value-type="float" office:value="69.445" calcext:value-type="float">
            <text:p>69,445</text:p>
          </table:table-cell>
          <table:table-cell office:value-type="float" office:value="57.436" calcext:value-type="float">
            <text:p>57,436</text:p>
          </table:table-cell>
          <table:table-cell office:value-type="string" calcext:value-type="string">
            <text:p>k</text:p>
          </table:table-cell>
          <table:table-cell table:style-name="ce108" table:formula="of:=([.B58]-[.$B$17])*[.$H$5]" office:value-type="float" office:value="493.619999999999" calcext:value-type="float">
            <text:p>493,620</text:p>
          </table:table-cell>
          <table:table-cell table:style-name="ce108" table:formula="of:=([.C58]-[.$C$17])*[.$H$5]" office:value-type="float" office:value="54.2999999999992" calcext:value-type="float">
            <text:p>54,300</text:p>
          </table:table-cell>
          <table:table-cell table:style-name="ce108" table:formula="of:=([.D58]-[.$D$17])*[.$H$5]" office:value-type="float" office:value="174.12" calcext:value-type="float">
            <text:p>174,120</text:p>
          </table:table-cell>
          <table:table-cell table:style-name="ce93" table:formula="of:=TEXT([.H58]-[.H57];&quot;#,##k&quot;)" office:value-type="string" office:string-value="k" calcext:value-type="string">
            <text:p>k</text:p>
          </table:table-cell>
          <table:table-cell table:style-name="ce101" table:formula="of:=IF([.G58]/[.F58]*100&gt;20;TEXT([.G58]/[.F58]*100;&quot;##,## CZ&quot;);TEXT([.G58]/[.F58]*100;&quot;##,##&quot;))" office:value-type="string" office:string-value="11" calcext:value-type="string">
            <text:p>11</text:p>
          </table:table-cell>
          <table:table-cell table:style-name="ce129" table:formula="of:=IF([.H58]/[.F58]*100&gt;15;TEXT([.H58]/[.F58]*100;&quot;##,## CZ&quot;);TEXT([.H58]/[.F58]*100;&quot;##,##&quot;))" office:value-type="string" office:string-value="35,27 CZ" calcext:value-type="string">
            <text:p>35,27 CZ</text:p>
          </table:table-cell>
          <table:table-cell table:style-name="ce133" office:value-type="time" office:time-value="PT08H00M00S" calcext:value-type="time">
            <text:p>08:00</text:p>
          </table:table-cell>
          <table:table-cell table:style-name="ce175" table:formula="of:=([.H57]/[.F57]*100)-([.H58]/[.F58]*100)" office:value-type="float" office:value="0.469220658733676" calcext:value-type="float">
            <text:p>0,47</text:p>
          </table:table-cell>
          <table:table-cell table:style-name="ce175"/>
          <table:table-cell table:formula="of:=[.F58]+([.H58]/2)" office:value-type="float" office:value="580.679999999999" calcext:value-type="float">
            <text:p>580,679999999999</text:p>
          </table:table-cell>
          <table:table-cell table:formula="of:=[.O58]/[.F58]" office:value-type="float" office:value="1.17637048741947" calcext:value-type="float">
            <text:p>1,17637048741947</text:p>
          </table:table-cell>
          <table:table-cell table:number-columns-repeated="1008"/>
        </table:table-row>
        <table:table-row table:style-name="ro3">
          <table:table-cell/>
          <table:table-cell office:value-type="float" office:value="1031.466" calcext:value-type="float">
            <text:p>1031,466</text:p>
          </table:table-cell>
          <table:table-cell office:value-type="float" office:value="69.478" calcext:value-type="float">
            <text:p>69,478</text:p>
          </table:table-cell>
          <table:table-cell office:value-type="float" office:value="57.436" calcext:value-type="float">
            <text:p>57,436</text:p>
          </table:table-cell>
          <table:table-cell office:value-type="string" calcext:value-type="string">
            <text:p>k</text:p>
          </table:table-cell>
          <table:table-cell table:style-name="ce108" table:formula="of:=([.B59]-[.$B$17])*[.$H$5]" office:value-type="float" office:value="501.899999999994" calcext:value-type="float">
            <text:p>501,900</text:p>
          </table:table-cell>
          <table:table-cell table:style-name="ce108" table:formula="of:=([.C59]-[.$C$17])*[.$H$5]" office:value-type="float" office:value="56.2799999999993" calcext:value-type="float">
            <text:p>56,280</text:p>
          </table:table-cell>
          <table:table-cell table:style-name="ce108" table:formula="of:=([.D59]-[.$D$17])*[.$H$5]" office:value-type="float" office:value="174.12" calcext:value-type="float">
            <text:p>174,120</text:p>
          </table:table-cell>
          <table:table-cell table:style-name="ce78"/>
          <table:table-cell table:style-name="ce101" table:formula="of:=IF([.G59]/[.F59]*100&gt;20;TEXT([.G59]/[.F59]*100;&quot;##,## CZ&quot;);TEXT([.G59]/[.F59]*100;&quot;##,##&quot;))" office:value-type="string" office:string-value="11,21" calcext:value-type="string">
            <text:p>11,21</text:p>
          </table:table-cell>
          <table:table-cell table:style-name="ce129" table:formula="of:=IF([.H59]/[.F59]*100&gt;15;TEXT([.H59]/[.F59]*100;&quot;##,## CZ&quot;);TEXT([.H59]/[.F59]*100;&quot;##,##&quot;))" office:value-type="string" office:string-value="34,69 CZ" calcext:value-type="string">
            <text:p>34,69 CZ</text:p>
          </table:table-cell>
          <table:table-cell table:style-name="ce133" office:value-type="time" office:time-value="PT10H00M00S" calcext:value-type="time">
            <text:p>10:00</text:p>
          </table:table-cell>
          <table:table-cell table:style-name="ce175" table:formula="of:=([.H58]/[.F58]*100)-([.H59]/[.F59]*100)" office:value-type="float" office:value="0.58192772896291" calcext:value-type="float">
            <text:p>0,58</text:p>
          </table:table-cell>
          <table:table-cell table:style-name="ce175"/>
          <table:table-cell table:formula="of:=[.F59]+([.H59]/2)" office:value-type="float" office:value="588.959999999994" calcext:value-type="float">
            <text:p>588,959999999994</text:p>
          </table:table-cell>
          <table:table-cell table:formula="of:=[.O59]/[.F59]" office:value-type="float" office:value="1.17346084877466" calcext:value-type="float">
            <text:p>1,17346084877466</text:p>
          </table:table-cell>
          <table:table-cell table:number-columns-repeated="1008"/>
        </table:table-row>
        <table:table-row table:style-name="ro3">
          <table:table-cell/>
          <table:table-cell office:value-type="float" office:value="1031.718" calcext:value-type="float">
            <text:p>1031,718</text:p>
          </table:table-cell>
          <table:table-cell office:value-type="float" office:value="69.533" calcext:value-type="float">
            <text:p>69,533</text:p>
          </table:table-cell>
          <table:table-cell office:value-type="float" office:value="57.436" calcext:value-type="float">
            <text:p>57,436</text:p>
          </table:table-cell>
          <table:table-cell office:value-type="string" calcext:value-type="string">
            <text:p>k</text:p>
          </table:table-cell>
          <table:table-cell table:style-name="ce108" table:formula="of:=([.B60]-[.$B$17])*[.$H$5]" office:value-type="float" office:value="517.020000000005" calcext:value-type="float">
            <text:p>517,020</text:p>
          </table:table-cell>
          <table:table-cell table:style-name="ce108" table:formula="of:=([.C60]-[.$C$17])*[.$H$5]" office:value-type="float" office:value="59.5799999999997" calcext:value-type="float">
            <text:p>59,580</text:p>
          </table:table-cell>
          <table:table-cell table:style-name="ce108" table:formula="of:=([.D60]-[.$D$17])*[.$H$5]" office:value-type="float" office:value="174.12" calcext:value-type="float">
            <text:p>174,120</text:p>
          </table:table-cell>
          <table:table-cell/>
          <table:table-cell table:style-name="ce101" table:formula="of:=IF([.G60]/[.F60]*100&gt;20;TEXT([.G60]/[.F60]*100;&quot;##,## CZ&quot;);TEXT([.G60]/[.F60]*100;&quot;##,##&quot;))" office:value-type="string" office:string-value="11,52" calcext:value-type="string">
            <text:p>11,52</text:p>
          </table:table-cell>
          <table:table-cell table:style-name="ce129" table:formula="of:=IF([.H60]/[.F60]*100&gt;15;TEXT([.H60]/[.F60]*100;&quot;##,## CZ&quot;);TEXT([.H60]/[.F60]*100;&quot;##,##&quot;))" office:value-type="string" office:string-value="33,68 CZ" calcext:value-type="string">
            <text:p>33,68 CZ</text:p>
          </table:table-cell>
          <table:table-cell office:value-type="time" office:time-value="PT14H30M00S" calcext:value-type="time">
            <text:p>14:30</text:p>
          </table:table-cell>
          <table:table-cell table:style-name="ce175" table:formula="of:=([.H59]/[.F59]*100)-([.H60]/[.F60]*100)" office:value-type="float" office:value="1.01455573613195" calcext:value-type="float">
            <text:p>1,01</text:p>
          </table:table-cell>
          <table:table-cell/>
          <table:table-cell table:formula="of:=[.F60]+([.H60]/2)" office:value-type="float" office:value="604.080000000005" calcext:value-type="float">
            <text:p>604,080000000005</text:p>
          </table:table-cell>
          <table:table-cell table:formula="of:=[.O60]/[.F60]" office:value-type="float" office:value="1.168388070094" calcext:value-type="float">
            <text:p>1,168388070094</text:p>
          </table:table-cell>
          <table:table-cell table:number-columns-repeated="1008"/>
        </table:table-row>
        <table:table-row table:style-name="ro3">
          <table:table-cell/>
          <table:table-cell office:value-type="float" office:value="1031.837" calcext:value-type="float">
            <text:p>1031,837</text:p>
          </table:table-cell>
          <table:table-cell office:value-type="float" office:value="69.589" calcext:value-type="float">
            <text:p>69,589</text:p>
          </table:table-cell>
          <table:table-cell office:value-type="float" office:value="57.436" calcext:value-type="float">
            <text:p>57,436</text:p>
          </table:table-cell>
          <table:table-cell office:value-type="string" calcext:value-type="string">
            <text:p>k</text:p>
          </table:table-cell>
          <table:table-cell table:style-name="ce108" table:formula="of:=([.B61]-[.$B$17])*[.$H$5]" office:value-type="float" office:value="524.159999999999" calcext:value-type="float">
            <text:p>524,160</text:p>
          </table:table-cell>
          <table:table-cell table:style-name="ce108" table:formula="of:=([.C61]-[.$C$17])*[.$H$5]" office:value-type="float" office:value="62.9399999999995" calcext:value-type="float">
            <text:p>62,940</text:p>
          </table:table-cell>
          <table:table-cell table:style-name="ce108" table:formula="of:=([.D61]-[.$D$17])*[.$H$5]" office:value-type="float" office:value="174.12" calcext:value-type="float">
            <text:p>174,120</text:p>
          </table:table-cell>
          <table:table-cell/>
          <table:table-cell table:style-name="ce101" table:formula="of:=IF([.G61]/[.F61]*100&gt;20;TEXT([.G61]/[.F61]*100;&quot;##,## CZ&quot;);TEXT([.G61]/[.F61]*100;&quot;##,##&quot;))" office:value-type="string" office:string-value="12,01" calcext:value-type="string">
            <text:p>12,01</text:p>
          </table:table-cell>
          <table:table-cell table:style-name="ce129" table:formula="of:=IF([.H61]/[.F61]*100&gt;15;TEXT([.H61]/[.F61]*100;&quot;##,## CZ&quot;);TEXT([.H61]/[.F61]*100;&quot;##,##&quot;))" office:value-type="string" office:string-value="33,22 CZ" calcext:value-type="string">
            <text:p>33,22 CZ</text:p>
          </table:table-cell>
          <table:table-cell office:value-type="time" office:time-value="PT16H15M00S" calcext:value-type="time">
            <text:p>16:15</text:p>
          </table:table-cell>
          <table:table-cell table:style-name="ce175" table:formula="of:=([.H60]/[.F60]*100)-([.H61]/[.F61]*100)" office:value-type="float" office:value="0.458749549935241" calcext:value-type="float">
            <text:p>0,46</text:p>
          </table:table-cell>
          <table:table-cell/>
          <table:table-cell table:formula="of:=[.F61]+([.H61]/2)" office:value-type="float" office:value="611.219999999999" calcext:value-type="float">
            <text:p>611,219999999999</text:p>
          </table:table-cell>
          <table:table-cell table:formula="of:=[.O61]/[.F61]" office:value-type="float" office:value="1.16609432234432" calcext:value-type="float">
            <text:p>1,16609432234432</text:p>
          </table:table-cell>
          <table:table-cell table:number-columns-repeated="1008"/>
        </table:table-row>
        <table:table-row table:style-name="ro3">
          <table:table-cell table:style-name="ce29"/>
          <table:table-cell table:style-name="ce69" office:value-type="float" office:value="1031.953" calcext:value-type="float">
            <text:p>1031,953</text:p>
          </table:table-cell>
          <table:table-cell table:style-name="ce69" office:value-type="float" office:value="69.68" calcext:value-type="float">
            <text:p>69,680</text:p>
          </table:table-cell>
          <table:table-cell table:style-name="ce69" office:value-type="float" office:value="57.436" calcext:value-type="float">
            <text:p>57,436</text:p>
          </table:table-cell>
          <table:table-cell table:style-name="ce69" office:value-type="string" calcext:value-type="string">
            <text:p>k</text:p>
          </table:table-cell>
          <table:table-cell table:style-name="ce85" table:formula="of:=([.B62]-[.$B$17])*[.$H$5]" office:value-type="float" office:value="531.119999999999" calcext:value-type="float">
            <text:p>531,120</text:p>
          </table:table-cell>
          <table:table-cell table:style-name="ce85" table:formula="of:=([.C62]-[.$C$17])*[.$H$5]" office:value-type="float" office:value="68.4" calcext:value-type="float">
            <text:p>68,400</text:p>
          </table:table-cell>
          <table:table-cell table:style-name="ce85" table:formula="of:=([.D62]-[.$D$17])*[.$H$5]" office:value-type="float" office:value="174.12" calcext:value-type="float">
            <text:p>174,120</text:p>
          </table:table-cell>
          <table:table-cell table:style-name="ce98" table:formula="of:=TEXT([.H62]-[.H57];&quot;#,##k&quot;)" office:value-type="string" office:string-value="k" calcext:value-type="string">
            <text:p>k</text:p>
          </table:table-cell>
          <table:table-cell table:style-name="ce135" table:formula="of:=IF([.G62]/[.F62]*100&gt;20;TEXT([.G62]/[.F62]*100;&quot;##,## CZ&quot;);TEXT([.G62]/[.F62]*100;&quot;##,##&quot;))" office:value-type="string" office:string-value="12,88" calcext:value-type="string">
            <text:p>12,88</text:p>
          </table:table-cell>
          <table:table-cell table:style-name="ce151" table:formula="of:=IF([.H62]/[.F62]*100&gt;15;TEXT([.H62]/[.F62]*100;&quot;##,## CZ&quot;);TEXT([.H62]/[.F62]*100;&quot;##,##&quot;))" office:value-type="string" office:string-value="32,78 CZ" calcext:value-type="string">
            <text:p>32,78 CZ</text:p>
          </table:table-cell>
          <table:table-cell table:style-name="ce207" office:value-type="time" office:time-value="PT17H15M00S" calcext:value-type="time">
            <text:p>17:15</text:p>
          </table:table-cell>
          <table:table-cell table:style-name="ce177" table:formula="of:=([.H61]/[.F61]*100)-([.H62]/[.F62]*100)" office:value-type="float" office:value="0.435312729144577" calcext:value-type="float">
            <text:p>0,44</text:p>
          </table:table-cell>
          <table:table-cell table:style-name="ce198" table:formula="of:=SUM([.M58:.M62])" office:value-type="float" office:value="2.95976640290835" calcext:value-type="float">
            <text:p>2,96</text:p>
          </table:table-cell>
          <table:table-cell table:formula="of:=[.F62]+([.H62]/2)" office:value-type="float" office:value="618.179999999999" calcext:value-type="float">
            <text:p>618,179999999999</text:p>
          </table:table-cell>
          <table:table-cell table:formula="of:=[.O62]/[.F62]" office:value-type="float" office:value="1.1639177586986" calcext:value-type="float">
            <text:p>1,1639177586986</text:p>
          </table:table-cell>
          <table:table-cell table:number-columns-repeated="1008"/>
        </table:table-row>
        <table:table-row table:style-name="ro3">
          <table:table-cell office:value-type="date" office:date-value="2021-12-17" calcext:value-type="date">
            <text:p>17.Ara</text:p>
          </table:table-cell>
          <table:table-cell office:value-type="float" office:value="1032.129" calcext:value-type="float">
            <text:p>1032,129</text:p>
          </table:table-cell>
          <table:table-cell office:value-type="float" office:value="69.796" calcext:value-type="float">
            <text:p>69,796</text:p>
          </table:table-cell>
          <table:table-cell office:value-type="float" office:value="57.436" calcext:value-type="float">
            <text:p>57,436</text:p>
          </table:table-cell>
          <table:table-cell office:value-type="string" calcext:value-type="string">
            <text:p><text:s/></text:p>
          </table:table-cell>
          <table:table-cell table:style-name="ce108" table:formula="of:=([.B63]-[.$B$17])*[.$H$5]" office:value-type="float" office:value="541.679999999994" calcext:value-type="float">
            <text:p>541,680</text:p>
          </table:table-cell>
          <table:table-cell table:style-name="ce108" table:formula="of:=([.C63]-[.$C$17])*[.$H$5]" office:value-type="float" office:value="75.36" calcext:value-type="float">
            <text:p>75,360</text:p>
          </table:table-cell>
          <table:table-cell table:style-name="ce108" table:formula="of:=([.D63]-[.$D$17])*[.$H$5]" office:value-type="float" office:value="174.12" calcext:value-type="float">
            <text:p>174,120</text:p>
          </table:table-cell>
          <table:table-cell table:style-name="ce93" table:formula="of:=TEXT([.H63]-[.H62];&quot;#,##k&quot;)" office:value-type="string" office:string-value="k" calcext:value-type="string">
            <text:p>k</text:p>
          </table:table-cell>
          <table:table-cell table:style-name="ce101" table:formula="of:=IF([.G63]/[.F63]*100&gt;20;TEXT([.G63]/[.F63]*100;&quot;##,## CZ&quot;);TEXT([.G63]/[.F63]*100;&quot;##,##&quot;))" office:value-type="string" office:string-value="13,91" calcext:value-type="string">
            <text:p>13,91</text:p>
          </table:table-cell>
          <table:table-cell table:style-name="ce129" table:formula="of:=IF([.H63]/[.F63]*100&gt;15;TEXT([.H63]/[.F63]*100;&quot;##,## CZ&quot;);TEXT([.H63]/[.F63]*100;&quot;##,##&quot;))" office:value-type="string" office:string-value="32,14 CZ" calcext:value-type="string">
            <text:p>32,14 CZ</text:p>
          </table:table-cell>
          <table:table-cell table:style-name="ce133" office:value-type="time" office:time-value="PT08H00M00S" calcext:value-type="time">
            <text:p>08:00</text:p>
          </table:table-cell>
          <table:table-cell table:style-name="ce175" table:formula="of:=([.H62]/[.F62]*100)-([.H63]/[.F63]*100)" office:value-type="float" office:value="0.639112218230892" calcext:value-type="float">
            <text:p>0,64</text:p>
          </table:table-cell>
          <table:table-cell/>
          <table:table-cell table:formula="of:=[.F63]+([.H63]/2)" office:value-type="float" office:value="628.739999999994" calcext:value-type="float">
            <text:p>628,739999999994</text:p>
          </table:table-cell>
          <table:table-cell table:formula="of:=[.O63]/[.F63]" office:value-type="float" office:value="1.16072219760745" calcext:value-type="float">
            <text:p>1,16072219760745</text:p>
          </table:table-cell>
          <table:table-cell table:number-columns-repeated="1008"/>
        </table:table-row>
        <table:table-row table:style-name="ro3">
          <table:table-cell/>
          <table:table-cell office:value-type="float" office:value="1032.206" calcext:value-type="float">
            <text:p>1032,206</text:p>
          </table:table-cell>
          <table:table-cell office:value-type="float" office:value="69.797" calcext:value-type="float">
            <text:p>69,797</text:p>
          </table:table-cell>
          <table:table-cell office:value-type="float" office:value="57.438" calcext:value-type="float">
            <text:p>57,438</text:p>
          </table:table-cell>
          <table:table-cell office:value-type="string" calcext:value-type="string">
            <text:p>k</text:p>
          </table:table-cell>
          <table:table-cell table:style-name="ce108" table:formula="of:=([.B64]-[.$B$17])*[.$H$5]" office:value-type="float" office:value="546.299999999994" calcext:value-type="float">
            <text:p>546,300</text:p>
          </table:table-cell>
          <table:table-cell table:style-name="ce108" table:formula="of:=([.C64]-[.$C$17])*[.$H$5]" office:value-type="float" office:value="75.4199999999995" calcext:value-type="float">
            <text:p>75,420</text:p>
          </table:table-cell>
          <table:table-cell table:style-name="ce108" table:formula="of:=([.D64]-[.$D$17])*[.$H$5]" office:value-type="float" office:value="174.24" calcext:value-type="float">
            <text:p>174,240</text:p>
          </table:table-cell>
          <table:table-cell table:style-name="ce78"/>
          <table:table-cell table:style-name="ce101" table:formula="of:=IF([.G64]/[.F64]*100&gt;20;TEXT([.G64]/[.F64]*100;&quot;##,## CZ&quot;);TEXT([.G64]/[.F64]*100;&quot;##,##&quot;))" office:value-type="string" office:string-value="13,81" calcext:value-type="string">
            <text:p>13,81</text:p>
          </table:table-cell>
          <table:table-cell table:style-name="ce129" table:formula="of:=IF([.H64]/[.F64]*100&gt;15;TEXT([.H64]/[.F64]*100;&quot;##,## CZ&quot;);TEXT([.H64]/[.F64]*100;&quot;##,##&quot;))" office:value-type="string" office:string-value="31,89 CZ" calcext:value-type="string">
            <text:p>31,89 CZ</text:p>
          </table:table-cell>
          <table:table-cell table:style-name="ce133" office:value-type="time" office:time-value="PT09H30M00S" calcext:value-type="time">
            <text:p>09:30</text:p>
          </table:table-cell>
          <table:table-cell table:style-name="ce175" table:formula="of:=([.H62]/[.F62]*100)-([.H64]/[.F64]*100)" office:value-type="float" office:value="0.888988313030936" calcext:value-type="float">
            <text:p>0,89</text:p>
          </table:table-cell>
          <table:table-cell/>
          <table:table-cell table:formula="of:=[.F64]+([.H64]/2)" office:value-type="float" office:value="633.419999999994" calcext:value-type="float">
            <text:p>633,419999999994</text:p>
          </table:table-cell>
          <table:table-cell table:formula="of:=[.O64]/[.F64]" office:value-type="float" office:value="1.15947281713345" calcext:value-type="float">
            <text:p>1,15947281713345</text:p>
          </table:table-cell>
          <table:table-cell table:number-columns-repeated="1008"/>
        </table:table-row>
        <table:table-row table:style-name="ro3">
          <table:table-cell/>
          <table:table-cell office:value-type="float" office:value="1032.333" calcext:value-type="float">
            <text:p>1032,333</text:p>
          </table:table-cell>
          <table:table-cell office:value-type="float" office:value="69.838" calcext:value-type="float">
            <text:p>69,838</text:p>
          </table:table-cell>
          <table:table-cell office:value-type="float" office:value="57.438" calcext:value-type="float">
            <text:p>57,438</text:p>
          </table:table-cell>
          <table:table-cell office:value-type="string" calcext:value-type="string">
            <text:p>k</text:p>
          </table:table-cell>
          <table:table-cell table:style-name="ce108" table:formula="of:=([.B65]-[.$B$17])*[.$H$5]" office:value-type="float" office:value="553.920000000005" calcext:value-type="float">
            <text:p>553,920</text:p>
          </table:table-cell>
          <table:table-cell table:style-name="ce108" table:formula="of:=([.C65]-[.$C$17])*[.$H$5]" office:value-type="float" office:value="77.8799999999993" calcext:value-type="float">
            <text:p>77,880</text:p>
          </table:table-cell>
          <table:table-cell table:style-name="ce108" table:formula="of:=([.D65]-[.$D$17])*[.$H$5]" office:value-type="float" office:value="174.24" calcext:value-type="float">
            <text:p>174,240</text:p>
          </table:table-cell>
          <table:table-cell table:style-name="ce78"/>
          <table:table-cell table:style-name="ce101" table:formula="of:=IF([.G65]/[.F65]*100&gt;20;TEXT([.G65]/[.F65]*100;&quot;##,## CZ&quot;);TEXT([.G65]/[.F65]*100;&quot;##,##&quot;))" office:value-type="string" office:string-value="14,06" calcext:value-type="string">
            <text:p>14,06</text:p>
          </table:table-cell>
          <table:table-cell table:style-name="ce129" table:formula="of:=IF([.H65]/[.F65]*100&gt;15;TEXT([.H65]/[.F65]*100;&quot;##,## CZ&quot;);TEXT([.H65]/[.F65]*100;&quot;##,##&quot;))" office:value-type="string" office:string-value="31,46 CZ" calcext:value-type="string">
            <text:p>31,46 CZ</text:p>
          </table:table-cell>
          <table:table-cell office:value-type="time" office:time-value="PT13H30M00S" calcext:value-type="time">
            <text:p>13:30</text:p>
          </table:table-cell>
          <table:table-cell table:style-name="ce175" table:formula="of:=([.H64]/[.F64]*100)-([.H65]/[.F65]*100)" office:value-type="float" office:value="0.438757534141573" calcext:value-type="float">
            <text:p>0,44</text:p>
          </table:table-cell>
          <table:table-cell/>
          <table:table-cell table:formula="of:=[.F65]+([.H65]/2)" office:value-type="float" office:value="641.040000000005" calcext:value-type="float">
            <text:p>641,040000000005</text:p>
          </table:table-cell>
          <table:table-cell table:formula="of:=[.O65]/[.F65]" office:value-type="float" office:value="1.15727902946274" calcext:value-type="float">
            <text:p>1,15727902946274</text:p>
          </table:table-cell>
          <table:table-cell table:number-columns-repeated="1008"/>
        </table:table-row>
        <table:table-row table:style-name="ro3">
          <table:table-cell/>
          <table:table-cell office:value-type="float" office:value="1032.439" calcext:value-type="float">
            <text:p>1032,439</text:p>
          </table:table-cell>
          <table:table-cell office:value-type="float" office:value="69.852" calcext:value-type="float">
            <text:p>69,852</text:p>
          </table:table-cell>
          <table:table-cell office:value-type="float" office:value="57.438" calcext:value-type="float">
            <text:p>57,438</text:p>
          </table:table-cell>
          <table:table-cell office:value-type="string" calcext:value-type="string">
            <text:p>k</text:p>
          </table:table-cell>
          <table:table-cell table:style-name="ce108" table:formula="of:=([.B66]-[.$B$17])*[.$H$5]" office:value-type="float" office:value="560.280000000005" calcext:value-type="float">
            <text:p>560,280</text:p>
          </table:table-cell>
          <table:table-cell table:style-name="ce108" table:formula="of:=([.C66]-[.$C$17])*[.$H$5]" office:value-type="float" office:value="78.7199999999999" calcext:value-type="float">
            <text:p>78,720</text:p>
          </table:table-cell>
          <table:table-cell table:style-name="ce108" table:formula="of:=([.D66]-[.$D$17])*[.$H$5]" office:value-type="float" office:value="174.24" calcext:value-type="float">
            <text:p>174,240</text:p>
          </table:table-cell>
          <table:table-cell table:style-name="ce78"/>
          <table:table-cell table:style-name="ce101" table:formula="of:=IF([.G66]/[.F66]*100&gt;20;TEXT([.G66]/[.F66]*100;&quot;##,## CZ&quot;);TEXT([.G66]/[.F66]*100;&quot;##,##&quot;))" office:value-type="string" office:string-value="14,05" calcext:value-type="string">
            <text:p>14,05</text:p>
          </table:table-cell>
          <table:table-cell table:style-name="ce129" table:formula="of:=IF([.H66]/[.F66]*100&gt;15;TEXT([.H66]/[.F66]*100;&quot;##,## CZ&quot;);TEXT([.H66]/[.F66]*100;&quot;##,##&quot;))" office:value-type="string" office:string-value="31,1 CZ" calcext:value-type="string">
            <text:p>31,1 CZ</text:p>
          </table:table-cell>
          <table:table-cell office:value-type="time" office:time-value="PT37H30M00S" calcext:value-type="time">
            <text:p>13:30</text:p>
          </table:table-cell>
          <table:table-cell table:style-name="ce175" table:formula="of:=([.H65]/[.F65]*100)-([.H66]/[.F66]*100)" office:value-type="float" office:value="0.357069546434978" calcext:value-type="float">
            <text:p>0,36</text:p>
          </table:table-cell>
          <table:table-cell/>
          <table:table-cell table:formula="of:=[.F66]+([.H66]/2)" office:value-type="float" office:value="647.400000000005" calcext:value-type="float">
            <text:p>647,400000000005</text:p>
          </table:table-cell>
          <table:table-cell table:formula="of:=[.O66]/[.F66]" office:value-type="float" office:value="1.15549368173056" calcext:value-type="float">
            <text:p>1,15549368173056</text:p>
          </table:table-cell>
          <table:table-cell table:number-columns-repeated="1008"/>
        </table:table-row>
        <table:table-row table:style-name="ro3">
          <table:table-cell table:style-name="ce29"/>
          <table:table-cell table:style-name="ce69" office:value-type="float" office:value="1032.546" calcext:value-type="float">
            <text:p>1032,546</text:p>
          </table:table-cell>
          <table:table-cell table:style-name="ce69" office:value-type="float" office:value="69.898" calcext:value-type="float">
            <text:p>69,898</text:p>
          </table:table-cell>
          <table:table-cell table:style-name="ce69" office:value-type="float" office:value="57.438" calcext:value-type="float">
            <text:p>57,438</text:p>
          </table:table-cell>
          <table:table-cell table:style-name="ce69" office:value-type="string" calcext:value-type="string">
            <text:p>k</text:p>
          </table:table-cell>
          <table:table-cell table:style-name="ce85" table:formula="of:=([.B67]-[.$B$17])*[.$H$5]" office:value-type="float" office:value="566.700000000003" calcext:value-type="float">
            <text:p>566,700</text:p>
          </table:table-cell>
          <table:table-cell table:style-name="ce85" table:formula="of:=([.C67]-[.$C$17])*[.$H$5]" office:value-type="float" office:value="81.4799999999994" calcext:value-type="float">
            <text:p>81,480</text:p>
          </table:table-cell>
          <table:table-cell table:style-name="ce85" table:formula="of:=([.D67]-[.$D$17])*[.$H$5]" office:value-type="float" office:value="174.24" calcext:value-type="float">
            <text:p>174,240</text:p>
          </table:table-cell>
          <table:table-cell table:style-name="ce98" table:formula="of:=TEXT([.H67]-[.H63];&quot;#,##k&quot;)" office:value-type="string" office:string-value=",12k" calcext:value-type="string">
            <text:p>,12k</text:p>
          </table:table-cell>
          <table:table-cell table:style-name="ce101" table:formula="of:=IF([.G67]/[.F67]*100&gt;20;TEXT([.G67]/[.F67]*100;&quot;##,## CZ&quot;);TEXT([.G67]/[.F67]*100;&quot;##,##&quot;))" office:value-type="string" office:string-value="14,38" calcext:value-type="string">
            <text:p>14,38</text:p>
          </table:table-cell>
          <table:table-cell table:style-name="ce129" table:formula="of:=IF([.H67]/[.F67]*100&gt;15;TEXT([.H67]/[.F67]*100;&quot;##,## CZ&quot;);TEXT([.H67]/[.F67]*100;&quot;##,##&quot;))" office:value-type="string" office:string-value="30,75 CZ" calcext:value-type="string">
            <text:p>30,75 CZ</text:p>
          </table:table-cell>
          <table:table-cell table:style-name="ce207" office:value-type="time" office:time-value="PT61H30M00S" calcext:value-type="time">
            <text:p>13:30</text:p>
          </table:table-cell>
          <table:table-cell table:style-name="ce177" table:formula="of:=([.H65]/[.F65]*100)-([.H67]/[.F67]*100)" office:value-type="float" office:value="0.709379211764052" calcext:value-type="float">
            <text:p>0,71</text:p>
          </table:table-cell>
          <table:table-cell table:style-name="ce198" table:formula="of:=SUM([.M63:.M67])" office:value-type="float" office:value="3.03330682360243" calcext:value-type="float">
            <text:p>3,03</text:p>
          </table:table-cell>
          <table:table-cell table:formula="of:=[.F67]+([.H67]/2)" office:value-type="float" office:value="653.820000000003" calcext:value-type="float">
            <text:p>653,820000000003</text:p>
          </table:table-cell>
          <table:table-cell table:formula="of:=[.O67]/[.F67]" office:value-type="float" office:value="1.15373213340392" calcext:value-type="float">
            <text:p>1,15373213340392</text:p>
          </table:table-cell>
          <table:table-cell table:number-columns-repeated="1008"/>
        </table:table-row>
        <table:table-row table:style-name="ro3">
          <table:table-cell office:value-type="date" office:date-value="2021-12-18" calcext:value-type="date">
            <text:p>18.Ara</text:p>
          </table:table-cell>
          <table:table-cell office:value-type="float" office:value="1032.691" calcext:value-type="float">
            <text:p>1032,691</text:p>
          </table:table-cell>
          <table:table-cell office:value-type="float" office:value="69.969" calcext:value-type="float">
            <text:p>69,969</text:p>
          </table:table-cell>
          <table:table-cell office:value-type="float" office:value="57.438" calcext:value-type="float">
            <text:p>57,438</text:p>
          </table:table-cell>
          <table:table-cell office:value-type="string" calcext:value-type="string">
            <text:p>k</text:p>
          </table:table-cell>
          <table:table-cell table:style-name="ce108" table:formula="of:=([.B68]-[.$B$17])*[.$H$5]" office:value-type="float" office:value="575.400000000002" calcext:value-type="float">
            <text:p>575,400</text:p>
          </table:table-cell>
          <table:table-cell table:style-name="ce108" table:formula="of:=([.C68]-[.$C$17])*[.$H$5]" office:value-type="float" office:value="85.7399999999993" calcext:value-type="float">
            <text:p>85,740</text:p>
          </table:table-cell>
          <table:table-cell table:style-name="ce108" table:formula="of:=([.D68]-[.$D$17])*[.$H$5]" office:value-type="float" office:value="174.24" calcext:value-type="float">
            <text:p>174,240</text:p>
          </table:table-cell>
          <table:table-cell table:style-name="ce93" table:formula="of:=TEXT([.H68]-[.H67];&quot;#,##k&quot;)" office:value-type="string" office:string-value="k" calcext:value-type="string">
            <text:p>k</text:p>
          </table:table-cell>
          <table:table-cell table:style-name="ce101" table:formula="of:=IF([.G68]/[.F68]*100&gt;20;TEXT([.G68]/[.F68]*100;&quot;##,## CZ&quot;);TEXT([.G68]/[.F68]*100;&quot;##,##&quot;))" office:value-type="string" office:string-value="14,9" calcext:value-type="string">
            <text:p>14,9</text:p>
          </table:table-cell>
          <table:table-cell table:style-name="ce129" table:formula="of:=IF([.H68]/[.F68]*100&gt;15;TEXT([.H68]/[.F68]*100;&quot;##,## CZ&quot;);TEXT([.H68]/[.F68]*100;&quot;##,##&quot;))" office:value-type="string" office:string-value="30,28 CZ" calcext:value-type="string">
            <text:p>30,28 CZ</text:p>
          </table:table-cell>
          <table:table-cell table:style-name="ce133" office:value-type="time" office:time-value="PT08H00M00S" calcext:value-type="time">
            <text:p>08:00</text:p>
          </table:table-cell>
          <table:table-cell table:style-name="ce175" table:formula="of:=([.H67]/[.F67]*100)-([.H68]/[.F68]*100)" office:value-type="float" office:value="0.464883406539421" calcext:value-type="float">
            <text:p>0,46</text:p>
          </table:table-cell>
          <table:table-cell/>
          <table:table-cell table:formula="of:=[.F68]+([.H68]/2)" office:value-type="float" office:value="662.520000000002" calcext:value-type="float">
            <text:p>662,520000000002</text:p>
          </table:table-cell>
          <table:table-cell table:formula="of:=[.O68]/[.F68]" office:value-type="float" office:value="1.15140771637122" calcext:value-type="float">
            <text:p>1,15140771637122</text:p>
          </table:table-cell>
          <table:table-cell table:number-columns-repeated="1008"/>
        </table:table-row>
        <table:table-row table:style-name="ro3">
          <table:table-cell/>
          <table:table-cell office:value-type="float" office:value="1032.859" calcext:value-type="float">
            <text:p>1032,859</text:p>
          </table:table-cell>
          <table:table-cell office:value-type="float" office:value="69.993" calcext:value-type="float">
            <text:p>69,993</text:p>
          </table:table-cell>
          <table:table-cell office:value-type="float" office:value="57.438" calcext:value-type="float">
            <text:p>57,438</text:p>
          </table:table-cell>
          <table:table-cell office:value-type="string" calcext:value-type="string">
            <text:p>k</text:p>
          </table:table-cell>
          <table:table-cell table:style-name="ce108" table:formula="of:=([.B69]-[.$B$17])*[.$H$5]" office:value-type="float" office:value="585.479999999996" calcext:value-type="float">
            <text:p>585,480</text:p>
          </table:table-cell>
          <table:table-cell table:style-name="ce108" table:formula="of:=([.C69]-[.$C$17])*[.$H$5]" office:value-type="float" office:value="87.1799999999993" calcext:value-type="float">
            <text:p>87,180</text:p>
          </table:table-cell>
          <table:table-cell table:style-name="ce108" table:formula="of:=([.D69]-[.$D$17])*[.$H$5]" office:value-type="float" office:value="174.24" calcext:value-type="float">
            <text:p>174,240</text:p>
          </table:table-cell>
          <table:table-cell table:style-name="ce78"/>
          <table:table-cell table:style-name="ce101" table:formula="of:=IF([.G69]/[.F69]*100&gt;20;TEXT([.G69]/[.F69]*100;&quot;##,## CZ&quot;);TEXT([.G69]/[.F69]*100;&quot;##,##&quot;))" office:value-type="string" office:string-value="14,89" calcext:value-type="string">
            <text:p>14,89</text:p>
          </table:table-cell>
          <table:table-cell table:style-name="ce129" table:formula="of:=IF([.H69]/[.F69]*100&gt;15;TEXT([.H69]/[.F69]*100;&quot;##,## CZ&quot;);TEXT([.H69]/[.F69]*100;&quot;##,##&quot;))" office:value-type="string" office:string-value="29,76 CZ" calcext:value-type="string">
            <text:p>29,76 CZ</text:p>
          </table:table-cell>
          <table:table-cell table:style-name="ce133" office:value-type="time" office:time-value="PT56H00M00S" calcext:value-type="time">
            <text:p>08:00</text:p>
          </table:table-cell>
          <table:table-cell table:style-name="ce175" table:formula="of:=([.H68]/[.F68]*100)-([.H69]/[.F69]*100)" office:value-type="float" office:value="0.52134651261219" calcext:value-type="float">
            <text:p>0,52</text:p>
          </table:table-cell>
          <table:table-cell/>
          <table:table-cell table:formula="of:=[.F69]+([.H69]/2)" office:value-type="float" office:value="672.599999999996" calcext:value-type="float">
            <text:p>672,599999999996</text:p>
          </table:table-cell>
          <table:table-cell table:formula="of:=[.O69]/[.F69]" office:value-type="float" office:value="1.14880098380816" calcext:value-type="float">
            <text:p>1,14880098380816</text:p>
          </table:table-cell>
          <table:table-cell table:number-columns-repeated="1008"/>
        </table:table-row>
        <table:table-row table:style-name="ro3">
          <table:table-cell table:style-name="ce29"/>
          <table:table-cell table:style-name="ce69" office:value-type="float" office:value="1033.013" calcext:value-type="float">
            <text:p>1033,013</text:p>
          </table:table-cell>
          <table:table-cell table:style-name="ce69" office:value-type="float" office:value="70.025" calcext:value-type="float">
            <text:p>70,025</text:p>
          </table:table-cell>
          <table:table-cell table:style-name="ce69" office:value-type="float" office:value="57.438" calcext:value-type="float">
            <text:p>57,438</text:p>
          </table:table-cell>
          <table:table-cell table:style-name="ce69" office:value-type="string" calcext:value-type="string">
            <text:p>k</text:p>
          </table:table-cell>
          <table:table-cell table:style-name="ce85" table:formula="of:=([.B70]-[.$B$17])*[.$H$5]" office:value-type="float" office:value="594.719999999995" calcext:value-type="float">
            <text:p>594,720</text:p>
          </table:table-cell>
          <table:table-cell table:style-name="ce85" table:formula="of:=([.C70]-[.$C$17])*[.$H$5]" office:value-type="float" office:value="89.1" calcext:value-type="float">
            <text:p>89,100</text:p>
          </table:table-cell>
          <table:table-cell table:style-name="ce85" table:formula="of:=([.D70]-[.$D$17])*[.$H$5]" office:value-type="float" office:value="174.24" calcext:value-type="float">
            <text:p>174,240</text:p>
          </table:table-cell>
          <table:table-cell table:style-name="ce98" table:formula="of:=TEXT([.H70]-[.H68];&quot;#,##k&quot;)" office:value-type="string" office:string-value="k" calcext:value-type="string">
            <text:p>k</text:p>
          </table:table-cell>
          <table:table-cell table:style-name="ce101" table:formula="of:=IF([.G70]/[.F70]*100&gt;20;TEXT([.G70]/[.F70]*100;&quot;##,## CZ&quot;);TEXT([.G70]/[.F70]*100;&quot;##,##&quot;))" office:value-type="string" office:string-value="14,98" calcext:value-type="string">
            <text:p>14,98</text:p>
          </table:table-cell>
          <table:table-cell table:style-name="ce129" table:formula="of:=IF([.H70]/[.F70]*100&gt;15;TEXT([.H70]/[.F70]*100;&quot;##,## CZ&quot;);TEXT([.H70]/[.F70]*100;&quot;##,##&quot;))" office:value-type="string" office:string-value="29,3 CZ" calcext:value-type="string">
            <text:p>29,3 CZ</text:p>
          </table:table-cell>
          <table:table-cell table:style-name="ce207" office:value-type="time" office:time-value="PT80H00M00S" calcext:value-type="time">
            <text:p>08:00</text:p>
          </table:table-cell>
          <table:table-cell table:style-name="ce177" table:formula="of:=([.H69]/[.F69]*100)-([.H70]/[.F70]*100)" office:value-type="float" office:value="0.462375938386927" calcext:value-type="float">
            <text:p>0,46</text:p>
          </table:table-cell>
          <table:table-cell table:style-name="ce198" table:formula="of:=SUM([.M68:.M70])" office:value-type="float" office:value="1.44860585753854" calcext:value-type="float">
            <text:p>1,45</text:p>
          </table:table-cell>
          <table:table-cell table:formula="of:=[.F70]+([.H70]/2)" office:value-type="float" office:value="681.839999999995" calcext:value-type="float">
            <text:p>681,839999999995</text:p>
          </table:table-cell>
          <table:table-cell table:formula="of:=[.O70]/[.F70]" office:value-type="float" office:value="1.14648910411622" calcext:value-type="float">
            <text:p>1,14648910411622</text:p>
          </table:table-cell>
          <table:table-cell table:number-columns-repeated="1008"/>
        </table:table-row>
        <table:table-row table:style-name="ro3">
          <table:table-cell table:style-name="ce29" office:value-type="date" office:date-value="2021-12-19" calcext:value-type="date">
            <text:p>19.Ara</text:p>
          </table:table-cell>
          <table:table-cell table:style-name="ce199" office:value-type="float" office:value="1033.093" calcext:value-type="float">
            <text:p>1033,093</text:p>
          </table:table-cell>
          <table:table-cell table:style-name="ce199" office:value-type="float" office:value="70.084" calcext:value-type="float">
            <text:p>70,084</text:p>
          </table:table-cell>
          <table:table-cell table:style-name="ce199" office:value-type="float" office:value="57.438" calcext:value-type="float">
            <text:p>57,438</text:p>
          </table:table-cell>
          <table:table-cell table:style-name="ce199" office:value-type="string" calcext:value-type="string">
            <text:p>k</text:p>
          </table:table-cell>
          <table:table-cell table:style-name="ce85" table:formula="of:=([.B71]-[.$B$17])*[.$H$5]" office:value-type="float" office:value="599.520000000005" calcext:value-type="float">
            <text:p>599,520</text:p>
          </table:table-cell>
          <table:table-cell table:style-name="ce85" table:formula="of:=([.C71]-[.$C$17])*[.$H$5]" office:value-type="float" office:value="92.6399999999998" calcext:value-type="float">
            <text:p>92,640</text:p>
          </table:table-cell>
          <table:table-cell table:style-name="ce85" table:formula="of:=([.D71]-[.$D$17])*[.$H$5]" office:value-type="float" office:value="174.24" calcext:value-type="float">
            <text:p>174,240</text:p>
          </table:table-cell>
          <table:table-cell table:style-name="ce93" table:formula="of:=TEXT([.H71]-[.H70];&quot;#,##k&quot;)" office:value-type="string" office:string-value="k" calcext:value-type="string">
            <text:p>k</text:p>
          </table:table-cell>
          <table:table-cell table:style-name="ce101" table:formula="of:=IF([.G71]/[.F71]*100&gt;20;TEXT([.G71]/[.F71]*100;&quot;##,## CZ&quot;);TEXT([.G71]/[.F71]*100;&quot;##,##&quot;))" office:value-type="string" office:string-value="15,45" calcext:value-type="string">
            <text:p>15,45</text:p>
          </table:table-cell>
          <table:table-cell table:style-name="ce129" table:formula="of:=IF([.H71]/[.F71]*100&gt;15;TEXT([.H71]/[.F71]*100;&quot;##,## CZ&quot;);TEXT([.H71]/[.F71]*100;&quot;##,##&quot;))" office:value-type="string" office:string-value="29,06 CZ" calcext:value-type="string">
            <text:p>29,06 CZ</text:p>
          </table:table-cell>
          <table:table-cell table:style-name="ce207" office:value-type="time" office:time-value="PT17H00M00S" calcext:value-type="time">
            <text:p>17:00</text:p>
          </table:table-cell>
          <table:table-cell table:style-name="ce177" table:formula="of:=([.H70]/[.F70]*100)-([.H71]/[.F71]*100)" office:value-type="float" office:value="0.234570222764621" calcext:value-type="float">
            <text:p>0,23</text:p>
          </table:table-cell>
          <table:table-cell table:style-name="ce198" table:formula="of:=[.M71]" office:value-type="float" office:value="0.234570222764621" calcext:value-type="float">
            <text:p>0,23</text:p>
          </table:table-cell>
          <table:table-cell table:formula="of:=[.F71]+([.H71]/2)" office:value-type="float" office:value="686.640000000005" calcext:value-type="float">
            <text:p>686,640000000005</text:p>
          </table:table-cell>
          <table:table-cell table:formula="of:=[.O71]/[.F71]" office:value-type="float" office:value="1.1453162530024" calcext:value-type="float">
            <text:p>1,1453162530024</text:p>
          </table:table-cell>
          <table:table-cell table:number-columns-repeated="1008"/>
        </table:table-row>
        <table:table-row table:style-name="ro3">
          <table:table-cell office:value-type="date" office:date-value="2021-12-20" calcext:value-type="date">
            <text:p>20.Ara</text:p>
          </table:table-cell>
          <table:table-cell office:value-type="float" office:value="1033.145" calcext:value-type="float">
            <text:p>1033,145</text:p>
          </table:table-cell>
          <table:table-cell office:value-type="float" office:value="70.097" calcext:value-type="float">
            <text:p>70,097</text:p>
          </table:table-cell>
          <table:table-cell office:value-type="float" office:value="57.438" calcext:value-type="float">
            <text:p>57,438</text:p>
          </table:table-cell>
          <table:table-cell office:value-type="string" calcext:value-type="string">
            <text:p>k</text:p>
          </table:table-cell>
          <table:table-cell table:style-name="ce108" table:formula="of:=([.B72]-[.$B$17])*[.$H$5]" office:value-type="float" office:value="602.639999999999" calcext:value-type="float">
            <text:p>602,640</text:p>
          </table:table-cell>
          <table:table-cell table:style-name="ce108" table:formula="of:=([.C72]-[.$C$17])*[.$H$5]" office:value-type="float" office:value="93.4199999999993" calcext:value-type="float">
            <text:p>93,420</text:p>
          </table:table-cell>
          <table:table-cell table:style-name="ce108" table:formula="of:=([.D72]-[.$D$17])*[.$H$5]" office:value-type="float" office:value="174.24" calcext:value-type="float">
            <text:p>174,240</text:p>
          </table:table-cell>
          <table:table-cell table:style-name="ce93" table:formula="of:=TEXT([.H72]-[.H71];&quot;#,##k&quot;)" office:value-type="string" office:string-value="k" calcext:value-type="string">
            <text:p>k</text:p>
          </table:table-cell>
          <table:table-cell table:style-name="ce101" table:formula="of:=IF([.G72]/[.F72]*100&gt;20;TEXT([.G72]/[.F72]*100;&quot;##,## CZ&quot;);TEXT([.G72]/[.F72]*100;&quot;##,##&quot;))" office:value-type="string" office:string-value="15,5" calcext:value-type="string">
            <text:p>15,5</text:p>
          </table:table-cell>
          <table:table-cell table:style-name="ce129" table:formula="of:=IF([.H72]/[.F72]*100&gt;15;TEXT([.H72]/[.F72]*100;&quot;##,## CZ&quot;);TEXT([.H72]/[.F72]*100;&quot;##,##&quot;))" office:value-type="string" office:string-value="28,91 CZ" calcext:value-type="string">
            <text:p>28,91 CZ</text:p>
          </table:table-cell>
          <table:table-cell table:style-name="ce133" office:value-type="time" office:time-value="PT08H00M00S" calcext:value-type="time">
            <text:p>08:00</text:p>
          </table:table-cell>
          <table:table-cell table:style-name="ce175" table:formula="of:=([.H71]/[.F71]*100)-([.H72]/[.F72]*100)" office:value-type="float" office:value="0.150466848986685" calcext:value-type="float">
            <text:p>0,15</text:p>
          </table:table-cell>
          <table:table-cell/>
          <table:table-cell table:formula="of:=[.F72]+([.H72]/2)" office:value-type="float" office:value="689.759999999999" calcext:value-type="float">
            <text:p>689,759999999999</text:p>
          </table:table-cell>
          <table:table-cell table:formula="of:=[.O72]/[.F72]" office:value-type="float" office:value="1.14456391875747" calcext:value-type="float">
            <text:p>1,14456391875747</text:p>
          </table:table-cell>
          <table:table-cell table:number-columns-repeated="1008"/>
        </table:table-row>
        <table:table-row table:style-name="ro3">
          <table:table-cell/>
          <table:table-cell office:value-type="float" office:value="1033.42" calcext:value-type="float">
            <text:p>1033,420</text:p>
          </table:table-cell>
          <table:table-cell office:value-type="float" office:value="70.168" calcext:value-type="float">
            <text:p>70,168</text:p>
          </table:table-cell>
          <table:table-cell office:value-type="float" office:value="57.438" calcext:value-type="float">
            <text:p>57,438</text:p>
          </table:table-cell>
          <table:table-cell office:value-type="string" calcext:value-type="string">
            <text:p>k</text:p>
          </table:table-cell>
          <table:table-cell table:style-name="ce108" table:formula="of:=([.B73]-[.$B$17])*[.$H$5]" office:value-type="float" office:value="619.140000000004" calcext:value-type="float">
            <text:p>619,140</text:p>
          </table:table-cell>
          <table:table-cell table:style-name="ce108" table:formula="of:=([.C73]-[.$C$17])*[.$H$5]" office:value-type="float" office:value="97.68" calcext:value-type="float">
            <text:p>97,680</text:p>
          </table:table-cell>
          <table:table-cell table:style-name="ce108" table:formula="of:=([.D73]-[.$D$17])*[.$H$5]" office:value-type="float" office:value="174.24" calcext:value-type="float">
            <text:p>174,240</text:p>
          </table:table-cell>
          <table:table-cell table:style-name="ce78"/>
          <table:table-cell table:style-name="ce101" table:formula="of:=IF([.G73]/[.F73]*100&gt;20;TEXT([.G73]/[.F73]*100;&quot;##,## CZ&quot;);TEXT([.G73]/[.F73]*100;&quot;##,##&quot;))" office:value-type="string" office:string-value="15,78" calcext:value-type="string">
            <text:p>15,78</text:p>
          </table:table-cell>
          <table:table-cell table:style-name="ce129" table:formula="of:=IF([.H73]/[.F73]*100&gt;15;TEXT([.H73]/[.F73]*100;&quot;##,## CZ&quot;);TEXT([.H73]/[.F73]*100;&quot;##,##&quot;))" office:value-type="string" office:string-value="28,14 CZ" calcext:value-type="string">
            <text:p>28,14 CZ</text:p>
          </table:table-cell>
          <table:table-cell table:style-name="ce133" office:value-type="time" office:time-value="PT11H00M00S" calcext:value-type="time">
            <text:p>11:00</text:p>
          </table:table-cell>
          <table:table-cell table:style-name="ce175" table:formula="of:=([.H72]/[.F72]*100)-([.H73]/[.F73]*100)" office:value-type="float" office:value="0.770521904415478" calcext:value-type="float">
            <text:p>0,77</text:p>
          </table:table-cell>
          <table:table-cell/>
          <table:table-cell table:formula="of:=[.F73]+([.H73]/2)" office:value-type="float" office:value="706.260000000004" calcext:value-type="float">
            <text:p>706,260000000004</text:p>
          </table:table-cell>
          <table:table-cell table:formula="of:=[.O73]/[.F73]" office:value-type="float" office:value="1.14071130923539" calcext:value-type="float">
            <text:p>1,14071130923539</text:p>
          </table:table-cell>
          <table:table-cell table:number-columns-repeated="1008"/>
        </table:table-row>
        <table:table-row table:style-name="ro3">
          <table:table-cell table:style-name="ce29"/>
          <table:table-cell table:style-name="ce69" office:value-type="float" office:value="1033.667" calcext:value-type="float">
            <text:p>1033,667</text:p>
          </table:table-cell>
          <table:table-cell table:style-name="ce69" office:value-type="float" office:value="70.368" calcext:value-type="float">
            <text:p>70,368</text:p>
          </table:table-cell>
          <table:table-cell table:style-name="ce69" office:value-type="float" office:value="57.438" calcext:value-type="float">
            <text:p>57,438</text:p>
          </table:table-cell>
          <table:table-cell table:style-name="ce69" office:value-type="string" calcext:value-type="string">
            <text:p>k</text:p>
          </table:table-cell>
          <table:table-cell table:style-name="ce85" table:formula="of:=([.B74]-[.$B$17])*[.$H$5]" office:value-type="float" office:value="633.959999999995" calcext:value-type="float">
            <text:p>633,960</text:p>
          </table:table-cell>
          <table:table-cell table:style-name="ce85" table:formula="of:=([.C74]-[.$C$17])*[.$H$5]" office:value-type="float" office:value="109.679999999999" calcext:value-type="float">
            <text:p>109,680</text:p>
          </table:table-cell>
          <table:table-cell table:style-name="ce85" table:formula="of:=([.D74]-[.$D$17])*[.$H$5]" office:value-type="float" office:value="174.24" calcext:value-type="float">
            <text:p>174,240</text:p>
          </table:table-cell>
          <table:table-cell table:style-name="ce98" table:formula="of:=TEXT([.H74]-[.H71];&quot;#,##k&quot;)" office:value-type="string" office:string-value="k" calcext:value-type="string">
            <text:p>k</text:p>
          </table:table-cell>
          <table:table-cell table:style-name="ce101" table:formula="of:=IF([.G74]/[.F74]*100&gt;20;TEXT([.G74]/[.F74]*100;&quot;##,## CZ&quot;);TEXT([.G74]/[.F74]*100;&quot;##,##&quot;))" office:value-type="string" office:string-value="17,3" calcext:value-type="string">
            <text:p>17,3</text:p>
          </table:table-cell>
          <table:table-cell table:style-name="ce129" table:formula="of:=IF([.H74]/[.F74]*100&gt;15;TEXT([.H74]/[.F74]*100;&quot;##,## CZ&quot;);TEXT([.H74]/[.F74]*100;&quot;##,##&quot;))" office:value-type="string" office:string-value="27,48 CZ" calcext:value-type="string">
            <text:p>27,48 CZ</text:p>
          </table:table-cell>
          <table:table-cell table:style-name="ce207" office:value-type="time" office:time-value="PT17H30M00S" calcext:value-type="time">
            <text:p>17:30</text:p>
          </table:table-cell>
          <table:table-cell table:style-name="ce177" table:formula="of:=([.H73]/[.F73]*100)-([.H74]/[.F74]*100)" office:value-type="float" office:value="0.657877974278239" calcext:value-type="float">
            <text:p>0,66</text:p>
          </table:table-cell>
          <table:table-cell table:style-name="ce198" table:formula="of:=SUM([.M72:.M74])" office:value-type="float" office:value="1.5788667276804" calcext:value-type="float">
            <text:p>1,58</text:p>
          </table:table-cell>
          <table:table-cell table:formula="of:=[.F74]+([.H74]/2)" office:value-type="float" office:value="721.079999999995" calcext:value-type="float">
            <text:p>721,079999999995</text:p>
          </table:table-cell>
          <table:table-cell table:formula="of:=[.O74]/[.F74]" office:value-type="float" office:value="1.137421919364" calcext:value-type="float">
            <text:p>1,137421919364</text:p>
          </table:table-cell>
          <table:table-cell table:number-columns-repeated="1008"/>
        </table:table-row>
        <table:table-row table:style-name="ro3">
          <table:table-cell office:value-type="date" office:date-value="2021-12-21" calcext:value-type="date">
            <text:p>21.Ara</text:p>
          </table:table-cell>
          <table:table-cell office:value-type="float" office:value="1033.755" calcext:value-type="float">
            <text:p>1033,755</text:p>
          </table:table-cell>
          <table:table-cell office:value-type="float" office:value="70.43" calcext:value-type="float">
            <text:p>70,430</text:p>
          </table:table-cell>
          <table:table-cell office:value-type="float" office:value="57.438" calcext:value-type="float">
            <text:p>57,438</text:p>
          </table:table-cell>
          <table:table-cell office:value-type="string" calcext:value-type="string">
            <text:p>k</text:p>
          </table:table-cell>
          <table:table-cell table:style-name="ce108" table:formula="of:=([.B75]-[.$B$17])*[.$H$5]" office:value-type="float" office:value="639.240000000007" calcext:value-type="float">
            <text:p>639,240</text:p>
          </table:table-cell>
          <table:table-cell table:style-name="ce108" table:formula="of:=([.C75]-[.$C$17])*[.$H$5]" office:value-type="float" office:value="113.4" calcext:value-type="float">
            <text:p>113,400</text:p>
          </table:table-cell>
          <table:table-cell table:style-name="ce108" table:formula="of:=([.D75]-[.$D$17])*[.$H$5]" office:value-type="float" office:value="174.24" calcext:value-type="float">
            <text:p>174,240</text:p>
          </table:table-cell>
          <table:table-cell table:style-name="ce93" table:formula="of:=TEXT([.H75]-[.H74];&quot;#,##k&quot;)" office:value-type="string" office:string-value="k" calcext:value-type="string">
            <text:p>k</text:p>
          </table:table-cell>
          <table:table-cell table:style-name="ce101" table:formula="of:=IF([.G75]/[.F75]*100&gt;20;TEXT([.G75]/[.F75]*100;&quot;##,## CZ&quot;);TEXT([.G75]/[.F75]*100;&quot;##,##&quot;))" office:value-type="string" office:string-value="17,74" calcext:value-type="string">
            <text:p>17,74</text:p>
          </table:table-cell>
          <table:table-cell table:style-name="ce129" table:formula="of:=IF([.H75]/[.F75]*100&gt;15;TEXT([.H75]/[.F75]*100;&quot;##,## CZ&quot;);TEXT([.H75]/[.F75]*100;&quot;##,##&quot;))" office:value-type="string" office:string-value="27,26 CZ" calcext:value-type="string">
            <text:p>27,26 CZ</text:p>
          </table:table-cell>
          <table:table-cell table:style-name="ce133" office:value-type="time" office:time-value="PT08H30M00S" calcext:value-type="time">
            <text:p>08:30</text:p>
          </table:table-cell>
          <table:table-cell table:style-name="ce175" table:formula="of:=([.H74]/[.F74]*100)-([.H75]/[.F75]*100)" office:value-type="float" office:value="0.227015748152027" calcext:value-type="float">
            <text:p>0,23</text:p>
          </table:table-cell>
          <table:table-cell table:style-name="ce188"/>
          <table:table-cell table:formula="of:=[.F75]+([.H75]/2)" office:value-type="float" office:value="726.360000000007" calcext:value-type="float">
            <text:p>726,360000000007</text:p>
          </table:table-cell>
          <table:table-cell table:formula="of:=[.O75]/[.F75]" office:value-type="float" office:value="1.13628684062324" calcext:value-type="float">
            <text:p>1,13628684062324</text:p>
          </table:table-cell>
          <table:table-cell table:number-columns-repeated="1008"/>
        </table:table-row>
        <table:table-row table:style-name="ro3">
          <table:table-cell/>
          <table:table-cell office:value-type="float" office:value="1033.923" calcext:value-type="float">
            <text:p>1033,923</text:p>
          </table:table-cell>
          <table:table-cell office:value-type="float" office:value="70.434" calcext:value-type="float">
            <text:p>70,434</text:p>
          </table:table-cell>
          <table:table-cell office:value-type="float" office:value="57.439" calcext:value-type="float">
            <text:p>57,439</text:p>
          </table:table-cell>
          <table:table-cell/>
          <table:table-cell table:style-name="ce108" table:formula="of:=([.B76]-[.$B$17])*[.$H$5]" office:value-type="float" office:value="649.32" calcext:value-type="float">
            <text:p>649,320</text:p>
          </table:table-cell>
          <table:table-cell table:style-name="ce108" table:formula="of:=([.C76]-[.$C$17])*[.$H$5]" office:value-type="float" office:value="113.639999999999" calcext:value-type="float">
            <text:p>113,640</text:p>
          </table:table-cell>
          <table:table-cell table:style-name="ce108" table:formula="of:=([.D76]-[.$D$17])*[.$H$5]" office:value-type="float" office:value="174.3" calcext:value-type="float">
            <text:p>174,300</text:p>
          </table:table-cell>
          <table:table-cell table:style-name="ce78"/>
          <table:table-cell table:style-name="ce101" table:formula="of:=IF([.G76]/[.F76]*100&gt;20;TEXT([.G76]/[.F76]*100;&quot;##,## CZ&quot;);TEXT([.G76]/[.F76]*100;&quot;##,##&quot;))" office:value-type="string" office:string-value="17,5" calcext:value-type="string">
            <text:p>17,5</text:p>
          </table:table-cell>
          <table:table-cell table:style-name="ce129" table:formula="of:=IF([.H76]/[.F76]*100&gt;15;TEXT([.H76]/[.F76]*100;&quot;##,## CZ&quot;);TEXT([.H76]/[.F76]*100;&quot;##,##&quot;))" office:value-type="string" office:string-value="26,84 CZ" calcext:value-type="string">
            <text:p>26,84 CZ</text:p>
          </table:table-cell>
          <table:table-cell table:style-name="ce133" office:value-type="time" office:time-value="PT12H00M00S" calcext:value-type="time">
            <text:p>12:00</text:p>
          </table:table-cell>
          <table:table-cell table:style-name="ce175" table:formula="of:=([.H75]/[.F75]*100)-([.H76]/[.F76]*100)" office:value-type="float" office:value="0.413901113004819" calcext:value-type="float">
            <text:p>0,41</text:p>
          </table:table-cell>
          <table:table-cell table:style-name="Default"/>
          <table:table-cell table:formula="of:=[.F76]+([.H76]/2)" office:value-type="float" office:value="736.47" calcext:value-type="float">
            <text:p>736,47</text:p>
          </table:table-cell>
          <table:table-cell table:formula="of:=[.O76]/[.F76]" office:value-type="float" office:value="1.13421733505821" calcext:value-type="float">
            <text:p>1,13421733505821</text:p>
          </table:table-cell>
          <table:table-cell table:number-columns-repeated="1008"/>
        </table:table-row>
        <table:table-row table:style-name="ro3">
          <table:table-cell/>
          <table:table-cell office:value-type="float" office:value="1034.019" calcext:value-type="float">
            <text:p>1034,019</text:p>
          </table:table-cell>
          <table:table-cell office:value-type="float" office:value="70.44" calcext:value-type="float">
            <text:p>70,440</text:p>
          </table:table-cell>
          <table:table-cell office:value-type="float" office:value="57.439" calcext:value-type="float">
            <text:p>57,439</text:p>
          </table:table-cell>
          <table:table-cell/>
          <table:table-cell table:style-name="ce108" table:formula="of:=([.B77]-[.$B$17])*[.$H$5]" office:value-type="float" office:value="655.08" calcext:value-type="float">
            <text:p>655,080</text:p>
          </table:table-cell>
          <table:table-cell table:style-name="ce108" table:formula="of:=([.C77]-[.$C$17])*[.$H$5]" office:value-type="float" office:value="113.999999999999" calcext:value-type="float">
            <text:p>114,000</text:p>
          </table:table-cell>
          <table:table-cell table:style-name="ce108" table:formula="of:=([.D77]-[.$D$17])*[.$H$5]" office:value-type="float" office:value="174.3" calcext:value-type="float">
            <text:p>174,300</text:p>
          </table:table-cell>
          <table:table-cell table:style-name="ce78"/>
          <table:table-cell table:style-name="ce101" table:formula="of:=IF([.G77]/[.F77]*100&gt;20;TEXT([.G77]/[.F77]*100;&quot;##,## CZ&quot;);TEXT([.G77]/[.F77]*100;&quot;##,##&quot;))" office:value-type="string" office:string-value="17,4" calcext:value-type="string">
            <text:p>17,4</text:p>
          </table:table-cell>
          <table:table-cell table:style-name="ce129" table:formula="of:=IF([.H77]/[.F77]*100&gt;15;TEXT([.H77]/[.F77]*100;&quot;##,## CZ&quot;);TEXT([.H77]/[.F77]*100;&quot;##,##&quot;))" office:value-type="string" office:string-value="26,61 CZ" calcext:value-type="string">
            <text:p>26,61 CZ</text:p>
          </table:table-cell>
          <table:table-cell table:style-name="ce133" office:value-type="time" office:time-value="PT14H00M00S" calcext:value-type="time">
            <text:p>14:00</text:p>
          </table:table-cell>
          <table:table-cell table:style-name="ce175" table:formula="of:=([.H76]/[.F76]*100)-([.H77]/[.F77]*100)" office:value-type="float" office:value="0.236029752071609" calcext:value-type="float">
            <text:p>0,24</text:p>
          </table:table-cell>
          <table:table-cell/>
          <table:table-cell table:formula="of:=[.F77]+([.H77]/2)" office:value-type="float" office:value="742.23" calcext:value-type="float">
            <text:p>742,23</text:p>
          </table:table-cell>
          <table:table-cell table:formula="of:=[.O77]/[.F77]" office:value-type="float" office:value="1.13303718629786" calcext:value-type="float">
            <text:p>1,13303718629786</text:p>
          </table:table-cell>
          <table:table-cell table:number-columns-repeated="1008"/>
        </table:table-row>
        <table:table-row table:style-name="ro3">
          <table:table-cell table:style-name="ce29"/>
          <table:table-cell table:style-name="ce69" office:value-type="float" office:value="1034.133" calcext:value-type="float">
            <text:p>1034,133</text:p>
          </table:table-cell>
          <table:table-cell table:style-name="ce69" office:value-type="float" office:value="70.441" calcext:value-type="float">
            <text:p>70,441</text:p>
          </table:table-cell>
          <table:table-cell table:style-name="ce69" office:value-type="float" office:value="57.446" calcext:value-type="float">
            <text:p>57,446</text:p>
          </table:table-cell>
          <table:table-cell table:style-name="ce69"/>
          <table:table-cell table:style-name="ce85" table:formula="of:=([.B78]-[.$B$17])*[.$H$5]" office:value-type="float" office:value="661.920000000002" calcext:value-type="float">
            <text:p>661,920</text:p>
          </table:table-cell>
          <table:table-cell table:style-name="ce85" table:formula="of:=([.C78]-[.$C$17])*[.$H$5]" office:value-type="float" office:value="114.06" calcext:value-type="float">
            <text:p>114,060</text:p>
          </table:table-cell>
          <table:table-cell table:style-name="ce85" table:formula="of:=([.D78]-[.$D$17])*[.$H$5]" office:value-type="float" office:value="174.72" calcext:value-type="float">
            <text:p>174,720</text:p>
          </table:table-cell>
          <table:table-cell table:style-name="ce98" table:formula="of:=TEXT([.H78]-[.H74];&quot;#,##k&quot;)" office:value-type="string" office:string-value=",48k" calcext:value-type="string">
            <text:p>,48k</text:p>
          </table:table-cell>
          <table:table-cell table:style-name="ce101" table:formula="of:=IF([.G78]/[.F78]*100&gt;20;TEXT([.G78]/[.F78]*100;&quot;##,## CZ&quot;);TEXT([.G78]/[.F78]*100;&quot;##,##&quot;))" office:value-type="string" office:string-value="17,23" calcext:value-type="string">
            <text:p>17,23</text:p>
          </table:table-cell>
          <table:table-cell table:style-name="ce151" table:formula="of:=IF([.H78]/[.F78]*100&gt;15;TEXT([.H78]/[.F78]*100;&quot;##,## CZ&quot;);TEXT([.H78]/[.F78]*100;&quot;##,##&quot;))" office:value-type="string" office:string-value="26,4 CZ" calcext:value-type="string">
            <text:p>26,4 CZ</text:p>
          </table:table-cell>
          <table:table-cell table:style-name="ce207" office:value-type="time" office:time-value="PT17H00M00S" calcext:value-type="time">
            <text:p>17:00</text:p>
          </table:table-cell>
          <table:table-cell table:style-name="ce177" table:formula="of:=([.H77]/[.F77]*100)-([.H78]/[.F78]*100)" office:value-type="float" office:value="0.211498173277029" calcext:value-type="float">
            <text:p>0,21</text:p>
          </table:table-cell>
          <table:table-cell table:style-name="ce198" table:formula="of:=SUM([.M75:.M78])" office:value-type="float" office:value="1.08844478650548" calcext:value-type="float">
            <text:p>1,09</text:p>
          </table:table-cell>
          <table:table-cell table:formula="of:=[.F78]+([.H78]/2)" office:value-type="float" office:value="749.280000000002" calcext:value-type="float">
            <text:p>749,280000000002</text:p>
          </table:table-cell>
          <table:table-cell table:formula="of:=[.O78]/[.F78]" office:value-type="float" office:value="1.13197969543147" calcext:value-type="float">
            <text:p>1,13197969543147</text:p>
          </table:table-cell>
          <table:table-cell table:number-columns-repeated="1008"/>
        </table:table-row>
        <table:table-row table:style-name="ro3">
          <table:table-cell office:value-type="date" office:date-value="2021-12-22" calcext:value-type="date">
            <text:p>22.Ara</text:p>
          </table:table-cell>
          <table:table-cell office:value-type="float" office:value="1034.239" calcext:value-type="float">
            <text:p>1034,239</text:p>
          </table:table-cell>
          <table:table-cell office:value-type="float" office:value="70.458" calcext:value-type="float">
            <text:p>70,458</text:p>
          </table:table-cell>
          <table:table-cell office:value-type="float" office:value="57.448" calcext:value-type="float">
            <text:p>57,448</text:p>
          </table:table-cell>
          <table:table-cell/>
          <table:table-cell table:style-name="ce108" table:formula="of:=([.B79]-[.$B$17])*[.$H$5]" office:value-type="float" office:value="668.280000000002" calcext:value-type="float">
            <text:p>668,280</text:p>
          </table:table-cell>
          <table:table-cell table:style-name="ce108" table:formula="of:=([.C79]-[.$C$17])*[.$H$5]" office:value-type="float" office:value="115.08" calcext:value-type="float">
            <text:p>115,080</text:p>
          </table:table-cell>
          <table:table-cell table:style-name="ce108" table:formula="of:=([.D79]-[.$D$17])*[.$H$5]" office:value-type="float" office:value="174.84" calcext:value-type="float">
            <text:p>174,840</text:p>
          </table:table-cell>
          <table:table-cell table:style-name="ce93" table:formula="of:=TEXT([.H79]-[.H78];&quot;#,##k&quot;)" office:value-type="string" office:string-value=",12k" calcext:value-type="string">
            <text:p>,12k</text:p>
          </table:table-cell>
          <table:table-cell table:style-name="ce101" table:formula="of:=IF([.G79]/[.F79]*100&gt;20;TEXT([.G79]/[.F79]*100;&quot;##,## CZ&quot;);TEXT([.G79]/[.F79]*100;&quot;##,##&quot;))" office:value-type="string" office:string-value="17,22" calcext:value-type="string">
            <text:p>17,22</text:p>
          </table:table-cell>
          <table:table-cell table:style-name="ce129" table:formula="of:=IF([.H79]/[.F79]*100&gt;15;TEXT([.H79]/[.F79]*100;&quot;##,## CZ&quot;);TEXT([.H79]/[.F79]*100;&quot;##,##&quot;))" office:value-type="string" office:string-value="26,16 CZ" calcext:value-type="string">
            <text:p>26,16 CZ</text:p>
          </table:table-cell>
          <table:table-cell table:style-name="ce133" office:value-type="time" office:time-value="PT08H30M00S" calcext:value-type="time">
            <text:p>08:30</text:p>
          </table:table-cell>
          <table:table-cell table:style-name="ce175" table:formula="of:=([.H78]/[.F78]*100)-([.H79]/[.F79]*100)" office:value-type="float" office:value="0.233252787138337" calcext:value-type="float">
            <text:p>0,23</text:p>
          </table:table-cell>
          <table:table-cell table:style-name="Default"/>
          <table:table-cell table:formula="of:=[.F79]+([.H79]/2)" office:value-type="float" office:value="755.700000000002" calcext:value-type="float">
            <text:p>755,700000000002</text:p>
          </table:table-cell>
          <table:table-cell table:formula="of:=[.O79]/[.F79]" office:value-type="float" office:value="1.13081343149578" calcext:value-type="float">
            <text:p>1,13081343149578</text:p>
          </table:table-cell>
          <table:table-cell table:number-columns-repeated="1008"/>
        </table:table-row>
        <table:table-row table:style-name="ro3">
          <table:table-cell/>
          <table:table-cell office:value-type="float" office:value="1034.583" calcext:value-type="float">
            <text:p>1034,583</text:p>
          </table:table-cell>
          <table:table-cell office:value-type="float" office:value="70.485" calcext:value-type="float">
            <text:p>70,485</text:p>
          </table:table-cell>
          <table:table-cell office:value-type="float" office:value="57.457" calcext:value-type="float">
            <text:p>57,457</text:p>
          </table:table-cell>
          <table:table-cell/>
          <table:table-cell table:style-name="ce108" table:formula="of:=([.B80]-[.$B$17])*[.$H$5]" office:value-type="float" office:value="688.920000000005" calcext:value-type="float">
            <text:p>688,920</text:p>
          </table:table-cell>
          <table:table-cell table:style-name="ce108" table:formula="of:=([.C80]-[.$C$17])*[.$H$5]" office:value-type="float" office:value="116.7" calcext:value-type="float">
            <text:p>116,700</text:p>
          </table:table-cell>
          <table:table-cell table:style-name="ce108" table:formula="of:=([.D80]-[.$D$17])*[.$H$5]" office:value-type="float" office:value="175.38" calcext:value-type="float">
            <text:p>175,380</text:p>
          </table:table-cell>
          <table:table-cell table:style-name="ce78"/>
          <table:table-cell table:style-name="ce101" table:formula="of:=IF([.G80]/[.F80]*100&gt;20;TEXT([.G80]/[.F80]*100;&quot;##,## CZ&quot;);TEXT([.G80]/[.F80]*100;&quot;##,##&quot;))" office:value-type="string" office:string-value="16,94" calcext:value-type="string">
            <text:p>16,94</text:p>
          </table:table-cell>
          <table:table-cell table:style-name="ce129" table:formula="of:=IF([.H80]/[.F80]*100&gt;15;TEXT([.H80]/[.F80]*100;&quot;##,## CZ&quot;);TEXT([.H80]/[.F80]*100;&quot;##,##&quot;))" office:value-type="string" office:string-value="25,46 CZ" calcext:value-type="string">
            <text:p>25,46 CZ</text:p>
          </table:table-cell>
          <table:table-cell table:style-name="ce133" office:value-type="time" office:time-value="PT14H00M00S" calcext:value-type="time">
            <text:p>14:00</text:p>
          </table:table-cell>
          <table:table-cell table:style-name="ce175" table:formula="of:=([.H79]/[.F79]*100)-([.H80]/[.F80]*100)" office:value-type="float" office:value="0.705448884071664" calcext:value-type="float">
            <text:p>0,71</text:p>
          </table:table-cell>
          <table:table-cell/>
          <table:table-cell table:formula="of:=[.F80]+([.H80]/2)" office:value-type="float" office:value="776.610000000005" calcext:value-type="float">
            <text:p>776,610000000005</text:p>
          </table:table-cell>
          <table:table-cell table:formula="of:=[.O80]/[.F80]" office:value-type="float" office:value="1.12728618707542" calcext:value-type="float">
            <text:p>1,12728618707542</text:p>
          </table:table-cell>
          <table:table-cell table:number-columns-repeated="1008"/>
        </table:table-row>
        <table:table-row table:style-name="ro3">
          <table:table-cell/>
          <table:table-cell office:value-type="float" office:value="1034.7" calcext:value-type="float">
            <text:p>1034,700</text:p>
          </table:table-cell>
          <table:table-cell office:value-type="float" office:value="70.487" calcext:value-type="float">
            <text:p>70,487</text:p>
          </table:table-cell>
          <table:table-cell office:value-type="float" office:value="57.458" calcext:value-type="float">
            <text:p>57,458</text:p>
          </table:table-cell>
          <table:table-cell/>
          <table:table-cell table:style-name="ce108" table:formula="of:=([.B81]-[.$B$17])*[.$H$5]" office:value-type="float" office:value="695.940000000003" calcext:value-type="float">
            <text:p>695,940</text:p>
          </table:table-cell>
          <table:table-cell table:style-name="ce108" table:formula="of:=([.C81]-[.$C$17])*[.$H$5]" office:value-type="float" office:value="116.819999999999" calcext:value-type="float">
            <text:p>116,820</text:p>
          </table:table-cell>
          <table:table-cell table:style-name="ce108" table:formula="of:=([.D81]-[.$D$17])*[.$H$5]" office:value-type="float" office:value="175.44" calcext:value-type="float">
            <text:p>175,440</text:p>
          </table:table-cell>
          <table:table-cell table:style-name="ce78"/>
          <table:table-cell table:style-name="ce101" table:formula="of:=IF([.G81]/[.F81]*100&gt;20;TEXT([.G81]/[.F81]*100;&quot;##,## CZ&quot;);TEXT([.G81]/[.F81]*100;&quot;##,##&quot;))" office:value-type="string" office:string-value="16,79" calcext:value-type="string">
            <text:p>16,79</text:p>
          </table:table-cell>
          <table:table-cell table:style-name="ce129" table:formula="of:=IF([.H81]/[.F81]*100&gt;15;TEXT([.H81]/[.F81]*100;&quot;##,## CZ&quot;);TEXT([.H81]/[.F81]*100;&quot;##,##&quot;))" office:value-type="string" office:string-value="25,21 CZ" calcext:value-type="string">
            <text:p>25,21 CZ</text:p>
          </table:table-cell>
          <table:table-cell table:style-name="ce133" office:value-type="time" office:time-value="PT15H30M00S" calcext:value-type="time">
            <text:p>15:30</text:p>
          </table:table-cell>
          <table:table-cell table:style-name="ce175" table:formula="of:=([.H80]/[.F80]*100)-([.H81]/[.F81]*100)" office:value-type="float" office:value="0.2481676676924" calcext:value-type="float">
            <text:p>0,25</text:p>
          </table:table-cell>
          <table:table-cell table:style-name="Default"/>
          <table:table-cell table:formula="of:=[.F81]+([.H81]/2)" office:value-type="float" office:value="783.660000000003" calcext:value-type="float">
            <text:p>783,660000000003</text:p>
          </table:table-cell>
          <table:table-cell table:formula="of:=[.O81]/[.F81]" office:value-type="float" office:value="1.12604534873696" calcext:value-type="float">
            <text:p>1,12604534873696</text:p>
          </table:table-cell>
          <table:table-cell table:number-columns-repeated="1008"/>
        </table:table-row>
        <table:table-row table:style-name="ro3">
          <table:table-cell table:style-name="ce29"/>
          <table:table-cell table:style-name="ce69" office:value-type="float" office:value="1034.758" calcext:value-type="float">
            <text:p>1034,758</text:p>
          </table:table-cell>
          <table:table-cell table:style-name="ce69" office:value-type="float" office:value="70.5" calcext:value-type="float">
            <text:p>70,500</text:p>
          </table:table-cell>
          <table:table-cell table:style-name="ce69" office:value-type="float" office:value="57.463" calcext:value-type="float">
            <text:p>57,463</text:p>
          </table:table-cell>
          <table:table-cell table:style-name="ce69" office:value-type="string" calcext:value-type="string">
            <text:p>k</text:p>
          </table:table-cell>
          <table:table-cell table:style-name="ce85" table:formula="of:=([.B82]-[.$B$17])*[.$H$5]" office:value-type="float" office:value="699.420000000002" calcext:value-type="float">
            <text:p>699,420</text:p>
          </table:table-cell>
          <table:table-cell table:style-name="ce85" table:formula="of:=([.C82]-[.$C$17])*[.$H$5]" office:value-type="float" office:value="117.6" calcext:value-type="float">
            <text:p>117,600</text:p>
          </table:table-cell>
          <table:table-cell table:style-name="ce85" table:formula="of:=([.D82]-[.$D$17])*[.$H$5]" office:value-type="float" office:value="175.74" calcext:value-type="float">
            <text:p>175,740</text:p>
          </table:table-cell>
          <table:table-cell table:style-name="ce98" table:formula="of:=TEXT([.H82]-[.H78];&quot;#,##k&quot;)" office:value-type="string" office:string-value="1,02k" calcext:value-type="string">
            <text:p>1,02k</text:p>
          </table:table-cell>
          <table:table-cell table:style-name="ce135" table:formula="of:=IF([.G82]/[.F82]*100&gt;20;TEXT([.G82]/[.F82]*100;&quot;##,## CZ&quot;);TEXT([.G82]/[.F82]*100;&quot;##,##&quot;))" office:value-type="string" office:string-value="16,81" calcext:value-type="string">
            <text:p>16,81</text:p>
          </table:table-cell>
          <table:table-cell table:style-name="ce151" table:formula="of:=IF([.H82]/[.F82]*100&gt;15;TEXT([.H82]/[.F82]*100;&quot;##,## CZ&quot;);TEXT([.H82]/[.F82]*100;&quot;##,##&quot;))" office:value-type="string" office:string-value="25,13 CZ" calcext:value-type="string">
            <text:p>25,13 CZ</text:p>
          </table:table-cell>
          <table:table-cell table:style-name="ce207" office:value-type="time" office:time-value="PT17H00M00S" calcext:value-type="time">
            <text:p>17:00</text:p>
          </table:table-cell>
          <table:table-cell table:style-name="ce177" table:formula="of:=([.H81]/[.F81]*100)-([.H82]/[.F82]*100)" office:value-type="float" office:value="0.0825363339923015" calcext:value-type="float">
            <text:p>0,08</text:p>
          </table:table-cell>
          <table:table-cell table:style-name="ce198" table:formula="of:=SUM([.M79:.M82])" office:value-type="float" office:value="1.2694056728947" calcext:value-type="float">
            <text:p>1,27</text:p>
          </table:table-cell>
          <table:table-cell table:formula="of:=[.F82]+([.H82]/2)" office:value-type="float" office:value="787.290000000002" calcext:value-type="float">
            <text:p>787,290000000002</text:p>
          </table:table-cell>
          <table:table-cell table:formula="of:=[.O82]/[.F82]" office:value-type="float" office:value="1.125632667067" calcext:value-type="float">
            <text:p>1,125632667067</text:p>
          </table:table-cell>
          <table:table-cell table:number-columns-repeated="1008"/>
        </table:table-row>
        <table:table-row table:style-name="ro3">
          <table:table-cell office:value-type="date" office:date-value="2021-12-23" calcext:value-type="date">
            <text:p>23.Ara</text:p>
          </table:table-cell>
          <table:table-cell office:value-type="float" office:value="1034.856" calcext:value-type="float">
            <text:p>1034,856</text:p>
          </table:table-cell>
          <table:table-cell office:value-type="float" office:value="70.532" calcext:value-type="float">
            <text:p>70,532</text:p>
          </table:table-cell>
          <table:table-cell office:value-type="float" office:value="57.463" calcext:value-type="float">
            <text:p>57,463</text:p>
          </table:table-cell>
          <table:table-cell/>
          <table:table-cell table:style-name="ce108" table:formula="of:=([.B83]-[.$B$17])*[.$H$5]" office:value-type="float" office:value="705.3" calcext:value-type="float">
            <text:p>705,300</text:p>
          </table:table-cell>
          <table:table-cell table:style-name="ce108" table:formula="of:=([.C83]-[.$C$17])*[.$H$5]" office:value-type="float" office:value="119.519999999999" calcext:value-type="float">
            <text:p>119,520</text:p>
          </table:table-cell>
          <table:table-cell table:style-name="ce108" table:formula="of:=([.D83]-[.$D$17])*[.$H$5]" office:value-type="float" office:value="175.74" calcext:value-type="float">
            <text:p>175,740</text:p>
          </table:table-cell>
          <table:table-cell table:style-name="ce93" table:formula="of:=TEXT([.H83]-[.H82];&quot;#,##k&quot;)" office:value-type="string" office:string-value="k" calcext:value-type="string">
            <text:p>k</text:p>
          </table:table-cell>
          <table:table-cell table:style-name="ce101" table:formula="of:=IF([.G83]/[.F83]*100&gt;20;TEXT([.G83]/[.F83]*100;&quot;##,## CZ&quot;);TEXT([.G83]/[.F83]*100;&quot;##,##&quot;))" office:value-type="string" office:string-value="16,95" calcext:value-type="string">
            <text:p>16,95</text:p>
          </table:table-cell>
          <table:table-cell table:style-name="ce129" table:formula="of:=IF([.H83]/[.F83]*100&gt;15;TEXT([.H83]/[.F83]*100;&quot;##,## CZ&quot;);TEXT([.H83]/[.F83]*100;&quot;##,##&quot;))" office:value-type="string" office:string-value="24,92 CZ" calcext:value-type="string">
            <text:p>24,92 CZ</text:p>
          </table:table-cell>
          <table:table-cell table:style-name="ce133" office:value-type="time" office:time-value="PT08H30M00S" calcext:value-type="time">
            <text:p>08:30</text:p>
          </table:table-cell>
          <table:table-cell table:style-name="ce175" table:formula="of:=([.H82]/[.F82]*100)-([.H83]/[.F83]*100)" office:value-type="float" office:value="0.209476841727955" calcext:value-type="float">
            <text:p>0,21</text:p>
          </table:table-cell>
          <table:table-cell table:style-name="Default"/>
          <table:table-cell table:formula="of:=[.F83]+([.H83]/2)" office:value-type="float" office:value="793.17" calcext:value-type="float">
            <text:p>793,17</text:p>
          </table:table-cell>
          <table:table-cell table:formula="of:=[.O83]/[.F83]" office:value-type="float" office:value="1.12458528285836" calcext:value-type="float">
            <text:p>1,12458528285836</text:p>
          </table:table-cell>
          <table:table-cell table:number-columns-repeated="1008"/>
        </table:table-row>
        <table:table-row table:style-name="ro3">
          <table:table-cell/>
          <table:table-cell office:value-type="float" office:value="1035.124" calcext:value-type="float">
            <text:p>1035,124</text:p>
          </table:table-cell>
          <table:table-cell office:value-type="float" office:value="70.537" calcext:value-type="float">
            <text:p>70,537</text:p>
          </table:table-cell>
          <table:table-cell office:value-type="float" office:value="57.465" calcext:value-type="float">
            <text:p>57,465</text:p>
          </table:table-cell>
          <table:table-cell/>
          <table:table-cell table:style-name="ce108" table:formula="of:=([.B84]-[.$B$17])*[.$H$5]" office:value-type="float" office:value="721.380000000002" calcext:value-type="float">
            <text:p>721,380</text:p>
          </table:table-cell>
          <table:table-cell table:style-name="ce108" table:formula="of:=([.C84]-[.$C$17])*[.$H$5]" office:value-type="float" office:value="119.82" calcext:value-type="float">
            <text:p>119,820</text:p>
          </table:table-cell>
          <table:table-cell table:style-name="ce108" table:formula="of:=([.D84]-[.$D$17])*[.$H$5]" office:value-type="float" office:value="175.86" calcext:value-type="float">
            <text:p>175,860</text:p>
          </table:table-cell>
          <table:table-cell table:style-name="ce78"/>
          <table:table-cell table:style-name="ce101" table:formula="of:=IF([.G84]/[.F84]*100&gt;20;TEXT([.G84]/[.F84]*100;&quot;##,## CZ&quot;);TEXT([.G84]/[.F84]*100;&quot;##,##&quot;))" office:value-type="string" office:string-value="16,61" calcext:value-type="string">
            <text:p>16,61</text:p>
          </table:table-cell>
          <table:table-cell table:style-name="ce129" table:formula="of:=IF([.H84]/[.F84]*100&gt;15;TEXT([.H84]/[.F84]*100;&quot;##,## CZ&quot;);TEXT([.H84]/[.F84]*100;&quot;##,##&quot;))" office:value-type="string" office:string-value="24,38 CZ" calcext:value-type="string">
            <text:p>24,38 CZ</text:p>
          </table:table-cell>
          <table:table-cell office:value-type="time" office:time-value="PT13H30M00S" calcext:value-type="time">
            <text:p>13:30</text:p>
          </table:table-cell>
          <table:table-cell table:style-name="ce175" table:formula="of:=([.H83]/[.F83]*100)-([.H84]/[.F84]*100)" office:value-type="float" office:value="0.538781598703192" calcext:value-type="float">
            <text:p>0,54</text:p>
          </table:table-cell>
          <table:table-cell/>
          <table:table-cell table:formula="of:=[.F84]+([.H84]/2)" office:value-type="float" office:value="809.310000000002" calcext:value-type="float">
            <text:p>809,310000000002</text:p>
          </table:table-cell>
          <table:table-cell table:formula="of:=[.O84]/[.F84]" office:value-type="float" office:value="1.12189137486484" calcext:value-type="float">
            <text:p>1,12189137486484</text:p>
          </table:table-cell>
          <table:table-cell table:number-columns-repeated="1008"/>
        </table:table-row>
        <table:table-row table:style-name="ro3">
          <table:table-cell table:style-name="ce29"/>
          <table:table-cell table:style-name="ce69" office:value-type="float" office:value="1035.276" calcext:value-type="float">
            <text:p>1035,276</text:p>
          </table:table-cell>
          <table:table-cell table:style-name="ce69" office:value-type="float" office:value="70.539" calcext:value-type="float">
            <text:p>70,539</text:p>
          </table:table-cell>
          <table:table-cell table:style-name="ce69" office:value-type="float" office:value="57.467" calcext:value-type="float">
            <text:p>57,467</text:p>
          </table:table-cell>
          <table:table-cell table:style-name="ce69" office:value-type="string" calcext:value-type="string">
            <text:p>k</text:p>
          </table:table-cell>
          <table:table-cell table:style-name="ce85" table:formula="of:=([.B85]-[.$B$17])*[.$H$5]" office:value-type="float" office:value="730.500000000004" calcext:value-type="float">
            <text:p>730,500</text:p>
          </table:table-cell>
          <table:table-cell table:style-name="ce85" table:formula="of:=([.C85]-[.$C$17])*[.$H$5]" office:value-type="float" office:value="119.94" calcext:value-type="float">
            <text:p>119,940</text:p>
          </table:table-cell>
          <table:table-cell table:style-name="ce85" table:formula="of:=([.D85]-[.$D$17])*[.$H$5]" office:value-type="float" office:value="175.98" calcext:value-type="float">
            <text:p>175,980</text:p>
          </table:table-cell>
          <table:table-cell table:style-name="ce80"/>
          <table:table-cell table:style-name="ce135" table:formula="of:=IF([.G85]/[.F85]*100&gt;20;TEXT([.G85]/[.F85]*100;&quot;##,## CZ&quot;);TEXT([.G85]/[.F85]*100;&quot;##,##&quot;))" office:value-type="string" office:string-value="16,42" calcext:value-type="string">
            <text:p>16,42</text:p>
          </table:table-cell>
          <table:table-cell table:style-name="ce151" table:formula="of:=IF([.H85]/[.F85]*100&gt;15;TEXT([.H85]/[.F85]*100;&quot;##,## CZ&quot;);TEXT([.H85]/[.F85]*100;&quot;##,##&quot;))" office:value-type="string" office:string-value="24,09 CZ" calcext:value-type="string">
            <text:p>24,09 CZ</text:p>
          </table:table-cell>
          <table:table-cell table:style-name="ce207" office:value-type="time" office:time-value="PT17H30M00S" calcext:value-type="time">
            <text:p>17:30</text:p>
          </table:table-cell>
          <table:table-cell table:style-name="ce177" table:formula="of:=([.H84]/[.F84]*100)-([.H85]/[.F85]*100)" office:value-type="float" office:value="0.28792589699324" calcext:value-type="float">
            <text:p>0,29</text:p>
          </table:table-cell>
          <table:table-cell table:style-name="ce198" table:formula="of:=SUM([.M83:.M85])" office:value-type="float" office:value="1.03618433742439" calcext:value-type="float">
            <text:p>1,04</text:p>
          </table:table-cell>
          <table:table-cell table:formula="of:=[.F85]+([.H85]/2)" office:value-type="float" office:value="818.490000000004" calcext:value-type="float">
            <text:p>818,490000000004</text:p>
          </table:table-cell>
          <table:table-cell table:formula="of:=[.O85]/[.F85]" office:value-type="float" office:value="1.12045174537988" calcext:value-type="float">
            <text:p>1,12045174537988</text:p>
          </table:table-cell>
          <table:table-cell table:number-columns-repeated="1008"/>
        </table:table-row>
        <table:table-row table:style-name="ro3">
          <table:table-cell table:style-name="ce5" office:value-type="date" office:date-value="2021-12-24" calcext:value-type="date">
            <text:p>24.Ara</text:p>
          </table:table-cell>
          <table:table-cell table:style-name="ce45" office:value-type="float" office:value="1035.582" calcext:value-type="float">
            <text:p>1035,582</text:p>
          </table:table-cell>
          <table:table-cell table:style-name="ce45" office:value-type="float" office:value="70.626" calcext:value-type="float">
            <text:p>70,626</text:p>
          </table:table-cell>
          <table:table-cell table:style-name="ce45" office:value-type="float" office:value="57.467" calcext:value-type="float">
            <text:p>57,467</text:p>
          </table:table-cell>
          <table:table-cell table:style-name="ce45" office:value-type="string" calcext:value-type="string">
            <text:p>k</text:p>
          </table:table-cell>
          <table:table-cell table:style-name="ce108" table:formula="of:=([.B86]-[.$B$17])*[.$H$5]" office:value-type="float" office:value="748.860000000007" calcext:value-type="float">
            <text:p>748,860</text:p>
          </table:table-cell>
          <table:table-cell table:style-name="ce108" table:formula="of:=([.C86]-[.$C$17])*[.$H$5]" office:value-type="float" office:value="125.16" calcext:value-type="float">
            <text:p>125,160</text:p>
          </table:table-cell>
          <table:table-cell table:style-name="ce108" table:formula="of:=([.D86]-[.$D$17])*[.$H$5]" office:value-type="float" office:value="175.98" calcext:value-type="float">
            <text:p>175,980</text:p>
          </table:table-cell>
          <table:table-cell table:style-name="ce93" table:formula="of:=TEXT([.H86]-[.H85];&quot;#,##k&quot;)" office:value-type="string" office:string-value="k" calcext:value-type="string">
            <text:p>k</text:p>
          </table:table-cell>
          <table:table-cell table:style-name="ce101" table:formula="of:=IF([.G86]/[.F86]*100&gt;20;TEXT([.G86]/[.F86]*100;&quot;##,## CZ&quot;);TEXT([.G86]/[.F86]*100;&quot;##,##&quot;))" office:value-type="string" office:string-value="16,71" calcext:value-type="string">
            <text:p>16,71</text:p>
          </table:table-cell>
          <table:table-cell table:style-name="ce129" table:formula="of:=IF([.H86]/[.F86]*100&gt;15;TEXT([.H86]/[.F86]*100;&quot;##,## CZ&quot;);TEXT([.H86]/[.F86]*100;&quot;##,##&quot;))" office:value-type="string" office:string-value="23,5 CZ" calcext:value-type="string">
            <text:p>23,5 CZ</text:p>
          </table:table-cell>
          <table:table-cell table:style-name="ce133" office:value-type="time" office:time-value="PT11H00M00S" calcext:value-type="time">
            <text:p>11:00</text:p>
          </table:table-cell>
          <table:table-cell table:style-name="ce175" table:formula="of:=([.H85]/[.F85]*100)-([.H86]/[.F86]*100)" office:value-type="float" office:value="0.590629502223326" calcext:value-type="float">
            <text:p>0,59</text:p>
          </table:table-cell>
          <table:table-cell/>
          <table:table-cell table:formula="of:=[.F86]+([.H86]/2)" office:value-type="float" office:value="836.850000000007" calcext:value-type="float">
            <text:p>836,850000000007</text:p>
          </table:table-cell>
          <table:table-cell table:formula="of:=[.O86]/[.F86]" office:value-type="float" office:value="1.11749859786876" calcext:value-type="float">
            <text:p>1,11749859786876</text:p>
          </table:table-cell>
          <table:table-cell table:number-columns-repeated="1008"/>
        </table:table-row>
        <table:table-row table:style-name="ro3">
          <table:table-cell table:style-name="ce29"/>
          <table:table-cell table:style-name="ce69" office:value-type="float" office:value="1035.857" calcext:value-type="float">
            <text:p>1035,857</text:p>
          </table:table-cell>
          <table:table-cell table:style-name="ce69" office:value-type="float" office:value="70.65" calcext:value-type="float">
            <text:p>70,650</text:p>
          </table:table-cell>
          <table:table-cell table:style-name="ce69" office:value-type="float" office:value="57.467" calcext:value-type="float">
            <text:p>57,467</text:p>
          </table:table-cell>
          <table:table-cell table:style-name="ce69" office:value-type="string" calcext:value-type="string">
            <text:p>k</text:p>
          </table:table-cell>
          <table:table-cell table:style-name="ce85" table:formula="of:=([.B87]-[.$B$17])*[.$H$5]" office:value-type="float" office:value="765.359999999998" calcext:value-type="float">
            <text:p>765,360</text:p>
          </table:table-cell>
          <table:table-cell table:style-name="ce85" table:formula="of:=([.C87]-[.$C$17])*[.$H$5]" office:value-type="float" office:value="126.6" calcext:value-type="float">
            <text:p>126,600</text:p>
          </table:table-cell>
          <table:table-cell table:style-name="ce85" table:formula="of:=([.D87]-[.$D$17])*[.$H$5]" office:value-type="float" office:value="175.98" calcext:value-type="float">
            <text:p>175,980</text:p>
          </table:table-cell>
          <table:table-cell table:style-name="ce80"/>
          <table:table-cell table:style-name="ce135" table:formula="of:=IF([.G87]/[.F87]*100&gt;20;TEXT([.G87]/[.F87]*100;&quot;##,## CZ&quot;);TEXT([.G87]/[.F87]*100;&quot;##,##&quot;))" office:value-type="string" office:string-value="16,54" calcext:value-type="string">
            <text:p>16,54</text:p>
          </table:table-cell>
          <table:table-cell table:style-name="ce151" table:formula="of:=IF([.H87]/[.F87]*100&gt;15;TEXT([.H87]/[.F87]*100;&quot;##,## CZ&quot;);TEXT([.H87]/[.F87]*100;&quot;##,##&quot;))" office:value-type="string" office:string-value="22,99 CZ" calcext:value-type="string">
            <text:p>22,99 CZ</text:p>
          </table:table-cell>
          <table:table-cell table:style-name="ce207" office:value-type="time" office:time-value="PT17H30M00S" calcext:value-type="time">
            <text:p>17:30</text:p>
          </table:table-cell>
          <table:table-cell table:style-name="ce177" table:formula="of:=([.H86]/[.F86]*100)-([.H87]/[.F87]*100)" office:value-type="float" office:value="0.506618288082358" calcext:value-type="float">
            <text:p>0,51</text:p>
          </table:table-cell>
          <table:table-cell table:style-name="ce198" table:formula="of:=SUM([.M86:.M88])" office:value-type="float" office:value="1.34193797692067" calcext:value-type="float">
            <text:p>1,34</text:p>
          </table:table-cell>
          <table:table-cell table:formula="of:=[.F87]+([.H87]/2)" office:value-type="float" office:value="853.349999999998" calcext:value-type="float">
            <text:p>853,349999999998</text:p>
          </table:table-cell>
          <table:table-cell table:formula="of:=[.O87]/[.F87]" office:value-type="float" office:value="1.11496550642835" calcext:value-type="float">
            <text:p>1,11496550642835</text:p>
          </table:table-cell>
          <table:table-cell table:number-columns-repeated="1008"/>
        </table:table-row>
        <table:table-row table:style-name="ro3">
          <table:table-cell table:style-name="ce5" office:value-type="date" office:date-value="2021-12-25" calcext:value-type="date">
            <text:p>25.Ara</text:p>
          </table:table-cell>
          <table:table-cell table:style-name="ce45" office:value-type="float" office:value="1036.003" calcext:value-type="float">
            <text:p>1036,003</text:p>
          </table:table-cell>
          <table:table-cell table:style-name="ce45" office:value-type="float" office:value="70.688" calcext:value-type="float">
            <text:p>70,688</text:p>
          </table:table-cell>
          <table:table-cell table:style-name="ce45" office:value-type="float" office:value="57.469" calcext:value-type="float">
            <text:p>57,469</text:p>
          </table:table-cell>
          <table:table-cell table:style-name="ce45" office:value-type="string" calcext:value-type="string">
            <text:p>k</text:p>
          </table:table-cell>
          <table:table-cell table:style-name="ce108" table:formula="of:=([.B88]-[.$B$17])*[.$H$5]" office:value-type="float" office:value="774.119999999996" calcext:value-type="float">
            <text:p>774,120</text:p>
          </table:table-cell>
          <table:table-cell table:style-name="ce108" table:formula="of:=([.C88]-[.$C$17])*[.$H$5]" office:value-type="float" office:value="128.88" calcext:value-type="float">
            <text:p>128,880</text:p>
          </table:table-cell>
          <table:table-cell table:style-name="ce108" table:formula="of:=([.D88]-[.$D$17])*[.$H$5]" office:value-type="float" office:value="176.1" calcext:value-type="float">
            <text:p>176,100</text:p>
          </table:table-cell>
          <table:table-cell table:style-name="ce78"/>
          <table:table-cell table:style-name="ce101" table:formula="of:=IF([.G88]/[.F88]*100&gt;20;TEXT([.G88]/[.F88]*100;&quot;##,## CZ&quot;);TEXT([.G88]/[.F88]*100;&quot;##,##&quot;))" office:value-type="string" office:string-value="16,65" calcext:value-type="string">
            <text:p>16,65</text:p>
          </table:table-cell>
          <table:table-cell table:style-name="ce129" table:formula="of:=IF([.H88]/[.F88]*100&gt;15;TEXT([.H88]/[.F88]*100;&quot;##,## CZ&quot;);TEXT([.H88]/[.F88]*100;&quot;##,##&quot;))" office:value-type="string" office:string-value="22,75 CZ" calcext:value-type="string">
            <text:p>22,75 CZ</text:p>
          </table:table-cell>
          <table:table-cell office:value-type="time" office:time-value="PT09H15M00S" calcext:value-type="time">
            <text:p>09:15</text:p>
          </table:table-cell>
          <table:table-cell table:style-name="ce175" table:formula="of:=([.H87]/[.F87]*100)-([.H88]/[.F88]*100)" office:value-type="float" office:value="0.244690186614985" calcext:value-type="float">
            <text:p>0,24</text:p>
          </table:table-cell>
          <table:table-cell table:style-name="Default"/>
          <table:table-cell table:formula="of:=[.F88]+([.H88]/2)" office:value-type="float" office:value="862.169999999996" calcext:value-type="float">
            <text:p>862,169999999996</text:p>
          </table:table-cell>
          <table:table-cell table:formula="of:=[.O88]/[.F88]" office:value-type="float" office:value="1.11374205549527" calcext:value-type="float">
            <text:p>1,11374205549527</text:p>
          </table:table-cell>
          <table:table-cell table:number-columns-repeated="1008"/>
        </table:table-row>
        <table:table-row table:style-name="ro3">
          <table:table-cell/>
          <table:table-cell office:value-type="float" office:value="1036.253" calcext:value-type="float">
            <text:p>1036,253</text:p>
          </table:table-cell>
          <table:table-cell office:value-type="float" office:value="70.693" calcext:value-type="float">
            <text:p>70,693</text:p>
          </table:table-cell>
          <table:table-cell office:value-type="float" office:value="57.476" calcext:value-type="float">
            <text:p>57,476</text:p>
          </table:table-cell>
          <table:table-cell office:value-type="string" calcext:value-type="string">
            <text:p>k</text:p>
          </table:table-cell>
          <table:table-cell table:style-name="ce108" table:formula="of:=([.B89]-[.$B$17])*[.$H$5]" office:value-type="float" office:value="789.119999999996" calcext:value-type="float">
            <text:p>789,120</text:p>
          </table:table-cell>
          <table:table-cell table:style-name="ce108" table:formula="of:=([.C89]-[.$C$17])*[.$H$5]" office:value-type="float" office:value="129.18" calcext:value-type="float">
            <text:p>129,180</text:p>
          </table:table-cell>
          <table:table-cell table:style-name="ce108" table:formula="of:=([.D89]-[.$D$17])*[.$H$5]" office:value-type="float" office:value="176.52" calcext:value-type="float">
            <text:p>176,520</text:p>
          </table:table-cell>
          <table:table-cell table:style-name="ce78"/>
          <table:table-cell table:style-name="ce101" table:formula="of:=IF([.G89]/[.F89]*100&gt;20;TEXT([.G89]/[.F89]*100;&quot;##,## CZ&quot;);TEXT([.G89]/[.F89]*100;&quot;##,##&quot;))" office:value-type="string" office:string-value="16,37" calcext:value-type="string">
            <text:p>16,37</text:p>
          </table:table-cell>
          <table:table-cell table:style-name="ce129" table:formula="of:=IF([.H89]/[.F89]*100&gt;15;TEXT([.H89]/[.F89]*100;&quot;##,## CZ&quot;);TEXT([.H89]/[.F89]*100;&quot;##,##&quot;))" office:value-type="string" office:string-value="22,37 CZ" calcext:value-type="string">
            <text:p>22,37 CZ</text:p>
          </table:table-cell>
          <table:table-cell office:value-type="time" office:time-value="PT13H30M00S" calcext:value-type="time">
            <text:p>13:30</text:p>
          </table:table-cell>
          <table:table-cell table:style-name="ce175" table:formula="of:=([.H88]/[.F88]*100)-([.H89]/[.F89]*100)" office:value-type="float" office:value="0.379189687862219" calcext:value-type="float">
            <text:p>0,38</text:p>
          </table:table-cell>
          <table:table-cell/>
          <table:table-cell table:formula="of:=[.F89]+([.H89]/2)" office:value-type="float" office:value="877.379999999996" calcext:value-type="float">
            <text:p>877,379999999996</text:p>
          </table:table-cell>
          <table:table-cell table:formula="of:=[.O89]/[.F89]" office:value-type="float" office:value="1.11184610705596" calcext:value-type="float">
            <text:p>1,11184610705596</text:p>
          </table:table-cell>
          <table:table-cell table:number-columns-repeated="1008"/>
        </table:table-row>
        <table:table-row table:style-name="ro3">
          <table:table-cell table:style-name="ce29"/>
          <table:table-cell table:style-name="ce69" office:value-type="float" office:value="1036.371" calcext:value-type="float">
            <text:p>1036,371</text:p>
          </table:table-cell>
          <table:table-cell table:style-name="ce69" office:value-type="float" office:value="70.721" calcext:value-type="float">
            <text:p>70,721</text:p>
          </table:table-cell>
          <table:table-cell table:style-name="ce69" office:value-type="float" office:value="57.476" calcext:value-type="float">
            <text:p>57,476</text:p>
          </table:table-cell>
          <table:table-cell table:style-name="ce69" office:value-type="string" calcext:value-type="string">
            <text:p>k</text:p>
          </table:table-cell>
          <table:table-cell table:style-name="ce85" table:formula="of:=([.B90]-[.$B$17])*[.$H$5]" office:value-type="float" office:value="796.200000000006" calcext:value-type="float">
            <text:p>796,200</text:p>
          </table:table-cell>
          <table:table-cell table:style-name="ce85" table:formula="of:=([.C90]-[.$C$17])*[.$H$5]" office:value-type="float" office:value="130.86" calcext:value-type="float">
            <text:p>130,860</text:p>
          </table:table-cell>
          <table:table-cell table:style-name="ce85" table:formula="of:=([.D90]-[.$D$17])*[.$H$5]" office:value-type="float" office:value="176.52" calcext:value-type="float">
            <text:p>176,520</text:p>
          </table:table-cell>
          <table:table-cell table:style-name="ce80"/>
          <table:table-cell table:style-name="ce135" table:formula="of:=IF([.G90]/[.F90]*100&gt;20;TEXT([.G90]/[.F90]*100;&quot;##,## CZ&quot;);TEXT([.G90]/[.F90]*100;&quot;##,##&quot;))" office:value-type="string" office:string-value="16,44" calcext:value-type="string">
            <text:p>16,44</text:p>
          </table:table-cell>
          <table:table-cell table:style-name="ce151" table:formula="of:=IF([.H90]/[.F90]*100&gt;15;TEXT([.H90]/[.F90]*100;&quot;##,## CZ&quot;);TEXT([.H90]/[.F90]*100;&quot;##,##&quot;))" office:value-type="string" office:string-value="22,17 CZ" calcext:value-type="string">
            <text:p>22,17 CZ</text:p>
          </table:table-cell>
          <table:table-cell table:style-name="ce207" office:value-type="time" office:time-value="PT17H30M00S" calcext:value-type="time">
            <text:p>17:30</text:p>
          </table:table-cell>
          <table:table-cell table:style-name="ce177" table:formula="of:=([.H89]/[.F89]*100)-([.H90]/[.F90]*100)" office:value-type="float" office:value="0.198912443596413" calcext:value-type="float">
            <text:p>0,20</text:p>
          </table:table-cell>
          <table:table-cell table:style-name="ce198" table:formula="of:=SUM([.M88:.M90])" office:value-type="float" office:value="0.822792318073617" calcext:value-type="float">
            <text:p>0,82</text:p>
          </table:table-cell>
          <table:table-cell table:formula="of:=[.F90]+([.H90]/2)" office:value-type="float" office:value="884.460000000006" calcext:value-type="float">
            <text:p>884,460000000006</text:p>
          </table:table-cell>
          <table:table-cell table:formula="of:=[.O90]/[.F90]" office:value-type="float" office:value="1.11085154483798" calcext:value-type="float">
            <text:p>1,11085154483798</text:p>
          </table:table-cell>
          <table:table-cell table:number-columns-repeated="1008"/>
        </table:table-row>
        <table:table-row table:style-name="ro3">
          <table:table-cell office:value-type="date" office:date-value="2021-12-27" calcext:value-type="date">
            <text:p>27.Ara</text:p>
          </table:table-cell>
          <table:table-cell office:value-type="float" office:value="1036.499" calcext:value-type="float">
            <text:p>1036,499</text:p>
          </table:table-cell>
          <table:table-cell office:value-type="float" office:value="70.779" calcext:value-type="float">
            <text:p>70,779</text:p>
          </table:table-cell>
          <table:table-cell office:value-type="float" office:value="57.476" calcext:value-type="float">
            <text:p>57,476</text:p>
          </table:table-cell>
          <table:table-cell office:value-type="string" calcext:value-type="string">
            <text:p>k</text:p>
          </table:table-cell>
          <table:table-cell table:style-name="ce108" table:formula="of:=([.B91]-[.$B$17])*[.$H$5]" office:value-type="float" office:value="803.880000000001" calcext:value-type="float">
            <text:p>803,880</text:p>
          </table:table-cell>
          <table:table-cell table:style-name="ce108" table:formula="of:=([.C91]-[.$C$17])*[.$H$5]" office:value-type="float" office:value="134.339999999999" calcext:value-type="float">
            <text:p>134,340</text:p>
          </table:table-cell>
          <table:table-cell table:style-name="ce108" table:formula="of:=([.D91]-[.$D$17])*[.$H$5]" office:value-type="float" office:value="176.52" calcext:value-type="float">
            <text:p>176,520</text:p>
          </table:table-cell>
          <table:table-cell table:style-name="ce78"/>
          <table:table-cell table:style-name="ce101" table:formula="of:=IF([.G91]/[.F91]*100&gt;20;TEXT([.G91]/[.F91]*100;&quot;##,## CZ&quot;);TEXT([.G91]/[.F91]*100;&quot;##,##&quot;))" office:value-type="string" office:string-value="16,71" calcext:value-type="string">
            <text:p>16,71</text:p>
          </table:table-cell>
          <table:table-cell table:style-name="ce129" table:formula="of:=IF([.H91]/[.F91]*100&gt;15;TEXT([.H91]/[.F91]*100;&quot;##,## CZ&quot;);TEXT([.H91]/[.F91]*100;&quot;##,##&quot;))" office:value-type="string" office:string-value="21,96 CZ" calcext:value-type="string">
            <text:p>21,96 CZ</text:p>
          </table:table-cell>
          <table:table-cell office:value-type="time" office:time-value="PT09H00M00S" calcext:value-type="time">
            <text:p>09:00</text:p>
          </table:table-cell>
          <table:table-cell table:style-name="ce175" table:formula="of:=([.H90]/[.F90]*100)-([.H91]/[.F91]*100)" office:value-type="float" office:value="0.211807698749865" calcext:value-type="float">
            <text:p>0,21</text:p>
          </table:table-cell>
          <table:table-cell/>
          <table:table-cell table:formula="of:=[.F91]+([.H91]/2)" office:value-type="float" office:value="892.140000000001" calcext:value-type="float">
            <text:p>892,140000000001</text:p>
          </table:table-cell>
          <table:table-cell table:formula="of:=[.O91]/[.F91]" office:value-type="float" office:value="1.10979250634423" calcext:value-type="float">
            <text:p>1,10979250634423</text:p>
          </table:table-cell>
          <table:table-cell table:number-columns-repeated="1008"/>
        </table:table-row>
        <table:table-row table:style-name="ro3">
          <table:table-cell table:style-name="ce29"/>
          <table:table-cell table:style-name="ce69" office:value-type="float" office:value="1036.832" calcext:value-type="float">
            <text:p>1036,832</text:p>
          </table:table-cell>
          <table:table-cell table:style-name="ce69" office:value-type="float" office:value="70.838" calcext:value-type="float">
            <text:p>70,838</text:p>
          </table:table-cell>
          <table:table-cell table:style-name="ce69" office:value-type="float" office:value="57.476" calcext:value-type="float">
            <text:p>57,476</text:p>
          </table:table-cell>
          <table:table-cell table:style-name="ce69" office:value-type="string" calcext:value-type="string">
            <text:p>k</text:p>
          </table:table-cell>
          <table:table-cell table:style-name="ce85" table:formula="of:=([.B92]-[.$B$17])*[.$H$5]" office:value-type="float" office:value="823.860000000007" calcext:value-type="float">
            <text:p>823,860</text:p>
          </table:table-cell>
          <table:table-cell table:style-name="ce85" table:formula="of:=([.C92]-[.$C$17])*[.$H$5]" office:value-type="float" office:value="137.879999999999" calcext:value-type="float">
            <text:p>137,880</text:p>
          </table:table-cell>
          <table:table-cell table:style-name="ce85" table:formula="of:=([.D92]-[.$D$17])*[.$H$5]" office:value-type="float" office:value="176.52" calcext:value-type="float">
            <text:p>176,520</text:p>
          </table:table-cell>
          <table:table-cell table:style-name="ce80"/>
          <table:table-cell table:style-name="ce135" table:formula="of:=IF([.G92]/[.F92]*100&gt;20;TEXT([.G92]/[.F92]*100;&quot;##,## CZ&quot;);TEXT([.G92]/[.F92]*100;&quot;##,##&quot;))" office:value-type="string" office:string-value="16,74" calcext:value-type="string">
            <text:p>16,74</text:p>
          </table:table-cell>
          <table:table-cell table:style-name="ce151" table:formula="of:=IF([.H92]/[.F92]*100&gt;15;TEXT([.H92]/[.F92]*100;&quot;##,## CZ&quot;);TEXT([.H92]/[.F92]*100;&quot;##,##&quot;))" office:value-type="string" office:string-value="21,43 CZ" calcext:value-type="string">
            <text:p>21,43 CZ</text:p>
          </table:table-cell>
          <table:table-cell table:style-name="ce207" office:value-type="time" office:time-value="PT17H00M00S" calcext:value-type="time">
            <text:p>17:00</text:p>
          </table:table-cell>
          <table:table-cell table:style-name="ce177" table:formula="of:=([.H91]/[.F91]*100)-([.H92]/[.F92]*100)" office:value-type="float" office:value="0.532530836976733" calcext:value-type="float">
            <text:p>0,53</text:p>
          </table:table-cell>
          <table:table-cell table:style-name="ce198" table:formula="of:=SUM([.M91:.M92])" office:value-type="float" office:value="0.744338535726598" calcext:value-type="float">
            <text:p>0,74</text:p>
          </table:table-cell>
          <table:table-cell table:formula="of:=[.F92]+([.H92]/2)" office:value-type="float" office:value="912.120000000007" calcext:value-type="float">
            <text:p>912,120000000007</text:p>
          </table:table-cell>
          <table:table-cell table:formula="of:=[.O92]/[.F92]" office:value-type="float" office:value="1.10712985215935" calcext:value-type="float">
            <text:p>1,10712985215935</text:p>
          </table:table-cell>
          <table:table-cell table:number-columns-repeated="1008"/>
        </table:table-row>
        <table:table-row table:style-name="ro3">
          <table:table-cell office:value-type="date" office:date-value="2021-12-28" calcext:value-type="date">
            <text:p>28.Ara</text:p>
          </table:table-cell>
          <table:table-cell office:value-type="float" office:value="1036.968" calcext:value-type="float">
            <text:p>1036,968</text:p>
          </table:table-cell>
          <table:table-cell office:value-type="float" office:value="70.881" calcext:value-type="float">
            <text:p>70,881</text:p>
          </table:table-cell>
          <table:table-cell office:value-type="float" office:value="57.476" calcext:value-type="float">
            <text:p>57,476</text:p>
          </table:table-cell>
          <table:table-cell office:value-type="string" calcext:value-type="string">
            <text:p>k</text:p>
          </table:table-cell>
          <table:table-cell table:style-name="ce108" table:formula="of:=([.B93]-[.$B$17])*[.$H$5]" office:value-type="float" office:value="832.020000000005" calcext:value-type="float">
            <text:p>832,020</text:p>
          </table:table-cell>
          <table:table-cell table:style-name="ce108" table:formula="of:=([.C93]-[.$C$17])*[.$H$5]" office:value-type="float" office:value="140.46" calcext:value-type="float">
            <text:p>140,460</text:p>
          </table:table-cell>
          <table:table-cell table:style-name="ce108" table:formula="of:=([.D93]-[.$D$17])*[.$H$5]" office:value-type="float" office:value="176.52" calcext:value-type="float">
            <text:p>176,520</text:p>
          </table:table-cell>
          <table:table-cell table:style-name="ce78"/>
          <table:table-cell table:style-name="ce101" table:formula="of:=IF([.G93]/[.F93]*100&gt;20;TEXT([.G93]/[.F93]*100;&quot;##,## CZ&quot;);TEXT([.G93]/[.F93]*100;&quot;##,##&quot;))" office:value-type="string" office:string-value="16,88" calcext:value-type="string">
            <text:p>16,88</text:p>
          </table:table-cell>
          <table:table-cell table:style-name="ce129" table:formula="of:=IF([.H93]/[.F93]*100&gt;15;TEXT([.H93]/[.F93]*100;&quot;##,## CZ&quot;);TEXT([.H93]/[.F93]*100;&quot;##,##&quot;))" office:value-type="string" office:string-value="21,22 CZ" calcext:value-type="string">
            <text:p>21,22 CZ</text:p>
          </table:table-cell>
          <table:table-cell office:value-type="time" office:time-value="PT09H00M00S" calcext:value-type="time">
            <text:p>09:00</text:p>
          </table:table-cell>
          <table:table-cell table:style-name="ce175" table:formula="of:=([.H92]/[.F92]*100)-([.H93]/[.F93]*100)" office:value-type="float" office:value="0.210134274084769" calcext:value-type="float">
            <text:p>0,21</text:p>
          </table:table-cell>
          <table:table-cell/>
          <table:table-cell table:formula="of:=[.F93]+([.H93]/2)" office:value-type="float" office:value="920.280000000005" calcext:value-type="float">
            <text:p>920,280000000005</text:p>
          </table:table-cell>
          <table:table-cell table:formula="of:=[.O93]/[.F93]" office:value-type="float" office:value="1.10607918078892" calcext:value-type="float">
            <text:p>1,10607918078892</text:p>
          </table:table-cell>
          <table:table-cell table:number-columns-repeated="1008"/>
        </table:table-row>
        <table:table-row table:style-name="ro3">
          <table:table-cell table:style-name="ce29"/>
          <table:table-cell table:style-name="ce69" office:value-type="float" office:value="1037.397" calcext:value-type="float">
            <text:p>1037,397</text:p>
          </table:table-cell>
          <table:table-cell table:style-name="ce69" office:value-type="float" office:value="70.933" calcext:value-type="float">
            <text:p>70,933</text:p>
          </table:table-cell>
          <table:table-cell table:style-name="ce69" office:value-type="float" office:value="57.476" calcext:value-type="float">
            <text:p>57,476</text:p>
          </table:table-cell>
          <table:table-cell table:style-name="ce69" office:value-type="string" calcext:value-type="string">
            <text:p>k</text:p>
          </table:table-cell>
          <table:table-cell table:style-name="ce85" table:formula="of:=([.B94]-[.$B$17])*[.$H$5]" office:value-type="float" office:value="857.759999999996" calcext:value-type="float">
            <text:p>857,760</text:p>
          </table:table-cell>
          <table:table-cell table:style-name="ce85" table:formula="of:=([.C94]-[.$C$17])*[.$H$5]" office:value-type="float" office:value="143.58" calcext:value-type="float">
            <text:p>143,580</text:p>
          </table:table-cell>
          <table:table-cell table:style-name="ce85" table:formula="of:=([.D94]-[.$D$17])*[.$H$5]" office:value-type="float" office:value="176.52" calcext:value-type="float">
            <text:p>176,520</text:p>
          </table:table-cell>
          <table:table-cell table:style-name="ce80"/>
          <table:table-cell table:style-name="ce135" table:formula="of:=IF([.G94]/[.F94]*100&gt;20;TEXT([.G94]/[.F94]*100;&quot;##,## CZ&quot;);TEXT([.G94]/[.F94]*100;&quot;##,##&quot;))" office:value-type="string" office:string-value="16,74" calcext:value-type="string">
            <text:p>16,74</text:p>
          </table:table-cell>
          <table:table-cell table:style-name="ce151" table:formula="of:=IF([.H94]/[.F94]*100&gt;15;TEXT([.H94]/[.F94]*100;&quot;##,## CZ&quot;);TEXT([.H94]/[.F94]*100;&quot;##,##&quot;))" office:value-type="string" office:string-value="20,58 CZ" calcext:value-type="string">
            <text:p>20,58 CZ</text:p>
          </table:table-cell>
          <table:table-cell table:style-name="ce207" office:value-type="time" office:time-value="PT17H30M00S" calcext:value-type="time">
            <text:p>17:30</text:p>
          </table:table-cell>
          <table:table-cell table:style-name="ce177" table:formula="of:=([.H93]/[.F93]*100)-([.H94]/[.F94]*100)" office:value-type="float" office:value="0.636653169535997" calcext:value-type="float">
            <text:p>0,64</text:p>
          </table:table-cell>
          <table:table-cell table:style-name="ce198" table:formula="of:=SUM([.M93:.M94])" office:value-type="float" office:value="0.846787443620766" calcext:value-type="float">
            <text:p>0,85</text:p>
          </table:table-cell>
          <table:table-cell table:formula="of:=[.F94]+([.H94]/2)" office:value-type="float" office:value="946.019999999996" calcext:value-type="float">
            <text:p>946,019999999996</text:p>
          </table:table-cell>
          <table:table-cell table:formula="of:=[.O94]/[.F94]" office:value-type="float" office:value="1.10289591494124" calcext:value-type="float">
            <text:p>1,10289591494124</text:p>
          </table:table-cell>
          <table:table-cell table:number-columns-repeated="1008"/>
        </table:table-row>
        <table:table-row table:style-name="ro3">
          <table:table-cell office:value-type="date" office:date-value="2021-12-29" calcext:value-type="date">
            <text:p>29.Ara</text:p>
          </table:table-cell>
          <table:table-cell office:value-type="float" office:value="1037.563" calcext:value-type="float">
            <text:p>1037,563</text:p>
          </table:table-cell>
          <table:table-cell office:value-type="float" office:value="70.977" calcext:value-type="float">
            <text:p>70,977</text:p>
          </table:table-cell>
          <table:table-cell office:value-type="float" office:value="57.476" calcext:value-type="float">
            <text:p>57,476</text:p>
          </table:table-cell>
          <table:table-cell office:value-type="string" calcext:value-type="string">
            <text:p>k</text:p>
          </table:table-cell>
          <table:table-cell table:style-name="ce108" table:formula="of:=([.B95]-[.$B$17])*[.$H$5]" office:value-type="float" office:value="867.720000000006" calcext:value-type="float">
            <text:p>867,720</text:p>
          </table:table-cell>
          <table:table-cell table:style-name="ce108" table:formula="of:=([.C95]-[.$C$17])*[.$H$5]" office:value-type="float" office:value="146.22" calcext:value-type="float">
            <text:p>146,220</text:p>
          </table:table-cell>
          <table:table-cell table:style-name="ce108" table:formula="of:=([.D95]-[.$D$17])*[.$H$5]" office:value-type="float" office:value="176.52" calcext:value-type="float">
            <text:p>176,520</text:p>
          </table:table-cell>
          <table:table-cell table:style-name="ce78"/>
          <table:table-cell table:style-name="ce101" table:formula="of:=IF([.G95]/[.F95]*100&gt;20;TEXT([.G95]/[.F95]*100;&quot;##,## CZ&quot;);TEXT([.G95]/[.F95]*100;&quot;##,##&quot;))" office:value-type="string" office:string-value="16,85" calcext:value-type="string">
            <text:p>16,85</text:p>
          </table:table-cell>
          <table:table-cell table:style-name="ce129" table:formula="of:=IF([.H95]/[.F95]*100&gt;15;TEXT([.H95]/[.F95]*100;&quot;##,## CZ&quot;);TEXT([.H95]/[.F95]*100;&quot;##,##&quot;))" office:value-type="string" office:string-value="20,34 CZ" calcext:value-type="string">
            <text:p>20,34 CZ</text:p>
          </table:table-cell>
          <table:table-cell office:value-type="time" office:time-value="PT09H00M00S" calcext:value-type="time">
            <text:p>09:00</text:p>
          </table:table-cell>
          <table:table-cell table:style-name="ce175" table:formula="of:=([.H94]/[.F94]*100)-([.H95]/[.F95]*100)" office:value-type="float" office:value="0.236215210624582" calcext:value-type="float">
            <text:p>0,24</text:p>
          </table:table-cell>
          <table:table-cell/>
          <table:table-cell table:formula="of:=[.F95]+([.H95]/2)" office:value-type="float" office:value="955.980000000006" calcext:value-type="float">
            <text:p>955,980000000006</text:p>
          </table:table-cell>
          <table:table-cell table:formula="of:=[.O95]/[.F95]" office:value-type="float" office:value="1.10171483888812" calcext:value-type="float">
            <text:p>1,10171483888812</text:p>
          </table:table-cell>
          <table:table-cell table:number-columns-repeated="1008"/>
        </table:table-row>
        <table:table-row table:style-name="ro3">
          <table:table-cell table:style-name="ce29"/>
          <table:table-cell table:style-name="ce69" office:value-type="float" office:value="1038.102" calcext:value-type="float">
            <text:p>1038,102</text:p>
          </table:table-cell>
          <table:table-cell table:style-name="ce69" office:value-type="float" office:value="71.1" calcext:value-type="float">
            <text:p>71,100</text:p>
          </table:table-cell>
          <table:table-cell table:style-name="ce69" office:value-type="float" office:value="57.476" calcext:value-type="float">
            <text:p>57,476</text:p>
          </table:table-cell>
          <table:table-cell table:style-name="ce69" office:value-type="string" calcext:value-type="string">
            <text:p>k</text:p>
          </table:table-cell>
          <table:table-cell table:style-name="ce108" table:formula="of:=([.B96]-[.$B$17])*[.$H$5]" office:value-type="float" office:value="900.060000000005" calcext:value-type="float">
            <text:p>900,060</text:p>
          </table:table-cell>
          <table:table-cell table:style-name="ce108" table:formula="of:=([.C96]-[.$C$17])*[.$H$5]" office:value-type="float" office:value="153.599999999999" calcext:value-type="float">
            <text:p>153,600</text:p>
          </table:table-cell>
          <table:table-cell table:style-name="ce108" table:formula="of:=([.D96]-[.$D$17])*[.$H$5]" office:value-type="float" office:value="176.52" calcext:value-type="float">
            <text:p>176,520</text:p>
          </table:table-cell>
          <table:table-cell table:style-name="ce80"/>
          <table:table-cell table:style-name="ce135" table:formula="of:=IF([.G96]/[.F96]*100&gt;20;TEXT([.G96]/[.F96]*100;&quot;##,## CZ&quot;);TEXT([.G96]/[.F96]*100;&quot;##,##&quot;))" office:value-type="string" office:string-value="17,07" calcext:value-type="string">
            <text:p>17,07</text:p>
          </table:table-cell>
          <table:table-cell table:style-name="ce151" table:formula="of:=IF([.H96]/[.F96]*100&gt;15;TEXT([.H96]/[.F96]*100;&quot;##,## CZ&quot;);TEXT([.H96]/[.F96]*100;&quot;##,##&quot;))" office:value-type="string" office:string-value="19,61 CZ" calcext:value-type="string">
            <text:p>19,61 CZ</text:p>
          </table:table-cell>
          <table:table-cell table:style-name="ce207" office:value-type="time" office:time-value="PT17H00M00S" calcext:value-type="time">
            <text:p>17:00</text:p>
          </table:table-cell>
          <table:table-cell table:style-name="ce177" table:formula="of:=([.H95]/[.F95]*100)-([.H96]/[.F96]*100)" office:value-type="float" office:value="0.730941912681754" calcext:value-type="float">
            <text:p>0,73</text:p>
          </table:table-cell>
          <table:table-cell table:style-name="ce198" table:formula="of:=SUM([.M95:.M96])" office:value-type="float" office:value="0.967157123306336" calcext:value-type="float">
            <text:p>0,97</text:p>
          </table:table-cell>
          <table:table-cell table:formula="of:=[.F96]+([.H96]/2)" office:value-type="float" office:value="988.320000000005" calcext:value-type="float">
            <text:p>988,320000000005</text:p>
          </table:table-cell>
          <table:table-cell table:formula="of:=[.O96]/[.F96]" office:value-type="float" office:value="1.09806012932471" calcext:value-type="float">
            <text:p>1,09806012932471</text:p>
          </table:table-cell>
          <table:table-cell table:number-columns-repeated="1008"/>
        </table:table-row>
        <table:table-row table:style-name="ro3">
          <table:table-cell office:value-type="date" office:date-value="2021-12-29" calcext:value-type="date">
            <text:p>29.Ara</text:p>
          </table:table-cell>
          <table:table-cell office:value-type="float" office:value="1038.279" calcext:value-type="float">
            <text:p>1038,279</text:p>
          </table:table-cell>
          <table:table-cell office:value-type="float" office:value="71.164" calcext:value-type="float">
            <text:p>71,164</text:p>
          </table:table-cell>
          <table:table-cell office:value-type="float" office:value="57.476" calcext:value-type="float">
            <text:p>57,476</text:p>
          </table:table-cell>
          <table:table-cell office:value-type="string" calcext:value-type="string">
            <text:p>k</text:p>
          </table:table-cell>
          <table:table-cell table:style-name="ce108" table:formula="of:=([.B97]-[.$B$17])*[.$H$5]" office:value-type="float" office:value="910.68" calcext:value-type="float">
            <text:p>910,680</text:p>
          </table:table-cell>
          <table:table-cell table:style-name="ce108" table:formula="of:=([.C97]-[.$C$17])*[.$H$5]" office:value-type="float" office:value="157.44" calcext:value-type="float">
            <text:p>157,440</text:p>
          </table:table-cell>
          <table:table-cell table:style-name="ce108" table:formula="of:=([.D97]-[.$D$17])*[.$H$5]" office:value-type="float" office:value="176.52" calcext:value-type="float">
            <text:p>176,520</text:p>
          </table:table-cell>
          <table:table-cell table:style-name="ce78"/>
          <table:table-cell table:style-name="ce101" table:formula="of:=IF([.G97]/[.F97]*100&gt;20;TEXT([.G97]/[.F97]*100;&quot;##,## CZ&quot;);TEXT([.G97]/[.F97]*100;&quot;##,##&quot;))" office:value-type="string" office:string-value="17,29" calcext:value-type="string">
            <text:p>17,29</text:p>
          </table:table-cell>
          <table:table-cell table:style-name="ce129" table:formula="of:=IF([.H97]/[.F97]*100&gt;15;TEXT([.H97]/[.F97]*100;&quot;##,## CZ&quot;);TEXT([.H97]/[.F97]*100;&quot;##,##&quot;))" office:value-type="string" office:string-value="19,38 CZ" calcext:value-type="string">
            <text:p>19,38 CZ</text:p>
          </table:table-cell>
          <table:table-cell office:value-type="time" office:time-value="PT09H00M00S" calcext:value-type="time">
            <text:p>09:00</text:p>
          </table:table-cell>
          <table:table-cell table:style-name="ce175" table:formula="of:=([.H96]/[.F96]*100)-([.H97]/[.F97]*100)" office:value-type="float" office:value="0.228707904736655" calcext:value-type="float">
            <text:p>0,23</text:p>
          </table:table-cell>
          <table:table-cell/>
          <table:table-cell table:formula="of:=[.F97]+([.H97]/2)" office:value-type="float" office:value="998.94" calcext:value-type="float">
            <text:p>998,94</text:p>
          </table:table-cell>
          <table:table-cell table:formula="of:=[.O97]/[.F97]" office:value-type="float" office:value="1.09691658980103" calcext:value-type="float">
            <text:p>1,09691658980103</text:p>
          </table:table-cell>
          <table:table-cell table:number-columns-repeated="1008"/>
        </table:table-row>
        <table:table-row table:style-name="ro3">
          <table:table-cell table:style-name="ce29"/>
          <table:table-cell table:style-name="ce69" office:value-type="float" office:value="1038.543" calcext:value-type="float">
            <text:p>1038,543</text:p>
          </table:table-cell>
          <table:table-cell table:style-name="ce69" office:value-type="float" office:value="71.239" calcext:value-type="float">
            <text:p>71,239</text:p>
          </table:table-cell>
          <table:table-cell table:style-name="ce69" office:value-type="float" office:value="57.476" calcext:value-type="float">
            <text:p>57,476</text:p>
          </table:table-cell>
          <table:table-cell table:style-name="ce69" office:value-type="string" calcext:value-type="string">
            <text:p>k</text:p>
          </table:table-cell>
          <table:table-cell table:style-name="ce108" table:formula="of:=([.B98]-[.$B$17])*[.$H$5]" office:value-type="float" office:value="926.519999999994" calcext:value-type="float">
            <text:p>926,520</text:p>
          </table:table-cell>
          <table:table-cell table:style-name="ce108" table:formula="of:=([.C98]-[.$C$17])*[.$H$5]" office:value-type="float" office:value="161.94" calcext:value-type="float">
            <text:p>161,940</text:p>
          </table:table-cell>
          <table:table-cell table:style-name="ce108" table:formula="of:=([.D98]-[.$D$17])*[.$H$5]" office:value-type="float" office:value="176.52" calcext:value-type="float">
            <text:p>176,520</text:p>
          </table:table-cell>
          <table:table-cell table:style-name="ce80"/>
          <table:table-cell table:style-name="ce135" table:formula="of:=IF([.G98]/[.F98]*100&gt;20;TEXT([.G98]/[.F98]*100;&quot;##,## CZ&quot;);TEXT([.G98]/[.F98]*100;&quot;##,##&quot;))" office:value-type="string" office:string-value="17,48" calcext:value-type="string">
            <text:p>17,48</text:p>
          </table:table-cell>
          <table:table-cell table:style-name="ce151" table:formula="of:=IF([.H98]/[.F98]*100&gt;15;TEXT([.H98]/[.F98]*100;&quot;##,## CZ&quot;);TEXT([.H98]/[.F98]*100;&quot;##,##&quot;))" office:value-type="string" office:string-value="19,05 CZ" calcext:value-type="string">
            <text:p>19,05 CZ</text:p>
          </table:table-cell>
          <table:table-cell table:style-name="ce207" office:value-type="time" office:time-value="PT17H00M00S" calcext:value-type="time">
            <text:p>17:00</text:p>
          </table:table-cell>
          <table:table-cell table:style-name="ce177" table:formula="of:=([.H97]/[.F97]*100)-([.H98]/[.F98]*100)" office:value-type="float" office:value="0.331381682521194" calcext:value-type="float">
            <text:p>0,33</text:p>
          </table:table-cell>
          <table:table-cell table:style-name="ce198" table:formula="of:=SUM([.M97:.M98])" office:value-type="float" office:value="0.560089587257849" calcext:value-type="float">
            <text:p>0,56</text:p>
          </table:table-cell>
          <table:table-cell table:formula="of:=[.F98]+([.H98]/2)" office:value-type="float" office:value="1014.77999999999" calcext:value-type="float">
            <text:p>1014,77999999999</text:p>
          </table:table-cell>
          <table:table-cell table:formula="of:=[.O98]/[.F98]" office:value-type="float" office:value="1.09525968138842" calcext:value-type="float">
            <text:p>1,09525968138842</text:p>
          </table:table-cell>
          <table:table-cell table:number-columns-repeated="1008"/>
        </table:table-row>
        <table:table-row table:style-name="ro3">
          <table:table-cell office:value-type="date" office:date-value="2021-12-31" calcext:value-type="date">
            <text:p>31.Ara</text:p>
          </table:table-cell>
          <table:table-cell office:value-type="float" office:value="1038.826" calcext:value-type="float">
            <text:p>1038,826</text:p>
          </table:table-cell>
          <table:table-cell office:value-type="float" office:value="71.33" calcext:value-type="float">
            <text:p>71,330</text:p>
          </table:table-cell>
          <table:table-cell office:value-type="float" office:value="57.476" calcext:value-type="float">
            <text:p>57,476</text:p>
          </table:table-cell>
          <table:table-cell office:value-type="string" calcext:value-type="string">
            <text:p>k</text:p>
          </table:table-cell>
          <table:table-cell table:style-name="ce108" table:formula="of:=([.B99]-[.$B$17])*[.$H$5]" office:value-type="float" office:value="943.500000000001" calcext:value-type="float">
            <text:p>943,500</text:p>
          </table:table-cell>
          <table:table-cell table:style-name="ce108" table:formula="of:=([.C99]-[.$C$17])*[.$H$5]" office:value-type="float" office:value="167.4" calcext:value-type="float">
            <text:p>167,400</text:p>
          </table:table-cell>
          <table:table-cell table:style-name="ce108" table:formula="of:=([.D99]-[.$D$17])*[.$H$5]" office:value-type="float" office:value="176.52" calcext:value-type="float">
            <text:p>176,520</text:p>
          </table:table-cell>
          <table:table-cell table:style-name="ce78"/>
          <table:table-cell table:style-name="ce101" table:formula="of:=IF([.G99]/[.F99]*100&gt;20;TEXT([.G99]/[.F99]*100;&quot;##,## CZ&quot;);TEXT([.G99]/[.F99]*100;&quot;##,##&quot;))" office:value-type="string" office:string-value="17,74" calcext:value-type="string">
            <text:p>17,74</text:p>
          </table:table-cell>
          <table:table-cell table:style-name="ce129" table:formula="of:=IF([.H99]/[.F99]*100&gt;15;TEXT([.H99]/[.F99]*100;&quot;##,## CZ&quot;);TEXT([.H99]/[.F99]*100;&quot;##,##&quot;))" office:value-type="string" office:string-value="18,71 CZ" calcext:value-type="string">
            <text:p>18,71 CZ</text:p>
          </table:table-cell>
          <table:table-cell office:value-type="time" office:time-value="PT12H00M00S" calcext:value-type="time">
            <text:p>12:00</text:p>
          </table:table-cell>
          <table:table-cell table:style-name="ce175" table:formula="of:=([.H98]/[.F98]*100)-([.H99]/[.F99]*100)" office:value-type="float" office:value="0.342874274504741" calcext:value-type="float">
            <text:p>0,34</text:p>
          </table:table-cell>
          <table:table-cell/>
          <table:table-cell table:formula="of:=[.F99]+([.H99]/2)" office:value-type="float" office:value="1031.76" calcext:value-type="float">
            <text:p>1031,76</text:p>
          </table:table-cell>
          <table:table-cell table:formula="of:=[.O99]/[.F99]" office:value-type="float" office:value="1.0935453100159" calcext:value-type="float">
            <text:p>1,0935453100159</text:p>
          </table:table-cell>
          <table:table-cell table:number-columns-repeated="1008"/>
        </table:table-row>
        <table:table-row table:style-name="ro3">
          <table:table-cell table:style-name="ce29"/>
          <table:table-cell table:style-name="ce69" office:value-type="float" office:value="1038.994" calcext:value-type="float">
            <text:p>1038,994</text:p>
          </table:table-cell>
          <table:table-cell table:style-name="ce69" office:value-type="float" office:value="71.345" calcext:value-type="float">
            <text:p>71,345</text:p>
          </table:table-cell>
          <table:table-cell table:style-name="ce69" office:value-type="float" office:value="57.476" calcext:value-type="float">
            <text:p>57,476</text:p>
          </table:table-cell>
          <table:table-cell table:style-name="ce69" office:value-type="string" calcext:value-type="string">
            <text:p>k</text:p>
          </table:table-cell>
          <table:table-cell table:style-name="ce108" table:formula="of:=([.B100]-[.$B$17])*[.$H$5]" office:value-type="float" office:value="953.579999999995" calcext:value-type="float">
            <text:p>953,580</text:p>
          </table:table-cell>
          <table:table-cell table:style-name="ce108" table:formula="of:=([.C100]-[.$C$17])*[.$H$5]" office:value-type="float" office:value="168.3" calcext:value-type="float">
            <text:p>168,300</text:p>
          </table:table-cell>
          <table:table-cell table:style-name="ce108" table:formula="of:=([.D100]-[.$D$17])*[.$H$5]" office:value-type="float" office:value="176.52" calcext:value-type="float">
            <text:p>176,520</text:p>
          </table:table-cell>
          <table:table-cell table:style-name="ce80"/>
          <table:table-cell table:style-name="ce135" table:formula="of:=IF([.G100]/[.F100]*100&gt;20;TEXT([.G100]/[.F100]*100;&quot;##,## CZ&quot;);TEXT([.G100]/[.F100]*100;&quot;##,##&quot;))" office:value-type="string" office:string-value="17,65" calcext:value-type="string">
            <text:p>17,65</text:p>
          </table:table-cell>
          <table:table-cell table:style-name="ce151" table:formula="of:=IF([.H100]/[.F100]*100&gt;15;TEXT([.H100]/[.F100]*100;&quot;##,## CZ&quot;);TEXT([.H100]/[.F100]*100;&quot;##,##&quot;))" office:value-type="string" office:string-value="18,51 CZ" calcext:value-type="string">
            <text:p>18,51 CZ</text:p>
          </table:table-cell>
          <table:table-cell table:style-name="ce207" office:value-type="time" office:time-value="PT17H00M00S" calcext:value-type="time">
            <text:p>17:00</text:p>
          </table:table-cell>
          <table:table-cell table:style-name="ce177" table:formula="of:=([.H99]/[.F99]*100)-([.H100]/[.F100]*100)" office:value-type="float" office:value="0.19776772267868" calcext:value-type="float">
            <text:p>0,20</text:p>
          </table:table-cell>
          <table:table-cell table:style-name="ce198" table:formula="of:=SUM([.M99:.M100])" office:value-type="float" office:value="0.540641997183421" calcext:value-type="float">
            <text:p>0,54</text:p>
          </table:table-cell>
          <table:table-cell table:formula="of:=[.F100]+([.H100]/2)" office:value-type="float" office:value="1041.84" calcext:value-type="float">
            <text:p>1041,84</text:p>
          </table:table-cell>
          <table:table-cell table:formula="of:=[.O100]/[.F100]" office:value-type="float" office:value="1.0925564714025" calcext:value-type="float">
            <text:p>1,0925564714025</text:p>
          </table:table-cell>
          <table:table-cell table:number-columns-repeated="1008"/>
        </table:table-row>
        <table:table-row table:style-name="ro3">
          <table:table-cell office:value-type="date" office:date-value="2022-01-01" calcext:value-type="date">
            <text:p>01.Oca</text:p>
          </table:table-cell>
          <table:table-cell office:value-type="float" office:value="1039.213" calcext:value-type="float">
            <text:p>1039,213</text:p>
          </table:table-cell>
          <table:table-cell office:value-type="float" office:value="71.47" calcext:value-type="float">
            <text:p>71,470</text:p>
          </table:table-cell>
          <table:table-cell office:value-type="float" office:value="57.476" calcext:value-type="float">
            <text:p>57,476</text:p>
          </table:table-cell>
          <table:table-cell office:value-type="string" calcext:value-type="string">
            <text:p>k</text:p>
          </table:table-cell>
          <table:table-cell table:style-name="ce108" table:formula="of:=([.B101]-[.$B$17])*[.$H$5]" office:value-type="float" office:value="966.719999999998" calcext:value-type="float">
            <text:p>966,720</text:p>
          </table:table-cell>
          <table:table-cell table:style-name="ce108" table:formula="of:=([.C101]-[.$C$17])*[.$H$5]" office:value-type="float" office:value="175.8" calcext:value-type="float">
            <text:p>175,800</text:p>
          </table:table-cell>
          <table:table-cell table:style-name="ce108" table:formula="of:=([.D101]-[.$D$17])*[.$H$5]" office:value-type="float" office:value="176.52" calcext:value-type="float">
            <text:p>176,520</text:p>
          </table:table-cell>
          <table:table-cell table:style-name="ce78"/>
          <table:table-cell table:style-name="ce101" table:formula="of:=IF([.G101]/[.F101]*100&gt;20;TEXT([.G101]/[.F101]*100;&quot;##,## CZ&quot;);TEXT([.G101]/[.F101]*100;&quot;##,##&quot;))" office:value-type="string" office:string-value="18,19" calcext:value-type="string">
            <text:p>18,19</text:p>
          </table:table-cell>
          <table:table-cell table:style-name="ce129" table:formula="of:=IF([.H101]/[.F101]*100&gt;15;TEXT([.H101]/[.F101]*100;&quot;##,## CZ&quot;);TEXT([.H101]/[.F101]*100;&quot;##,##&quot;))" office:value-type="string" office:string-value="18,26 CZ" calcext:value-type="string">
            <text:p>18,26 CZ</text:p>
          </table:table-cell>
          <table:table-cell office:value-type="time" office:time-value="PT09H00M00S" calcext:value-type="time">
            <text:p>09:00</text:p>
          </table:table-cell>
          <table:table-cell table:style-name="ce175" table:formula="of:=([.H100]/[.F100]*100)-([.H101]/[.F101]*100)" office:value-type="float" office:value="0.251612056071913" calcext:value-type="float">
            <text:p>0,25</text:p>
          </table:table-cell>
          <table:table-cell/>
          <table:table-cell table:formula="of:=[.F101]+([.H101]/2)" office:value-type="float" office:value="1054.98" calcext:value-type="float">
            <text:p>1054,98</text:p>
          </table:table-cell>
          <table:table-cell table:formula="of:=[.O101]/[.F101]" office:value-type="float" office:value="1.09129841112215" calcext:value-type="float">
            <text:p>1,09129841112215</text:p>
          </table:table-cell>
          <table:table-cell table:number-columns-repeated="1008"/>
        </table:table-row>
        <table:table-row table:style-name="ro3">
          <table:table-cell table:style-name="ce29"/>
          <table:table-cell table:style-name="ce69" office:value-type="float" office:value="1039.488" calcext:value-type="float">
            <text:p>1039,488</text:p>
          </table:table-cell>
          <table:table-cell table:style-name="ce69" office:value-type="float" office:value="71.621" calcext:value-type="float">
            <text:p>71,621</text:p>
          </table:table-cell>
          <table:table-cell table:style-name="ce69" office:value-type="float" office:value="57.476" calcext:value-type="float">
            <text:p>57,476</text:p>
          </table:table-cell>
          <table:table-cell table:style-name="ce69" office:value-type="string" calcext:value-type="string">
            <text:p>k</text:p>
          </table:table-cell>
          <table:table-cell table:style-name="ce108" table:formula="of:=([.B102]-[.$B$17])*[.$H$5]" office:value-type="float" office:value="983.220000000003" calcext:value-type="float">
            <text:p>983,220</text:p>
          </table:table-cell>
          <table:table-cell table:style-name="ce108" table:formula="of:=([.C102]-[.$C$17])*[.$H$5]" office:value-type="float" office:value="184.859999999999" calcext:value-type="float">
            <text:p>184,860</text:p>
          </table:table-cell>
          <table:table-cell table:style-name="ce108" table:formula="of:=([.D102]-[.$D$17])*[.$H$5]" office:value-type="float" office:value="176.52" calcext:value-type="float">
            <text:p>176,520</text:p>
          </table:table-cell>
          <table:table-cell table:style-name="ce80"/>
          <table:table-cell table:style-name="ce135" table:formula="of:=IF([.G102]/[.F102]*100&gt;20;TEXT([.G102]/[.F102]*100;&quot;##,## CZ&quot;);TEXT([.G102]/[.F102]*100;&quot;##,##&quot;))" office:value-type="string" office:string-value="18,8" calcext:value-type="string">
            <text:p>18,8</text:p>
          </table:table-cell>
          <table:table-cell table:style-name="ce151" table:formula="of:=IF([.H102]/[.F102]*100&gt;15;TEXT([.H102]/[.F102]*100;&quot;##,## CZ&quot;);TEXT([.H102]/[.F102]*100;&quot;##,##&quot;))" office:value-type="string" office:string-value="17,95 CZ" calcext:value-type="string">
            <text:p>17,95 CZ</text:p>
          </table:table-cell>
          <table:table-cell table:style-name="ce207"/>
          <table:table-cell table:style-name="ce177" table:formula="of:=([.H101]/[.F101]*100)-([.H102]/[.F102]*100)" office:value-type="float" office:value="0.30642659496672" calcext:value-type="float">
            <text:p>0,31</text:p>
          </table:table-cell>
          <table:table-cell table:style-name="ce198" table:formula="of:=SUM([.M101:.M102])" office:value-type="float" office:value="0.558038651038633" calcext:value-type="float">
            <text:p>0,56</text:p>
          </table:table-cell>
          <table:table-cell table:formula="of:=[.F102]+([.H102]/2)" office:value-type="float" office:value="1071.48" calcext:value-type="float">
            <text:p>1071,48</text:p>
          </table:table-cell>
          <table:table-cell table:formula="of:=[.O102]/[.F102]" office:value-type="float" office:value="1.08976627814731" calcext:value-type="float">
            <text:p>1,08976627814731</text:p>
          </table:table-cell>
          <table:table-cell table:number-columns-repeated="1008"/>
        </table:table-row>
        <table:table-row table:style-name="ro3">
          <table:table-cell office:value-type="date" office:date-value="2021-01-03" calcext:value-type="date">
            <text:p>03.Oca</text:p>
          </table:table-cell>
          <table:table-cell/>
          <table:table-cell office:value-type="float" office:value="71.164" calcext:value-type="float">
            <text:p>71,164</text:p>
          </table:table-cell>
          <table:table-cell office:value-type="float" office:value="57.476" calcext:value-type="float">
            <text:p>57,476</text:p>
          </table:table-cell>
          <table:table-cell office:value-type="string" calcext:value-type="string">
            <text:p>k</text:p>
          </table:table-cell>
          <table:table-cell table:style-name="ce108" table:formula="of:=([.B103]-[.$B$17])*[.$H$5]" office:value-type="float" office:value="-61386.06" calcext:value-type="float">
            <text:p>-61386,060</text:p>
          </table:table-cell>
          <table:table-cell table:style-name="ce108" table:formula="of:=([.C103]-[.$C$17])*[.$H$5]" office:value-type="float" office:value="157.44" calcext:value-type="float">
            <text:p>157,440</text:p>
          </table:table-cell>
          <table:table-cell table:style-name="ce108" table:formula="of:=([.D103]-[.$D$17])*[.$H$5]" office:value-type="float" office:value="176.52" calcext:value-type="float">
            <text:p>176,520</text:p>
          </table:table-cell>
          <table:table-cell table:style-name="ce78"/>
          <table:table-cell table:style-name="ce101" table:formula="of:=IF([.G103]/[.F103]*100&gt;20;TEXT([.G103]/[.F103]*100;&quot;##,## CZ&quot;);TEXT([.G103]/[.F103]*100;&quot;##,##&quot;))" office:value-type="string" office:string-value="-,26" calcext:value-type="string">
            <text:p>-,26</text:p>
          </table:table-cell>
          <table:table-cell table:style-name="ce129" table:formula="of:=IF([.H103]/[.F103]*100&gt;15;TEXT([.H103]/[.F103]*100;&quot;##,## CZ&quot;);TEXT([.H103]/[.F103]*100;&quot;##,##&quot;))" office:value-type="string" office:string-value="-,29" calcext:value-type="string">
            <text:p>-,29</text:p>
          </table:table-cell>
          <table:table-cell/>
          <table:table-cell table:style-name="ce175" table:formula="of:=([.H102]/[.F102]*100)-([.H103]/[.F103]*100)" office:value-type="float" office:value="18.2408127719145" calcext:value-type="float">
            <text:p>18,24</text:p>
          </table:table-cell>
          <table:table-cell/>
          <table:table-cell table:formula="of:=[.F103]+([.H103]/2)" office:value-type="float" office:value="-61297.8" calcext:value-type="float">
            <text:p>-61297,8</text:p>
          </table:table-cell>
          <table:table-cell table:formula="of:=[.O103]/[.F103]" office:value-type="float" office:value="0.998562214287739" calcext:value-type="float">
            <text:p>0,998562214287739</text:p>
          </table:table-cell>
          <table:table-cell table:number-columns-repeated="1008"/>
        </table:table-row>
        <table:table-row table:style-name="ro3">
          <table:table-cell table:style-name="ce15" office:value-type="float" office:value="2022" calcext:value-type="float">
            <text:p>2022</text:p>
          </table:table-cell>
          <table:table-cell table:style-name="ce69"/>
          <table:table-cell table:style-name="ce69" office:value-type="float" office:value="71.2" calcext:value-type="float">
            <text:p>71,200</text:p>
          </table:table-cell>
          <table:table-cell table:style-name="ce69" office:value-type="float" office:value="57.476" calcext:value-type="float">
            <text:p>57,476</text:p>
          </table:table-cell>
          <table:table-cell table:style-name="ce69" office:value-type="string" calcext:value-type="string">
            <text:p>k</text:p>
          </table:table-cell>
          <table:table-cell table:style-name="ce108" table:formula="of:=([.B104]-[.$B$17])*[.$H$5]" office:value-type="float" office:value="-61386.06" calcext:value-type="float">
            <text:p>-61386,060</text:p>
          </table:table-cell>
          <table:table-cell table:style-name="ce108" table:formula="of:=([.C104]-[.$C$17])*[.$H$5]" office:value-type="float" office:value="159.6" calcext:value-type="float">
            <text:p>159,600</text:p>
          </table:table-cell>
          <table:table-cell table:style-name="ce108" table:formula="of:=([.D104]-[.$D$17])*[.$H$5]" office:value-type="float" office:value="176.52" calcext:value-type="float">
            <text:p>176,520</text:p>
          </table:table-cell>
          <table:table-cell table:style-name="ce80"/>
          <table:table-cell table:style-name="ce135" table:formula="of:=IF([.G104]/[.F104]*100&gt;20;TEXT([.G104]/[.F104]*100;&quot;##,## CZ&quot;);TEXT([.G104]/[.F104]*100;&quot;##,##&quot;))" office:value-type="string" office:string-value="-,26" calcext:value-type="string">
            <text:p>-,26</text:p>
          </table:table-cell>
          <table:table-cell table:style-name="ce151" table:formula="of:=IF([.H104]/[.F104]*100&gt;15;TEXT([.H104]/[.F104]*100;&quot;##,## CZ&quot;);TEXT([.H104]/[.F104]*100;&quot;##,##&quot;))" office:value-type="string" office:string-value="-,29" calcext:value-type="string">
            <text:p>-,29</text:p>
          </table:table-cell>
          <table:table-cell table:style-name="ce207"/>
          <table:table-cell table:style-name="ce177" table:formula="of:=([.H103]/[.F103]*100)-([.H104]/[.F104]*100)" office:value-type="float" office:value="0" calcext:value-type="float">
            <text:p>0,00</text:p>
          </table:table-cell>
          <table:table-cell table:style-name="ce198" table:formula="of:=SUM([.M103:.M104])" office:value-type="float" office:value="18.2408127719145" calcext:value-type="float">
            <text:p>18,24</text:p>
          </table:table-cell>
          <table:table-cell table:formula="of:=[.F104]+([.H104]/2)" office:value-type="float" office:value="-61297.8" calcext:value-type="float">
            <text:p>-61297,8</text:p>
          </table:table-cell>
          <table:table-cell table:formula="of:=[.O104]/[.F104]" office:value-type="float" office:value="0.998562214287739" calcext:value-type="float">
            <text:p>0,998562214287739</text:p>
          </table:table-cell>
          <table:table-cell table:number-columns-repeated="1008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42" office:value-type="float" office:value="1042.75" calcext:value-type="float">
            <text:p>1042,750</text:p>
          </table:table-cell>
          <table:table-cell table:style-name="ce42" office:value-type="float" office:value="72.46" calcext:value-type="float">
            <text:p>72,460</text:p>
          </table:table-cell>
          <table:table-cell table:style-name="ce42" office:value-type="float" office:value="57.476" calcext:value-type="float">
            <text:p>57,476</text:p>
          </table:table-cell>
          <table:table-cell table:style-name="ce42" office:value-type="string" calcext:value-type="string">
            <text:p>k</text:p>
          </table:table-cell>
          <table:table-cell table:style-name="ce61" table:formula="of:=([.B106]-[.$B$17])*[.$H$5]" office:value-type="float" office:value="1178.94" calcext:value-type="float">
            <text:p>1178,940</text:p>
          </table:table-cell>
          <table:table-cell table:style-name="ce61" table:formula="of:=([.C106]-[.$C$17])*[.$H$5]" office:value-type="float" office:value="235.199999999999" calcext:value-type="float">
            <text:p>235,200</text:p>
          </table:table-cell>
          <table:table-cell table:style-name="ce61" table:formula="of:=([.D106]-[.$D$17])*[.$H$5]" office:value-type="float" office:value="176.52" calcext:value-type="float">
            <text:p>176,520</text:p>
          </table:table-cell>
          <table:table-cell table:style-name="ce118"/>
          <table:table-cell table:style-name="ce139" table:formula="of:=IF([.G106]/[.F106]*100&gt;20;TEXT([.G106]/[.F106]*100;&quot;##,## CZ&quot;);TEXT([.G106]/[.F106]*100;&quot;##,##&quot;))" office:value-type="string" office:string-value="19,95" calcext:value-type="string">
            <text:p>19,95</text:p>
          </table:table-cell>
          <table:table-cell table:style-name="ce139" table:formula="of:=IF([.H106]/[.F106]*100&gt;15;TEXT([.H106]/[.F106]*100;&quot;##,## CZ&quot;);TEXT([.H106]/[.F106]*100;&quot;##,##&quot;))" office:value-type="string" office:string-value="14,97" calcext:value-type="string">
            <text:p>14,97</text:p>
          </table:table-cell>
          <table:table-cell table:style-name="ce207"/>
          <table:table-cell table:style-name="ce177"/>
          <table:table-cell table:style-name="ce198"/>
          <table:table-cell office:value-type="float" office:value="1178" calcext:value-type="float">
            <text:p>1178</text:p>
          </table:table-cell>
          <table:table-cell table:formula="of:=[.O106]/[.F106]" office:value-type="float" office:value="0.999202673588138" calcext:value-type="float">
            <text:p>0,999202673588138</text:p>
          </table:table-cell>
          <table:table-cell table:number-columns-repeated="1008"/>
        </table:table-row>
        <table:table-row table:style-name="ro3" table:number-rows-repeated="104846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>
        <table:table-column table:style-name="co17" table:default-cell-style-name="ce221"/>
        <table:table-column table:style-name="co18" table:default-cell-style-name="ce221"/>
        <table:table-column table:style-name="co19" table:default-cell-style-name="ce221"/>
        <table:table-column table:style-name="co20" table:default-cell-style-name="ce221"/>
        <table:table-column table:style-name="co21" table:default-cell-style-name="ce221"/>
        <table:table-column table:style-name="co22" table:default-cell-style-name="ce221"/>
        <table:table-column table:style-name="co23" table:default-cell-style-name="ce221"/>
        <table:table-column table:style-name="co22" table:default-cell-style-name="ce221"/>
        <table:table-column table:style-name="co23" table:default-cell-style-name="ce221"/>
        <table:table-column table:style-name="co16" table:number-columns-repeated="1015" table:default-cell-style-name="ce221"/>
        <table:table-row table:style-name="ro2" table:number-rows-repeated="3">
          <table:table-cell table:number-columns-repeated="1024"/>
        </table:table-row>
        <table:table-row table:style-name="ro2">
          <table:table-cell/>
          <table:table-cell table:style-name="ce223" office:value-type="string" calcext:value-type="string" table:number-columns-spanned="7" table:number-rows-spanned="1">
            <text:p>Role Yazarı</text:p>
          </table:table-cell>
          <table:covered-table-cell table:style-name="ce223"/>
          <table:covered-table-cell table:number-columns-repeated="4" table:style-name="ce226"/>
          <table:covered-table-cell table:style-name="ce228"/>
          <table:table-cell table:style-name="ce228"/>
          <table:table-cell table:number-columns-repeated="1015"/>
        </table:table-row>
        <table:table-row table:style-name="ro2" table:number-rows-repeated="2">
          <table:table-cell/>
          <table:table-cell table:style-name="ce224" table:number-columns-repeated="2"/>
          <table:table-cell table:number-columns-repeated="4"/>
          <table:table-cell table:style-name="ce229" table:number-columns-repeated="2"/>
          <table:table-cell table:number-columns-repeated="1015"/>
        </table:table-row>
        <table:table-row table:style-name="ro2">
          <table:table-cell/>
          <table:table-cell table:style-name="ce225" table:number-columns-repeated="2"/>
          <table:table-cell table:style-name="ce227" table:number-columns-repeated="4"/>
          <table:table-cell table:style-name="ce230" table:number-columns-repeated="2"/>
          <table:table-cell table:number-columns-repeated="1015"/>
        </table:table-row>
        <table:table-row table:style-name="ro2">
          <table:table-cell table:style-name="ce222" office:value-type="date" office:date-value="2021-12-08" calcext:value-type="date">
            <text:p>08.12.2021</text:p>
          </table:table-cell>
          <table:table-cell office:value-type="float" office:value="359983" calcext:value-type="float">
            <text:p>359983</text:p>
          </table:table-cell>
          <table:table-cell/>
          <table:table-cell office:value-type="float" office:value="179.4" calcext:value-type="float">
            <text:p>179,4</text:p>
          </table:table-cell>
          <table:table-cell/>
          <table:table-cell office:value-type="float" office:value="19265" calcext:value-type="float">
            <text:p>19265</text:p>
          </table:table-cell>
          <table:table-cell/>
          <table:table-cell office:value-type="float" office:value="18676" calcext:value-type="float">
            <text:p>18676</text:p>
          </table:table-cell>
          <table:table-cell table:number-columns-repeated="1016"/>
        </table:table-row>
        <table:table-row table:style-name="ro2">
          <table:table-cell table:style-name="ce222" office:value-type="date" office:date-value="2021-12-09" calcext:value-type="date">
            <text:p>09.12.2021</text:p>
          </table:table-cell>
          <table:table-cell office:value-type="float" office:value="360629" calcext:value-type="float">
            <text:p>360629</text:p>
          </table:table-cell>
          <table:table-cell table:formula="of:=[.B9]-[.$B$8]" office:value-type="float" office:value="646" calcext:value-type="float">
            <text:p>646</text:p>
          </table:table-cell>
          <table:table-cell office:value-type="float" office:value="179.4" calcext:value-type="float">
            <text:p>179,4</text:p>
          </table:table-cell>
          <table:table-cell table:formula="of:=[.D9]-[.$D$8]" office:value-type="float" office:value="0" calcext:value-type="float">
            <text:p>0</text:p>
          </table:table-cell>
          <table:table-cell office:value-type="float" office:value="19381" calcext:value-type="float">
            <text:p>19381</text:p>
          </table:table-cell>
          <table:table-cell table:formula="of:=[.F9]-[.$F$8]" office:value-type="float" office:value="116" calcext:value-type="float">
            <text:p>116</text:p>
          </table:table-cell>
          <table:table-cell office:value-type="float" office:value="18733" calcext:value-type="float">
            <text:p>18733</text:p>
          </table:table-cell>
          <table:table-cell table:formula="of:=[.H9]-[.$H$8]" office:value-type="float" office:value="57" calcext:value-type="float">
            <text:p>57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361101" calcext:value-type="float">
            <text:p>361101</text:p>
          </table:table-cell>
          <table:table-cell table:formula="of:=[.B10]-[.$B$8]" office:value-type="float" office:value="1118" calcext:value-type="float">
            <text:p>1118</text:p>
          </table:table-cell>
          <table:table-cell office:value-type="float" office:value="179.4" calcext:value-type="float">
            <text:p>179,4</text:p>
          </table:table-cell>
          <table:table-cell table:formula="of:=[.D10]-[.$D$8]" office:value-type="float" office:value="0" calcext:value-type="float">
            <text:p>0</text:p>
          </table:table-cell>
          <table:table-cell office:value-type="float" office:value="19395" calcext:value-type="float">
            <text:p>19395</text:p>
          </table:table-cell>
          <table:table-cell table:formula="of:=[.F10]-[.$F$8]" office:value-type="float" office:value="130" calcext:value-type="float">
            <text:p>130</text:p>
          </table:table-cell>
          <table:table-cell office:value-type="float" office:value="18768" calcext:value-type="float">
            <text:p>18768</text:p>
          </table:table-cell>
          <table:table-cell table:formula="of:=[.H10]-[.$H$8]" office:value-type="float" office:value="92" calcext:value-type="float">
            <text:p>92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361586" calcext:value-type="float">
            <text:p>361586</text:p>
          </table:table-cell>
          <table:table-cell table:formula="of:=[.B11]-[.$B$8]" office:value-type="float" office:value="1603" calcext:value-type="float">
            <text:p>1603</text:p>
          </table:table-cell>
          <table:table-cell office:value-type="float" office:value="179.4" calcext:value-type="float">
            <text:p>179,4</text:p>
          </table:table-cell>
          <table:table-cell/>
          <table:table-cell office:value-type="float" office:value="19415" calcext:value-type="float">
            <text:p>19415</text:p>
          </table:table-cell>
          <table:table-cell table:formula="of:=[.F11]-[.$F$8]" office:value-type="float" office:value="150" calcext:value-type="float">
            <text:p>150</text:p>
          </table:table-cell>
          <table:table-cell office:value-type="float" office:value="18801" calcext:value-type="float">
            <text:p>18801</text:p>
          </table:table-cell>
          <table:table-cell table:formula="of:=[.H11]-[.$H$8]" office:value-type="float" office:value="125" calcext:value-type="float">
            <text:p>125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362145" calcext:value-type="float">
            <text:p>362145</text:p>
          </table:table-cell>
          <table:table-cell table:formula="of:=[.B12]-[.$B$8]" office:value-type="float" office:value="2162" calcext:value-type="float">
            <text:p>2162</text:p>
          </table:table-cell>
          <table:table-cell table:number-columns-repeated="2"/>
          <table:table-cell office:value-type="float" office:value="19445" calcext:value-type="float">
            <text:p>19445</text:p>
          </table:table-cell>
          <table:table-cell table:formula="of:=[.F12]-[.$F$8]" office:value-type="float" office:value="180" calcext:value-type="float">
            <text:p>180</text:p>
          </table:table-cell>
          <table:table-cell office:value-type="float" office:value="18847" calcext:value-type="float">
            <text:p>18847</text:p>
          </table:table-cell>
          <table:table-cell table:formula="of:=[.H12]-[.$H$8]" office:value-type="float" office:value="171" calcext:value-type="float">
            <text:p>171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363795" calcext:value-type="float">
            <text:p>363795</text:p>
          </table:table-cell>
          <table:table-cell table:formula="of:=[.B13]-[.$B$8]" office:value-type="float" office:value="3812" calcext:value-type="float">
            <text:p>3812</text:p>
          </table:table-cell>
          <table:table-cell table:number-columns-repeated="2"/>
          <table:table-cell office:value-type="float" office:value="19493" calcext:value-type="float">
            <text:p>19493</text:p>
          </table:table-cell>
          <table:table-cell table:formula="of:=[.F13]-[.$F$8]" office:value-type="float" office:value="228" calcext:value-type="float">
            <text:p>228</text:p>
          </table:table-cell>
          <table:table-cell office:value-type="float" office:value="18940" calcext:value-type="float">
            <text:p>18940</text:p>
          </table:table-cell>
          <table:table-cell table:formula="of:=[.H13]-[.$H$8]" office:value-type="float" office:value="264" calcext:value-type="float">
            <text:p>264</text:p>
          </table:table-cell>
          <table:table-cell table:number-columns-repeated="1015"/>
        </table:table-row>
        <table:table-row table:style-name="ro2" table:number-rows-repeated="104856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tr" fo:country="TR" style:font-name-asian="Noto Sans CJK SC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tr" fo:country="T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3" number:min-decimal-places="3" number:min-integer-digits="0" number:grouping="true"/>
    </number:number-style>
    <number:number-style style:name="N112">
      <number:number number:decimal-places="1" number:min-decimal-places="1" number:min-integer-digits="1"/>
    </number:number-style>
    <number:number-style style:name="N113">
      <number:number number:decimal-places="1" number:min-decimal-places="1" number:min-integer-digits="0"/>
    </number:number-style>
    <number:number-style style:name="N114">
      <number:number number:decimal-places="3" number:min-decimal-places="3" number:min-integer-digits="0"/>
    </number:number-style>
    <number:number-style style:name="N115">
      <number:number number:decimal-places="3" number:min-decimal-places="3" number:min-integer-digits="1"/>
    </number:number-style>
    <number:number-style style:name="N116">
      <number:number number:decimal-places="4" number:min-decimal-places="4" number:min-integer-digits="1"/>
    </number:number-style>
    <number:number-style style:name="N117">
      <number:number number:decimal-places="5" number:min-decimal-places="5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style:region-left>
          <text:p><text:page-count>99</text:page-count></text:p>
        </style:region-left>
        <style:region-center>
          <text:p><text:date style:data-style-name="N2" text:date-value="2022-01-01">00.00.0000</text:date></text:p>
        </style:region-center>
        <style:region-right>
          <text:p><text:file-name text:display="full">???</text:file-name></text:p>
        </style:region-right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01">00.00.0000</text:date>, <text:time style:data-style-name="N2" text:time-value="17:05:16.27887171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2-02T14:54:05.250961052</meta:creation-date>
    <dc:date>2022-01-01T17:06:33.122871574</dc:date>
    <meta:editing-duration>P1DT7H28M25S</meta:editing-duration>
    <meta:editing-cycles>92</meta:editing-cycles>
    <meta:generator>LibreOffice/7.1.7.2$Linux_X86_64 LibreOffice_project/10$Build-2</meta:generator>
    <meta:print-date>2021-12-09T10:11:04.023758218</meta:print-date>
    <meta:document-statistic meta:table-count="2" meta:cell-count="1391" meta:object-count="4"/>
  </office:meta>
</office:document-meta>
</file>